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799cm"/>
    </style:style>
    <style:style style:name="Tabla1.B" style:family="table-column">
      <style:table-column-properties style:column-width="5.415cm"/>
    </style:style>
    <style:style style:name="Tabla1.C" style:family="table-column">
      <style:table-column-properties style:column-width="2.545cm"/>
    </style:style>
    <style:style style:name="Tabla1.D" style:family="table-column">
      <style:table-column-properties style:column-width="6.241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276cm"/>
    </style:style>
    <style:style style:name="Tabla2.B" style:family="table-column">
      <style:table-column-properties style:column-width="12.72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4.974cm"/>
    </style:style>
    <style:style style:name="Tabla3.B" style:family="table-column">
      <style:table-column-properties style:column-width="12.026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3.584cm"/>
    </style:style>
    <style:style style:name="Tabla4.B" style:family="table-column">
      <style:table-column-properties style:column-width="13.416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2.501cm" table:align="left"/>
    </style:style>
    <style:style style:name="Tabla5.A" style:family="table-column">
      <style:table-column-properties style:column-width="3.046cm"/>
    </style:style>
    <style:style style:name="Tabla5.B" style:family="table-column">
      <style:table-column-properties style:column-width="9.454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1.51cm"/>
    </style:style>
    <style:style style:name="Tabla6.B" style:family="table-column">
      <style:table-column-properties style:column-width="2.559cm"/>
    </style:style>
    <style:style style:name="Tabla6.C" style:family="table-column">
      <style:table-column-properties style:column-width="2.944cm"/>
    </style:style>
    <style:style style:name="Tabla6.D" style:family="table-column">
      <style:table-column-properties style:column-width="6.29cm"/>
    </style:style>
    <style:style style:name="Tabla6.E" style:family="table-column">
      <style:table-column-properties style:column-width="3.697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4.02cm"/>
    </style:style>
    <style:style style:name="Tabla7.B" style:family="table-column">
      <style:table-column-properties style:column-width="2.623cm"/>
    </style:style>
    <style:style style:name="Tabla7.C" style:family="table-column">
      <style:table-column-properties style:column-width="10.358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7cm" table:align="left"/>
    </style:style>
    <style:style style:name="Tabla8.A" style:family="table-column">
      <style:table-column-properties style:column-width="2.833cm"/>
    </style:style>
    <style:style style:name="Tabla8.B" style:family="table-column">
      <style:table-column-properties style:column-width="14.168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7cm" table:align="left"/>
    </style:style>
    <style:style style:name="Tabla9.A" style:family="table-column">
      <style:table-column-properties style:column-width="2.173cm"/>
    </style:style>
    <style:style style:name="Tabla9.B" style:family="table-column">
      <style:table-column-properties style:column-width="8.719cm"/>
    </style:style>
    <style:style style:name="Tabla9.C" style:family="table-column">
      <style:table-column-properties style:column-width="6.108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7cm" table:align="left"/>
    </style:style>
    <style:style style:name="Tabla10.A" style:family="table-column">
      <style:table-column-properties style:column-width="3.515cm"/>
    </style:style>
    <style:style style:name="Tabla10.B" style:family="table-column">
      <style:table-column-properties style:column-width="3.59cm"/>
    </style:style>
    <style:style style:name="Tabla10.C" style:family="table-column">
      <style:table-column-properties style:column-width="5.103cm"/>
    </style:style>
    <style:style style:name="Tabla10.D" style:family="table-column">
      <style:table-column-properties style:column-width="4.792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1.202cm" table:align="left"/>
    </style:style>
    <style:style style:name="Tabla11.A" style:family="table-column">
      <style:table-column-properties style:column-width="6.833cm"/>
    </style:style>
    <style:style style:name="Tabla11.B" style:family="table-column">
      <style:table-column-properties style:column-width="4.369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8.493cm" table:align="left"/>
    </style:style>
    <style:style style:name="Tabla12.A" style:family="table-column">
      <style:table-column-properties style:column-width="4.399cm"/>
    </style:style>
    <style:style style:name="Tabla12.B" style:family="table-column">
      <style:table-column-properties style:column-width="4.094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5.77cm" table:align="left"/>
    </style:style>
    <style:style style:name="Tabla13.A" style:family="table-column">
      <style:table-column-properties style:column-width="1.647cm"/>
    </style:style>
    <style:style style:name="Tabla13.B" style:family="table-column">
      <style:table-column-properties style:column-width="4.122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7cm" table:align="left"/>
    </style:style>
    <style:style style:name="Tabla14.A" style:family="table-column">
      <style:table-column-properties style:column-width="3.967cm"/>
    </style:style>
    <style:style style:name="Tabla14.B" style:family="table-column">
      <style:table-column-properties style:column-width="6.805cm"/>
    </style:style>
    <style:style style:name="Tabla14.C" style:family="table-column">
      <style:table-column-properties style:column-width="6.228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5.949cm" table:align="left"/>
    </style:style>
    <style:style style:name="Tabla15.A" style:family="table-column">
      <style:table-column-properties style:column-width="1.037cm"/>
    </style:style>
    <style:style style:name="Tabla15.B" style:family="table-column">
      <style:table-column-properties style:column-width="14.912cm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17cm" table:align="left"/>
    </style:style>
    <style:style style:name="Tabla16.A" style:family="table-column">
      <style:table-column-properties style:column-width="4.128cm"/>
    </style:style>
    <style:style style:name="Tabla16.B" style:family="table-column">
      <style:table-column-properties style:column-width="4.108cm"/>
    </style:style>
    <style:style style:name="Tabla16.C" style:family="table-column">
      <style:table-column-properties style:column-width="8.765cm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17cm" table:align="left"/>
    </style:style>
    <style:style style:name="Tabla17.A" style:family="table-column">
      <style:table-column-properties style:column-width="3.725cm"/>
    </style:style>
    <style:style style:name="Tabla17.B" style:family="table-column">
      <style:table-column-properties style:column-width="6.56cm"/>
    </style:style>
    <style:style style:name="Tabla17.C" style:family="table-column">
      <style:table-column-properties style:column-width="6.715cm"/>
    </style:style>
    <style:style style:name="Tabla17.A1" style:family="table-cell">
      <style:table-cell-properties style:vertical-align="middle" fo:padding="0.049cm" fo:border="none"/>
    </style:style>
    <style:style style:name="Tabla18" style:family="table">
      <style:table-properties style:width="17cm" table:align="left"/>
    </style:style>
    <style:style style:name="Tabla18.A" style:family="table-column">
      <style:table-column-properties style:column-width="3.919cm"/>
    </style:style>
    <style:style style:name="Tabla18.B" style:family="table-column">
      <style:table-column-properties style:column-width="6.482cm"/>
    </style:style>
    <style:style style:name="Tabla18.C" style:family="table-column">
      <style:table-column-properties style:column-width="6.599cm"/>
    </style:style>
    <style:style style:name="Tabla18.A1" style:family="table-cell">
      <style:table-cell-properties style:vertical-align="middle" fo:padding="0.049cm" fo:border="none"/>
    </style:style>
    <style:style style:name="Tabla19" style:family="table">
      <style:table-properties style:width="17cm" table:align="left"/>
    </style:style>
    <style:style style:name="Tabla19.A" style:family="table-column">
      <style:table-column-properties style:column-width="3.898cm"/>
    </style:style>
    <style:style style:name="Tabla19.B" style:family="table-column">
      <style:table-column-properties style:column-width="6.438cm"/>
    </style:style>
    <style:style style:name="Tabla19.C" style:family="table-column">
      <style:table-column-properties style:column-width="6.664cm"/>
    </style:style>
    <style:style style:name="Tabla19.A1" style:family="table-cell">
      <style:table-cell-properties style:vertical-align="middle" fo:padding="0.049cm" fo:border="none"/>
    </style:style>
    <style:style style:name="Tabla20" style:family="table">
      <style:table-properties style:width="17cm" table:align="left"/>
    </style:style>
    <style:style style:name="Tabla20.A" style:family="table-column">
      <style:table-column-properties style:column-width="4.069cm"/>
    </style:style>
    <style:style style:name="Tabla20.B" style:family="table-column">
      <style:table-column-properties style:column-width="6.294cm"/>
    </style:style>
    <style:style style:name="Tabla20.C" style:family="table-column">
      <style:table-column-properties style:column-width="6.638cm"/>
    </style:style>
    <style:style style:name="Tabla20.A1" style:family="table-cell">
      <style:table-cell-properties style:vertical-align="middle" fo:padding="0.049cm" fo:border="none"/>
    </style:style>
    <style:style style:name="Tabla21" style:family="table">
      <style:table-properties style:width="17cm" table:align="left"/>
    </style:style>
    <style:style style:name="Tabla21.A" style:family="table-column">
      <style:table-column-properties style:column-width="4.217cm"/>
    </style:style>
    <style:style style:name="Tabla21.B" style:family="table-column">
      <style:table-column-properties style:column-width="5.761cm"/>
    </style:style>
    <style:style style:name="Tabla21.C" style:family="table-column">
      <style:table-column-properties style:column-width="7.022cm"/>
    </style:style>
    <style:style style:name="Tabla21.A1" style:family="table-cell">
      <style:table-cell-properties style:vertical-align="middle" fo:padding="0.049cm" fo:border="none"/>
    </style:style>
    <style:style style:name="Tabla22" style:family="table">
      <style:table-properties style:width="17cm" table:align="left"/>
    </style:style>
    <style:style style:name="Tabla22.A" style:family="table-column">
      <style:table-column-properties style:column-width="7.378cm"/>
    </style:style>
    <style:style style:name="Tabla22.B" style:family="table-column">
      <style:table-column-properties style:column-width="9.622cm"/>
    </style:style>
    <style:style style:name="Tabla22.A1" style:family="table-cell">
      <style:table-cell-properties style:vertical-align="middle" fo:padding="0.049cm" fo:border="none"/>
    </style:style>
    <style:style style:name="Tabla23" style:family="table">
      <style:table-properties style:width="13.145cm" table:align="left"/>
    </style:style>
    <style:style style:name="Tabla23.A" style:family="table-column">
      <style:table-column-properties style:column-width="1.984cm"/>
    </style:style>
    <style:style style:name="Tabla23.B" style:family="table-column">
      <style:table-column-properties style:column-width="11.16cm"/>
    </style:style>
    <style:style style:name="Tabla23.A1" style:family="table-cell">
      <style:table-cell-properties style:vertical-align="middle" fo:padding="0.049cm" fo:border="none"/>
    </style:style>
    <style:style style:name="Tabla24" style:family="table">
      <style:table-properties style:width="12.187cm" table:align="left"/>
    </style:style>
    <style:style style:name="Tabla24.A" style:family="table-column">
      <style:table-column-properties style:column-width="1.307cm"/>
    </style:style>
    <style:style style:name="Tabla24.B" style:family="table-column">
      <style:table-column-properties style:column-width="2.856cm"/>
    </style:style>
    <style:style style:name="Tabla24.C" style:family="table-column">
      <style:table-column-properties style:column-width="8.024cm"/>
    </style:style>
    <style:style style:name="Tabla24.A1" style:family="table-cell">
      <style:table-cell-properties style:vertical-align="middle" fo:padding="0.049cm" fo:border="none"/>
    </style:style>
    <style:style style:name="Tabla25" style:family="table">
      <style:table-properties style:width="14.201cm" table:align="left"/>
    </style:style>
    <style:style style:name="Tabla25.A" style:family="table-column">
      <style:table-column-properties style:column-width="5.387cm"/>
    </style:style>
    <style:style style:name="Tabla25.B" style:family="table-column">
      <style:table-column-properties style:column-width="8.814cm"/>
    </style:style>
    <style:style style:name="Tabla25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37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0"/>
    <style:style style:name="P42" style:family="paragraph" style:parent-style-name="Text_20_body" style:list-style-name="L41"/>
    <style:style style:name="P43" style:family="paragraph" style:parent-style-name="Text_20_body" style:list-style-name="L42"/>
    <style:style style:name="P44" style:family="paragraph" style:parent-style-name="Text_20_body" style:list-style-name="L43"/>
    <style:style style:name="P45" style:family="paragraph" style:parent-style-name="Text_20_body" style:list-style-name="L44"/>
    <style:style style:name="P46" style:family="paragraph" style:parent-style-name="Text_20_body" style:list-style-name="L45"/>
    <style:style style:name="P47" style:family="paragraph" style:parent-style-name="Text_20_body" style:list-style-name="L46"/>
    <style:style style:name="P48" style:family="paragraph" style:parent-style-name="Text_20_body" style:list-style-name="L47"/>
    <style:style style:name="P49" style:family="paragraph" style:parent-style-name="Text_20_body" style:list-style-name="L48"/>
    <style:style style:name="P50" style:family="paragraph" style:parent-style-name="Text_20_body" style:list-style-name="L49"/>
    <style:style style:name="P51" style:family="paragraph" style:parent-style-name="Text_20_body" style:list-style-name="L50"/>
    <style:style style:name="P52" style:family="paragraph" style:parent-style-name="Text_20_body" style:list-style-name="L51"/>
    <style:style style:name="P53" style:family="paragraph" style:parent-style-name="Text_20_body" style:list-style-name="L52"/>
    <style:style style:name="P54" style:family="paragraph" style:parent-style-name="Text_20_body" style:list-style-name="L53"/>
    <style:style style:name="P55" style:family="paragraph" style:parent-style-name="Text_20_body" style:list-style-name="L54"/>
    <style:style style:name="P56" style:family="paragraph" style:parent-style-name="Text_20_body" style:list-style-name="L55"/>
    <style:style style:name="P57" style:family="paragraph" style:parent-style-name="Text_20_body" style:list-style-name="L56"/>
    <style:style style:name="P58" style:family="paragraph" style:parent-style-name="Text_20_body" style:list-style-name="L57"/>
    <style:style style:name="P59" style:family="paragraph" style:parent-style-name="Text_20_body" style:list-style-name="L58"/>
    <style:style style:name="P60" style:family="paragraph" style:parent-style-name="Text_20_body" style:list-style-name="L59"/>
    <style:style style:name="P61" style:family="paragraph" style:parent-style-name="Quotations" style:list-style-name="L60"/>
    <style:style style:name="P62" style:family="paragraph" style:parent-style-name="Text_20_body" style:list-style-name="L61"/>
    <style:style style:name="P63" style:family="paragraph" style:parent-style-name="Text_20_body" style:list-style-name="L62"/>
    <style:style style:name="P64" style:family="paragraph" style:parent-style-name="Text_20_body" style:list-style-name="L63"/>
    <style:style style:name="P65" style:family="paragraph" style:parent-style-name="Text_20_body" style:list-style-name="L64"/>
    <style:style style:name="P66" style:family="paragraph" style:parent-style-name="Text_20_body" style:list-style-name="L65"/>
    <style:style style:name="P67" style:family="paragraph" style:parent-style-name="Text_20_body" style:list-style-name="L66"/>
    <style:style style:name="P68" style:family="paragraph" style:parent-style-name="Text_20_body" style:list-style-name="L67"/>
    <style:style style:name="P69" style:family="paragraph" style:parent-style-name="Text_20_body" style:list-style-name="L68"/>
    <style:style style:name="P70" style:family="paragraph" style:parent-style-name="Text_20_body" style:list-style-name="L69"/>
    <style:style style:name="P71" style:family="paragraph" style:parent-style-name="Text_20_body" style:list-style-name="L70"/>
    <style:style style:name="P72" style:family="paragraph" style:parent-style-name="Preformatted_20_Text" style:list-style-name="L70"/>
    <style:style style:name="P73" style:family="paragraph" style:parent-style-name="Preformatted_20_Text" style:list-style-name="L70">
      <style:paragraph-properties fo:margin-top="0cm" fo:margin-bottom="0.499cm" style:contextual-spacing="false"/>
    </style:style>
    <style:style style:name="P74" style:family="paragraph" style:parent-style-name="Text_20_body" style:list-style-name="L71"/>
    <style:style style:name="P75" style:family="paragraph" style:parent-style-name="Preformatted_20_Text" style:list-style-name="L71"/>
    <style:style style:name="P76" style:family="paragraph" style:parent-style-name="Preformatted_20_Text" style:list-style-name="L71">
      <style:paragraph-properties fo:margin-top="0cm" fo:margin-bottom="0.499cm" style:contextual-spacing="false"/>
    </style:style>
    <style:style style:name="P77" style:family="paragraph" style:parent-style-name="Text_20_body" style:list-style-name="L72"/>
    <style:style style:name="P78" style:family="paragraph" style:parent-style-name="Preformatted_20_Text" style:list-style-name="L72"/>
    <style:style style:name="P79" style:family="paragraph" style:parent-style-name="Preformatted_20_Text" style:list-style-name="L72">
      <style:paragraph-properties fo:margin-top="0cm" fo:margin-bottom="0.499cm" style:contextual-spacing="false"/>
    </style:style>
    <style:style style:name="P80" style:family="paragraph" style:parent-style-name="Text_20_body" style:list-style-name="L73"/>
    <style:style style:name="P81" style:family="paragraph" style:parent-style-name="Preformatted_20_Text" style:list-style-name="L73"/>
    <style:style style:name="P82" style:family="paragraph" style:parent-style-name="Preformatted_20_Text" style:list-style-name="L73">
      <style:paragraph-properties fo:margin-top="0cm" fo:margin-bottom="0.499cm" style:contextual-spacing="false"/>
    </style:style>
    <style:style style:name="P83" style:family="paragraph" style:parent-style-name="Text_20_body" style:list-style-name="L74"/>
    <style:style style:name="P84" style:family="paragraph" style:parent-style-name="Preformatted_20_Text" style:list-style-name="L74"/>
    <style:style style:name="P85" style:family="paragraph" style:parent-style-name="Preformatted_20_Text" style:list-style-name="L74">
      <style:paragraph-properties fo:margin-top="0cm" fo:margin-bottom="0.499cm" style:contextual-spacing="false"/>
    </style:style>
    <style:style style:name="P86" style:family="paragraph" style:parent-style-name="Text_20_body" style:list-style-name="L75"/>
    <style:style style:name="P87" style:family="paragraph" style:parent-style-name="Preformatted_20_Text" style:list-style-name="L75">
      <style:paragraph-properties fo:margin-top="0cm" fo:margin-bottom="0.499cm" style:contextual-spacing="false"/>
    </style:style>
    <style:style style:name="P88" style:family="paragraph" style:parent-style-name="Text_20_body" style:list-style-name="L76"/>
    <style:style style:name="P89" style:family="paragraph" style:parent-style-name="Preformatted_20_Text" style:list-style-name="L76"/>
    <style:style style:name="P90" style:family="paragraph" style:parent-style-name="Preformatted_20_Text" style:list-style-name="L76">
      <style:paragraph-properties fo:margin-top="0cm" fo:margin-bottom="0.499cm" style:contextual-spacing="false"/>
    </style:style>
    <style:style style:name="P91" style:family="paragraph" style:parent-style-name="Text_20_body" style:list-style-name="L77"/>
    <style:style style:name="P92" style:family="paragraph" style:parent-style-name="Preformatted_20_Text" style:list-style-name="L77"/>
    <style:style style:name="P93" style:family="paragraph" style:parent-style-name="Preformatted_20_Text" style:list-style-name="L77">
      <style:paragraph-properties fo:margin-top="0cm" fo:margin-bottom="0.499cm" style:contextual-spacing="false"/>
    </style:style>
    <style:style style:name="P94" style:family="paragraph" style:parent-style-name="Text_20_body" style:list-style-name="L78"/>
    <style:style style:name="P95" style:family="paragraph" style:parent-style-name="Text_20_body" style:list-style-name="L79"/>
    <style:style style:name="P96" style:family="paragraph" style:parent-style-name="Preformatted_20_Text" style:list-style-name="L79">
      <style:paragraph-properties fo:margin-top="0cm" fo:margin-bottom="0.499cm" style:contextual-spacing="false"/>
    </style:style>
    <style:style style:name="P97" style:family="paragraph" style:parent-style-name="Text_20_body" style:list-style-name="L80"/>
    <style:style style:name="P98" style:family="paragraph" style:parent-style-name="Preformatted_20_Text" style:list-style-name="L80"/>
    <style:style style:name="P99" style:family="paragraph" style:parent-style-name="Preformatted_20_Text" style:list-style-name="L80">
      <style:paragraph-properties fo:margin-top="0cm" fo:margin-bottom="0.499cm" style:contextual-spacing="false"/>
    </style:style>
    <style:style style:name="P100" style:family="paragraph" style:parent-style-name="Text_20_body" style:list-style-name="L81"/>
    <style:style style:name="P101" style:family="paragraph" style:parent-style-name="Preformatted_20_Text" style:list-style-name="L81"/>
    <style:style style:name="P102" style:family="paragraph" style:parent-style-name="Preformatted_20_Text" style:list-style-name="L81">
      <style:paragraph-properties fo:margin-top="0cm" fo:margin-bottom="0.499cm" style:contextual-spacing="false"/>
    </style:style>
    <style:style style:name="P103" style:family="paragraph" style:parent-style-name="Text_20_body" style:list-style-name="L82"/>
    <style:style style:name="P104" style:family="paragraph" style:parent-style-name="Preformatted_20_Text" style:list-style-name="L82"/>
    <style:style style:name="P105" style:family="paragraph" style:parent-style-name="Preformatted_20_Text" style:list-style-name="L82">
      <style:paragraph-properties fo:margin-top="0cm" fo:margin-bottom="0.499cm" style:contextual-spacing="false"/>
    </style:style>
    <style:style style:name="P106" style:family="paragraph" style:parent-style-name="Text_20_body" style:list-style-name="L83"/>
    <style:style style:name="P107" style:family="paragraph" style:parent-style-name="Preformatted_20_Text" style:list-style-name="L83">
      <style:paragraph-properties fo:margin-top="0cm" fo:margin-bottom="0.499cm" style:contextual-spacing="false"/>
    </style:style>
    <style:style style:name="P108" style:family="paragraph" style:parent-style-name="Preformatted_20_Text" style:list-style-name="L83"/>
    <style:style style:name="P109" style:family="paragraph" style:parent-style-name="Text_20_body" style:list-style-name="L8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uy bien. Ahora vamos a construir un <text:span text:style-name="Strong_20_Emphasis">diseño técnico detallado de arquitectura de seguridad IA para la organización</text:span>, diferenciando claramente los elementos <text:span text:style-name="Strong_20_Emphasis">externos/públicos</text:span> y los <text:span text:style-name="Strong_20_Emphasis">internos/sensibles</text:span>, tal como me indicas.</text:p>
      <text:p text:style-name="Text_20_body">Este enfoque sigue las mejores prácticas actuales (2025) en <text:span text:style-name="Strong_20_Emphasis">AI Security Architecture</text:span>, integrando protección de infraestructuras IT tradicionales y riesgos emergentes por IA.</text:p>
      <text:p text:style-name="Horizontal_20_Line"/>
      <text:h text:style-name="Heading_20_1" text:outline-level="1"><text:span text:style-name="Strong_20_Emphasis">Arquitectura Técnica de Seguridad IA (Junio 2025)</text:span></text:h>
      <text:p text:style-name="Horizontal_20_Line"/>
      <text:h text:style-name="Heading_20_2" text:outline-level="2">🔷 1️⃣ Visión General: Separación de dominios de riesgo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Categoría</text:p>
            </table:table-cell>
            <table:table-cell table:style-name="Tabla1.A1" office:value-type="string">
              <text:p text:style-name="Table_20_Heading">Elementos protegidos</text:p>
            </table:table-cell>
            <table:table-cell table:style-name="Tabla1.A1" office:value-type="string">
              <text:p text:style-name="Table_20_Heading">Nivel de exposición</text:p>
            </table:table-cell>
            <table:table-cell table:style-name="Tabla1.A1" office:value-type="string">
              <text:p text:style-name="Table_20_Heading">Nivel de riesgo IA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Zona Externa (Pública)</text:span></text:p>
          </table:table-cell>
          <table:table-cell table:style-name="Tabla1.A1" office:value-type="string">
            <text:p text:style-name="Table_20_Contents">Web corporativa, ecommerce, perfiles RRSS, apps móviles, APIs públicas</text:p>
          </table:table-cell>
          <table:table-cell table:style-name="Tabla1.A1" office:value-type="string">
            <text:p text:style-name="Table_20_Contents">Alta</text:p>
          </table:table-cell>
          <table:table-cell table:style-name="Tabla1.A1" office:value-type="string">
            <text:p text:style-name="Table_20_Contents">Explotación de IA ofensiva (phishing, scraping, deepfakes, ataques reputacionales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Zona Interna (Sensitiva)</text:span></text:p>
          </table:table-cell>
          <table:table-cell table:style-name="Tabla1.A1" office:value-type="string">
            <text:p text:style-name="Table_20_Contents">Datos clientes, ERP, CRM, HR, financieros, I+D, modelos IA propios</text:p>
          </table:table-cell>
          <table:table-cell table:style-name="Tabla1.A1" office:value-type="string">
            <text:p text:style-name="Table_20_Contents">Baja (cerrado)</text:p>
          </table:table-cell>
          <table:table-cell table:style-name="Tabla1.A1" office:value-type="string">
            <text:p text:style-name="Table_20_Contents">Exfiltración de datos, model inversion, poisoning, decisiones IA erróneas</text:p>
          </table:table-cell>
        </table:table-row>
      </table:table>
      <text:p text:style-name="Horizontal_20_Line"/>
      <text:h text:style-name="Heading_20_2" text:outline-level="2">🔷 2️⃣ Modelo de Zonas de Seguridad</text:h>
      <text:p text:style-name="Preformatted_20_Text"><text:span text:style-name="Source_20_Text">+------------------------+ <text:s/></text:span></text:p>
      <text:p text:style-name="Preformatted_20_Text"><text:span text:style-name="Source_20_Text">| 🔓 ZONA 0: PÚBLICA <text:s text:c="4"/>| <text:s/></text:span></text:p>
      <text:p text:style-name="Preformatted_20_Text"><text:span text:style-name="Source_20_Text">+------------------------+ <text:s/></text:span></text:p>
      <text:p text:style-name="Preformatted_20_Text"><text:span text:style-name="Source_20_Text">| - Web corporativa <text:s text:c="5"/>| <text:s/></text:span></text:p>
      <text:p text:style-name="Preformatted_20_Text"><text:span text:style-name="Source_20_Text">| - Ecommerce &amp; Apps <text:s text:c="4"/>| <text:s/></text:span></text:p>
      <text:p text:style-name="Preformatted_20_Text"><text:span text:style-name="Source_20_Text">| - APIs abiertas <text:s text:c="7"/>| <text:s/></text:span></text:p>
      <text:p text:style-name="Preformatted_20_Text"><text:span text:style-name="Source_20_Text">| - Perfiles sociales <text:s text:c="3"/>| <text:s/></text:span></text:p>
      <text:p text:style-name="Preformatted_20_Text"><text:span text:style-name="Source_20_Text">| - Chatbots públicos IA | <text:s/></text:span></text:p>
      <text:p text:style-name="Preformatted_20_Text"><text:span text:style-name="Source_20_Text">+------------------------+ <text:s/></text:span></text:p>
      <text:p text:style-name="Preformatted_20_Text"><text:span text:style-name="Source_20_Text"><text:s text:c="9"/>│</text:span></text:p>
      <text:p text:style-name="Preformatted_20_Text"><text:span text:style-name="Source_20_Text"><text:s text:c="4"/>Firewall WAF / API Gateway con AI Shielding</text:span></text:p>
      <text:p text:style-name="Preformatted_20_Text"><text:span text:style-name="Source_20_Text"><text:s text:c="9"/>│</text:span></text:p>
      <text:p text:style-name="Preformatted_20_Text"><text:span text:style-name="Source_20_Text">+------------------------+ <text:s/></text:span></text:p>
      <text:p text:style-name="Preformatted_20_Text"><text:span text:style-name="Source_20_Text">| 🔐 ZONA 1: DMZ IA <text:s text:c="5"/>| <text:s/></text:span></text:p>
      <text:p text:style-name="Preformatted_20_Text"><text:span text:style-name="Source_20_Text">+------------------------+ <text:s/></text:span></text:p>
      <text:p text:style-name="Preformatted_20_Text"><text:span text:style-name="Source_20_Text">| - Microservicios AI <text:s text:c="3"/>| <text:s/></text:span></text:p>
      <text:p text:style-name="Preformatted_20_Text"><text:span text:style-name="Source_20_Text">| - Inferencia pública <text:s text:c="2"/>| <text:s/></text:span></text:p>
      <text:p text:style-name="Preformatted_20_Text"><text:span text:style-name="Source_20_Text">| - Scrubbing externo <text:s text:c="3"/>| <text:s/></text:span></text:p>
      <text:p text:style-name="Preformatted_20_Text"><text:span text:style-name="Source_20_Text">+------------------------+ <text:s/></text:span></text:p>
      <text:p text:style-name="Preformatted_20_Text"><text:span text:style-name="Source_20_Text"><text:s text:c="9"/>│</text:span></text:p>
      <text:p text:style-name="Preformatted_20_Text"><text:span text:style-name="Source_20_Text"><text:s text:c="8"/>IDS/IPS / Zero Trust / Deception Layer</text:span></text:p>
      <text:p text:style-name="Preformatted_20_Text"><text:span text:style-name="Source_20_Text"><text:s text:c="9"/>│</text:span></text:p>
      <text:p text:style-name="Preformatted_20_Text"><text:span text:style-name="Source_20_Text">+------------------------+ <text:s/></text:span></text:p>
      <text:p text:style-name="Preformatted_20_Text"><text:span text:style-name="Source_20_Text">| 🔐 ZONA 2: CORE EMPRESA| <text:s/></text:span></text:p>
      <text:p text:style-name="Preformatted_20_Text"><text:span text:style-name="Source_20_Text">+------------------------+ <text:s/></text:span></text:p>
      <text:p text:style-name="Preformatted_20_Text"><text:span text:style-name="Source_20_Text">| - Datos internos <text:s text:c="6"/>| <text:s/></text:span></text:p>
      <text:p text:style-name="Preformatted_20_Text"><text:soft-page-break/><text:span text:style-name="Source_20_Text">| - Modelos IA privados <text:s/>| <text:s/></text:span></text:p>
      <text:p text:style-name="Preformatted_20_Text"><text:span text:style-name="Source_20_Text">| - HR, Legal, Financiero| <text:s/></text:span></text:p>
      <text:p text:style-name="Preformatted_20_Text"><text:span text:style-name="Source_20_Text">| - ERP, CRM, BI <text:s text:c="8"/>| <text:s/></text:span></text:p>
      <text:p text:style-name="Preformatted_20_Text"><text:span text:style-name="Source_20_Text">+------------------------+ <text:s/></text:span></text:p>
      <text:p text:style-name="Preformatted_20_Text"><text:span text:style-name="Source_20_Text"><text:s text:c="9"/>│</text:span></text:p>
      <text:p text:style-name="Preformatted_20_Text"><text:span text:style-name="Source_20_Text"><text:s text:c="4"/>Confidential Computing &amp; Private Cloud</text:span></text:p>
      <text:p text:style-name="Preformatted_20_Text"><text:span text:style-name="Source_20_Text"><text:s text:c="9"/>│</text:span></text:p>
      <text:p text:style-name="Preformatted_20_Text"><text:span text:style-name="Source_20_Text">+------------------------+ <text:s/></text:span></text:p>
      <text:p text:style-name="Preformatted_20_Text"><text:span text:style-name="Source_20_Text">| 🔒 ZONA 3: RESTRINGIDA | <text:s/></text:span></text:p>
      <text:p text:style-name="Preformatted_20_Text"><text:span text:style-name="Source_20_Text">+------------------------+ <text:s/></text:span></text:p>
      <text:p text:style-name="Preformatted_20_Text"><text:span text:style-name="Source_20_Text">| - Modelos críticos IA <text:s/>| <text:s/></text:span></text:p>
      <text:p text:style-name="Preformatted_20_Text"><text:span text:style-name="Source_20_Text">| - I+D / propiedad intel| <text:s/></text:span></text:p>
      <text:p text:style-name="Preformatted_20_Text"><text:span text:style-name="Source_20_Text">| - Datos regulatorios <text:s text:c="2"/>| <text:s/></text:span></text:p>
      <text:p text:style-name="P1"><text:span text:style-name="Source_20_Text">+------------------------+</text:span></text:p>
      <text:p text:style-name="Horizontal_20_Line"/>
      <text:h text:style-name="Heading_20_2" text:outline-level="2">🔷 3️⃣ Elementos Técnicos por Zona</text:h>
      <text:h text:style-name="Heading_20_3" text:outline-level="3">🔓 ZONA 0: EXTERNA (Pública)</text:h>
      <text:p text:style-name="Text_20_body"><text:span text:style-name="Strong_20_Emphasis">Amenazas IA específicas:</text:span></text:p>
      <text:list text:style-name="L1">
        <text:list-item>
          <text:p text:style-name="P2">Generación de contenido falso (deepfakes corporativos).</text:p>
        </text:list-item>
        <text:list-item>
          <text:p text:style-name="P2">Ataques reputacionales vía RRSS.</text:p>
        </text:list-item>
        <text:list-item>
          <text:p text:style-name="P2">Ataques de scraping masivo de datos públicos para model inversion.</text:p>
        </text:list-item>
        <text:list-item>
          <text:p text:style-name="P2">Phishing aumentado por IA generativa.</text:p>
        </text:list-item>
      </text:list>
      <text:p text:style-name="Text_20_body"><text:span text:style-name="Strong_20_Emphasis">Controles sugeridos:</text:span></text:p>
      <text:list text:style-name="L2">
        <text:list-item>
          <text:p text:style-name="P3">🔐 AI-powered Web Application Firewall (WAF con detección de AI attacks).</text:p>
        </text:list-item>
        <text:list-item>
          <text:p text:style-name="P3">🔐 Detección automática de bots scraping con modelos ML defensivos.</text:p>
        </text:list-item>
        <text:list-item>
          <text:p text:style-name="P3">🔐 Monitoreo de perfiles corporativos sociales vía OSINT IA.</text:p>
        </text:list-item>
        <text:list-item>
          <text:p text:style-name="P3">🔐 Modelos generativos defensivos para analizar tráfico malicioso.</text:p>
        </text:list-item>
        <text:list-item>
          <text:p text:style-name="P3">🔐 Detección de uso indebido de marca vía herramientas de <text:span text:style-name="Strong_20_Emphasis">Brand Protection AI</text:span>.</text:p>
        </text:list-item>
      </text:list>
      <text:p text:style-name="Horizontal_20_Line"/>
      <text:h text:style-name="Heading_20_3" text:outline-level="3">🔐 ZONA 1: DMZ IA (Perímetro controlado IA)</text:h>
      <text:p text:style-name="Text_20_body"><text:span text:style-name="Strong_20_Emphasis">Componentes:</text:span></text:p>
      <text:list text:style-name="L3">
        <text:list-item>
          <text:p text:style-name="P4">APIs públicas de inferencia (chatbots, asistentes virtuales).</text:p>
        </text:list-item>
        <text:list-item>
          <text:p text:style-name="P4">Servicios ML externos (traducción, búsqueda semántica).</text:p>
        </text:list-item>
        <text:list-item>
          <text:p text:style-name="P4">Portales de atención al cliente IA.</text:p>
        </text:list-item>
      </text:list>
      <text:p text:style-name="Text_20_body"><text:span text:style-name="Strong_20_Emphasis">Controles sugeridos:</text:span></text:p>
      <text:list text:style-name="L4">
        <text:list-item>
          <text:p text:style-name="P5">🔐 API Gateway con:</text:p>
          <text:list>
            <text:list-item>
              <text:p text:style-name="P5">Límite de llamadas por usuario/IP.</text:p>
            </text:list-item>
            <text:list-item>
              <text:p text:style-name="P5"><text:soft-page-break/>Validación semántica de prompts (prompt filtering).</text:p>
            </text:list-item>
            <text:list-item>
              <text:p text:style-name="P5">Red Team adversarial testing continuo.</text:p>
            </text:list-item>
          </text:list>
        </text:list-item>
        <text:list-item>
          <text:p text:style-name="P5">🔐 Honey prompts: detección temprana de ataques de prompt injection.</text:p>
        </text:list-item>
        <text:list-item>
          <text:p text:style-name="P5">🔐 Registro total de logs de interacción para auditoría posterior.</text:p>
        </text:list-item>
      </text:list>
      <text:p text:style-name="Horizontal_20_Line"/>
      <text:h text:style-name="Heading_20_3" text:outline-level="3">🔐 ZONA 2: CORE EMPRESA (Datos internos)</text:h>
      <text:p text:style-name="Text_20_body"><text:span text:style-name="Strong_20_Emphasis">Componentes:</text:span></text:p>
      <text:list text:style-name="L5">
        <text:list-item>
          <text:p text:style-name="P6">Datos sensibles: clientes, empleados, finanzas.</text:p>
        </text:list-item>
        <text:list-item>
          <text:p text:style-name="P6">Sistemas ERP, CRM, BI.</text:p>
        </text:list-item>
        <text:list-item>
          <text:p text:style-name="P6">Modelos internos de IA entrenados con datos propios.</text:p>
        </text:list-item>
      </text:list>
      <text:p text:style-name="Text_20_body"><text:span text:style-name="Strong_20_Emphasis">Controles sugeridos:</text:span></text:p>
      <text:list text:style-name="L6">
        <text:list-item>
          <text:p text:style-name="P7">🔐 Confidential Computing (entornos cifrados en ejecución).</text:p>
        </text:list-item>
        <text:list-item>
          <text:p text:style-name="P7">🔐 Separación física y lógica de entornos (sandboxing MLOps).</text:p>
        </text:list-item>
        <text:list-item>
          <text:p text:style-name="P7">🔐 Acceso basado en roles (RBAC) y políticas ABAC para datos de entrenamiento.</text:p>
        </text:list-item>
        <text:list-item>
          <text:p text:style-name="P7">🔐 Escaneo periódico de datasets y modelos para detectar memorization leakage.</text:p>
        </text:list-item>
        <text:list-item>
          <text:p text:style-name="P7">🔐 Auditoría continua de fairness y bias en modelos productivos.</text:p>
        </text:list-item>
      </text:list>
      <text:p text:style-name="Horizontal_20_Line"/>
      <text:h text:style-name="Heading_20_3" text:outline-level="3">🔒 ZONA 3: RESTRINGIDA (Alta Confidencialidad)</text:h>
      <text:p text:style-name="Text_20_body"><text:span text:style-name="Strong_20_Emphasis">Componentes:</text:span></text:p>
      <text:list text:style-name="L7">
        <text:list-item>
          <text:p text:style-name="P8">Modelos IA propietarios estratégicos.</text:p>
        </text:list-item>
        <text:list-item>
          <text:p text:style-name="P8">Algoritmos I+D.</text:p>
        </text:list-item>
        <text:list-item>
          <text:p text:style-name="P8">Datos protegidos por regulación (datos médicos, financieros críticos).</text:p>
        </text:list-item>
      </text:list>
      <text:p text:style-name="Text_20_body"><text:span text:style-name="Strong_20_Emphasis">Controles sugeridos:</text:span></text:p>
      <text:list text:style-name="L8">
        <text:list-item>
          <text:p text:style-name="P9">🔐 Cifrado homomórfico y federated learning donde sea viable.</text:p>
        </text:list-item>
        <text:list-item>
          <text:p text:style-name="P9">🔐 Zero-knowledge proofs en colaboración interinstitucional.</text:p>
        </text:list-item>
        <text:list-item>
          <text:p text:style-name="P9">🔐 Supervisión manual obligatoria para acceso IA.</text:p>
        </text:list-item>
        <text:list-item>
          <text:p text:style-name="P9">🔐 Copias de seguridad offline y segregadas para datasets críticos.</text:p>
        </text:list-item>
        <text:list-item>
          <text:p text:style-name="P9">🔐 Registro forense completo de experimentos y versiones de modelos (MLOps auditables).</text:p>
        </text:list-item>
      </text:list>
      <text:p text:style-name="Horizontal_20_Line"/>
      <text:h text:style-name="Heading_20_2" text:outline-level="2">🔷 4️⃣ AI Security Operations Center (AI-SOC)</text:h>
      <text:p text:style-name="Text_20_body">Crear un <text:span text:style-name="Strong_20_Emphasis">centro operativo de seguridad IA</text:span> que integre:</text:p>
      <text:list text:style-name="L9">
        <text:list-item>
          <text:p text:style-name="P10"><text:soft-page-break/>Monitorización continua de actividad IA.</text:p>
        </text:list-item>
        <text:list-item>
          <text:p text:style-name="P10">Red Teams especializados en IA adversarial.</text:p>
        </text:list-item>
        <text:list-item>
          <text:p text:style-name="P10">Pruebas de stress de modelos (bias, poisoning, inversion attacks).</text:p>
        </text:list-item>
        <text:list-item>
          <text:p text:style-name="P10">Análisis de comportamiento de modelos en producción.</text:p>
        </text:list-item>
        <text:list-item>
          <text:p text:style-name="P10">Vigilancia de supply chain IA (proveedores, APIs, datasets de terceros).</text:p>
        </text:list-item>
      </text:list>
      <text:p text:style-name="Horizontal_20_Line"/>
      <text:h text:style-name="Heading_20_2" text:outline-level="2">🔷 5️⃣ Integración de Normativas</text:h>
      <text:list text:style-name="L10">
        <text:list-item>
          <text:p text:style-name="P11">Cumplimiento de <text:span text:style-name="Strong_20_Emphasis">AI Act (UE 2025)</text:span> → clasificación de modelos de riesgo, auditabilidad.</text:p>
        </text:list-item>
        <text:list-item>
          <text:p text:style-name="P11">Integración de políticas <text:span text:style-name="Strong_20_Emphasis">ISO/IEC 42001</text:span> → gobernanza operativa IA.</text:p>
        </text:list-item>
        <text:list-item>
          <text:p text:style-name="P11">Convergencia con <text:span text:style-name="Strong_20_Emphasis">GDPR, HIPAA, SOX, DORA, NIS2</text:span> → protección de datos personales y regulatorios.</text:p>
        </text:list-item>
      </text:list>
      <text:p text:style-name="Horizontal_20_Line"/>
      <text:h text:style-name="Heading_20_2" text:outline-level="2">🔷 6️⃣ Ejemplo visual simplificado (vista lógica)</text:h>
      <text:p text:style-name="Preformatted_20_Text"><text:span text:style-name="Source_20_Text">[Web Pública] --- [AI WAF] --- [DMZ IA] --- [API Gateway + Prompt Filter]</text:span></text:p>
      <text:p text:style-name="Preformatted_20_Text"><text:span text:style-name="Source_20_Text"><text:s text:c="38"/>│</text:span></text:p>
      <text:p text:style-name="Preformatted_20_Text"><text:span text:style-name="Source_20_Text"><text:s text:c="35"/>[Core IA] --- [Confidential Cloud / On-Prem]</text:span></text:p>
      <text:p text:style-name="Preformatted_20_Text"><text:span text:style-name="Source_20_Text"><text:s text:c="38"/>│</text:span></text:p>
      <text:p text:style-name="P1"><text:span text:style-name="Source_20_Text"><text:s text:c="31"/>[Zona Restringida / Model Vault]</text:span></text:p>
      <text:p text:style-name="Horizontal_20_Line"/>
      <text:h text:style-name="Heading_20_1" text:outline-level="1">🔑 Conclusión de diseño</text:h>
      <text:list text:style-name="L11">
        <text:list-item>
          <text:p text:style-name="P12">✅ Separación física y lógica de entornos IA.</text:p>
        </text:list-item>
        <text:list-item>
          <text:p text:style-name="P12">✅ Arquitectura Zero Trust para acceso a datos y modelos.</text:p>
        </text:list-item>
        <text:list-item>
          <text:p text:style-name="P12">✅ Protección multicapas específica para amenazas IA (prompt injection, model inversion, poisoning).</text:p>
        </text:list-item>
        <text:list-item>
          <text:p text:style-name="P12">✅ Auditoría, trazabilidad y compliance normativo permanente.</text:p>
        </text:list-item>
        <text:list-item>
          <text:p text:style-name="P12">✅ AI-SOC como núcleo defensivo activo.</text:p>
        </text:list-item>
      </text:list>
      <text:p text:style-name="Horizontal_20_Line"/>
      <text:p text:style-name="Quotations">Este diseño está pensado para ser adaptable según el tamaño y madurez de la organización: tanto para empresas medianas como grandes corporaciones.</text:p>
      <text:p text:style-name="Horizontal_20_Line"/>
      <text:p text:style-name="Text_20_body">Si quieres, puedo preparar ahora:</text:p>
      <text:list text:style-name="L12">
        <text:list-item>
          <text:p text:style-name="P13"><text:span text:style-name="Strong_20_Emphasis">El diagrama visual profesional (esquema técnico de la arquitectura).</text:span></text:p>
        </text:list-item>
        <text:list-item>
          <text:p text:style-name="P13"><text:span text:style-name="Strong_20_Emphasis">Un plan de implementación técnico por fases (12-18 meses).</text:span></text:p>
        </text:list-item>
        <text:list-item>
          <text:p text:style-name="P13"><text:soft-page-break/><text:span text:style-name="Strong_20_Emphasis">Una política de gobernanza IA para la alta dirección.</text:span></text:p>
        </text:list-item>
      </text:list>
      <text:p text:style-name="Text_20_body">👉 ¿Quieres que avancemos en uno de estos?<text:line-break/>Si me indicas el sector (banca, salud, industria, etc.) puedo también afinarlo aún más.</text:p>
      <text:p text:style-name="Text_20_body">Excelente, ahora entramos en el detalle técnico que normalmente se pasa por alto:<text:line-break/><text:span text:style-name="Strong_20_Emphasis">los controles de seguridad específicos en la frontera IA</text:span>, donde los vectores de ataque son cada vez más sofisticados (prompt injection, LLM abuse, model extraction, etc.)</text:p>
      <text:p text:style-name="Horizontal_20_Line"/>
      <text:h text:style-name="Heading_20_1" text:outline-level="1">🔎 Ampliación Técnica: Seguridad Perimetral IA</text:h>
      <text:p text:style-name="Text_20_body">Separaremos cada bloque:</text:p>
      <text:p text:style-name="Horizontal_20_Line"/>
      <text:h text:style-name="Heading_20_2" text:outline-level="2">1️⃣ <text:span text:style-name="Strong_20_Emphasis">Firewall WAF / API Gateway con AI Shielding</text:span></text:h>
      <text:h text:style-name="Heading_20_3" text:outline-level="3">a. <text:span text:style-name="Strong_20_Emphasis">WAF tradicional ampliado a IA (AI-aware WAF)</text:span></text:h>
      <text:p text:style-name="Text_20_body">El WAF tradicional bloquea:</text:p>
      <text:list text:style-name="L13">
        <text:list-item>
          <text:p text:style-name="P14">SQLi</text:p>
        </text:list-item>
        <text:list-item>
          <text:p text:style-name="P14">XSS</text:p>
        </text:list-item>
        <text:list-item>
          <text:p text:style-name="P14">CSRF</text:p>
        </text:list-item>
        <text:list-item>
          <text:p text:style-name="P14">DDoS básico</text:p>
        </text:list-item>
      </text:list>
      <text:p text:style-name="Text_20_body"><text:span text:style-name="Strong_20_Emphasis">Limitaciones clásicas</text:span>:<text:line-break/>No está diseñado para:</text:p>
      <text:list text:style-name="L14">
        <text:list-item>
          <text:p text:style-name="P15">Inyecciones de prompts</text:p>
        </text:list-item>
        <text:list-item>
          <text:p text:style-name="P15">Ataques semánticos a modelos IA</text:p>
        </text:list-item>
        <text:list-item>
          <text:p text:style-name="P15">Payloads manipulados para LLMs</text:p>
        </text:list-item>
      </text:list>
      <text:h text:style-name="Heading_20_3" text:outline-level="3">b. <text:span text:style-name="Strong_20_Emphasis">AI Shielding específico</text:span></text:h>
      <text:p text:style-name="Text_20_body">Un <text:span text:style-name="Emphasis">AI-aware WAF</text:span> o <text:span text:style-name="Emphasis">LLM Security Gateway</text:span> debe incluir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Componente</text:p>
            </table:table-cell>
            <table:table-cell table:style-name="Tabla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1" office:value-type="string">
            <text:p text:style-name="Table_20_Contents">Prompt Sanitization</text:p>
          </table:table-cell>
          <table:table-cell table:style-name="Tabla2.A1" office:value-type="string">
            <text:p text:style-name="Table_20_Contents">Detección de prompt injection semántico (jailbreak attempts, instruction override).</text:p>
          </table:table-cell>
        </table:table-row>
        <table:table-row>
          <table:table-cell table:style-name="Tabla2.A1" office:value-type="string">
            <text:p text:style-name="Table_20_Contents">Prompt Categorization</text:p>
          </table:table-cell>
          <table:table-cell table:style-name="Tabla2.A1" office:value-type="string">
            <text:p text:style-name="Table_20_Contents">Clasificación automática del contenido del prompt: ético, legal, confidencial, adversarial.</text:p>
          </table:table-cell>
        </table:table-row>
        <table:table-row>
          <table:table-cell table:style-name="Tabla2.A1" office:value-type="string">
            <text:p text:style-name="Table_20_Contents">Payload Size Control</text:p>
          </table:table-cell>
          <table:table-cell table:style-name="Tabla2.A1" office:value-type="string">
            <text:p text:style-name="Table_20_Contents">Límite de tokens, filtros de repetición, escape sequences, control de embeddings.</text:p>
          </table:table-cell>
        </table:table-row>
        <table:table-row>
          <table:table-cell table:style-name="Tabla2.A1" office:value-type="string">
            <text:p text:style-name="Table_20_Contents">Adversarial Detection</text:p>
          </table:table-cell>
          <table:table-cell table:style-name="Tabla2.A1" office:value-type="string">
            <text:p text:style-name="Table_20_Contents">Detección de entradas diseñadas para evadir filtros LLM (encoding <text:soft-page-break/>manipulado, unicode, homoglyphs).</text:p>
          </table:table-cell>
        </table:table-row>
        <table:table-row>
          <table:table-cell table:style-name="Tabla2.A1" office:value-type="string">
            <text:p text:style-name="Table_20_Contents">Input Consistency Validation</text:p>
          </table:table-cell>
          <table:table-cell table:style-name="Tabla2.A1" office:value-type="string">
            <text:p text:style-name="Table_20_Contents">Cross-validation del prompt en tiempo real (coherencia léxica, sintáctica y contextual).</text:p>
          </table:table-cell>
        </table:table-row>
        <table:table-row>
          <table:table-cell table:style-name="Tabla2.A1" office:value-type="string">
            <text:p text:style-name="Table_20_Contents">Output Risk Filtering</text:p>
          </table:table-cell>
          <table:table-cell table:style-name="Tabla2.A1" office:value-type="string">
            <text:p text:style-name="Table_20_Contents">Sanitización del output del LLM previo a exposición al usuario externo (post-processing).</text:p>
          </table:table-cell>
        </table:table-row>
      </table:table>
      <text:h text:style-name="Heading_20_3" text:outline-level="3">c. <text:span text:style-name="Strong_20_Emphasis">Vendedores emergentes (Q2 2025)</text:span></text:h>
      <text:list text:style-name="L15">
        <text:list-item>
          <text:p text:style-name="P16"><text:span text:style-name="Strong_20_Emphasis">Protect AI</text:span> → AI runtime firewalls.</text:p>
        </text:list-item>
        <text:list-item>
          <text:p text:style-name="P16"><text:span text:style-name="Strong_20_Emphasis">Lakera</text:span> → AI security gateway para LLMs.</text:p>
        </text:list-item>
        <text:list-item>
          <text:p text:style-name="P16"><text:span text:style-name="Strong_20_Emphasis">Prompt Armor</text:span> → filtros de prompt injection adaptativos.</text:p>
        </text:list-item>
        <text:list-item>
          <text:p text:style-name="P16"><text:span text:style-name="Strong_20_Emphasis">Microsoft Azure AI Gateway (preview 2025)</text:span>.</text:p>
        </text:list-item>
      </text:list>
      <text:p text:style-name="Horizontal_20_Line"/>
      <text:h text:style-name="Heading_20_2" text:outline-level="2">2️⃣ <text:span text:style-name="Strong_20_Emphasis">IDS/IPS con capacidad IA adversarial</text:span></text:h>
      <text:h text:style-name="Heading_20_3" text:outline-level="3">a. IDS tradicional</text:h>
      <text:list text:style-name="L16">
        <text:list-item>
          <text:p text:style-name="P17">Monitorea paquetes.</text:p>
        </text:list-item>
        <text:list-item>
          <text:p text:style-name="P17">Detecta patrones de tráfico conocidos.</text:p>
        </text:list-item>
        <text:list-item>
          <text:p text:style-name="P17">Filtra ataques clásicos (port scanning, payload signatures).</text:p>
        </text:list-item>
      </text:list>
      <text:h text:style-name="Heading_20_3" text:outline-level="3">b. IDS ampliado para tráfico IA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Función</text:p>
            </table:table-cell>
            <table:table-cell table:style-name="Tabla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3.A1" office:value-type="string">
            <text:p text:style-name="Table_20_Contents">Análisis semántico de tráfico API</text:p>
          </table:table-cell>
          <table:table-cell table:style-name="Tabla3.A1" office:value-type="string">
            <text:p text:style-name="Table_20_Contents">Monitoriza las conversaciones IA en flujo JSON/API REST/GraphQL.</text:p>
          </table:table-cell>
        </table:table-row>
        <table:table-row>
          <table:table-cell table:style-name="Tabla3.A1" office:value-type="string">
            <text:p text:style-name="Table_20_Contents">Detección de <text:span text:style-name="Emphasis">over-prompting</text:span></text:p>
          </table:table-cell>
          <table:table-cell table:style-name="Tabla3.A1" office:value-type="string">
            <text:p text:style-name="Table_20_Contents">Detecta uso abusivo de prompts que buscan agotar tokens o extraer información del modelo.</text:p>
          </table:table-cell>
        </table:table-row>
        <table:table-row>
          <table:table-cell table:style-name="Tabla3.A1" office:value-type="string">
            <text:p text:style-name="Table_20_Contents">Detección de <text:span text:style-name="Emphasis">prompt chaining</text:span></text:p>
          </table:table-cell>
          <table:table-cell table:style-name="Tabla3.A1" office:value-type="string">
            <text:p text:style-name="Table_20_Contents">Identifica secuencias encadenadas maliciosas para escalada de instrucciones dentro de LLM.</text:p>
          </table:table-cell>
        </table:table-row>
        <table:table-row>
          <table:table-cell table:style-name="Tabla3.A1" office:value-type="string">
            <text:p text:style-name="Table_20_Contents">Detección de exfiltración semántica</text:p>
          </table:table-cell>
          <table:table-cell table:style-name="Tabla3.A1" office:value-type="string">
            <text:p text:style-name="Table_20_Contents">Rastrea respuestas del modelo que pudieran estar filtrando información aprendida.</text:p>
          </table:table-cell>
        </table:table-row>
        <table:table-row>
          <table:table-cell table:style-name="Tabla3.A1" office:value-type="string">
            <text:p text:style-name="Table_20_Contents">Machine Learning anomaly detection</text:p>
          </table:table-cell>
          <table:table-cell table:style-name="Tabla3.A1" office:value-type="string">
            <text:p text:style-name="Table_20_Contents">Modelos ML internos para detectar comportamientos anómalos en tráfico IA: volumen, patrones, entidades.</text:p>
          </table:table-cell>
        </table:table-row>
      </table:table>
      <text:h text:style-name="Heading_20_3" text:outline-level="3">c. IPS ampliado</text:h>
      <text:list text:style-name="L17">
        <text:list-item>
          <text:p text:style-name="P18">Puede bloquear sesiones de inference peligrosas.</text:p>
        </text:list-item>
        <text:list-item>
          <text:p text:style-name="P18">Detiene payloads IA-jailbreak en ejecución.</text:p>
        </text:list-item>
        <text:list-item>
          <text:p text:style-name="P18">Monitoriza latencias anómalas en respuestas LLM (indicador de ataques complejos).</text:p>
        </text:list-item>
      </text:list>
      <text:p text:style-name="Horizontal_20_Line"/>
      <text:h text:style-name="Heading_20_2" text:outline-level="2"><text:soft-page-break/>3️⃣ <text:span text:style-name="Strong_20_Emphasis">Zero Trust adaptado a IA</text:span></text:h>
      <text:h text:style-name="Heading_20_3" text:outline-level="3">a. Identidades reforzadas</text:h>
      <text:list text:style-name="L18">
        <text:list-item>
          <text:p text:style-name="P19">Identidad robusta no solo para usuarios, sino para:</text:p>
          <text:list>
            <text:list-item>
              <text:p text:style-name="P19">Modelos</text:p>
            </text:list-item>
            <text:list-item>
              <text:p text:style-name="P19">API clients</text:p>
            </text:list-item>
            <text:list-item>
              <text:p text:style-name="P19">Agentes autónomos IA</text:p>
            </text:list-item>
            <text:list-item>
              <text:p text:style-name="P19">Servicios MLOps</text:p>
            </text:list-item>
          </text:list>
        </text:list-item>
        <text:list-item>
          <text:p text:style-name="P19">Uso obligatorio de:</text:p>
          <text:list>
            <text:list-item>
              <text:p text:style-name="P19">OAuth 2.1 + JWT para API access.</text:p>
            </text:list-item>
            <text:list-item>
              <text:p text:style-name="P19">Mutual TLS para APIs internas.</text:p>
            </text:list-item>
          </text:list>
        </text:list-item>
      </text:list>
      <text:h text:style-name="Heading_20_3" text:outline-level="3">b. Segmentación lógica</text:h>
      <text:list text:style-name="L19">
        <text:list-item>
          <text:p text:style-name="P20">Cada modelo de IA opera en su microentorno.</text:p>
        </text:list-item>
        <text:list-item>
          <text:p text:style-name="P20">No hay confianza automática entre pipelines de modelos.</text:p>
        </text:list-item>
      </text:list>
      <text:h text:style-name="Heading_20_3" text:outline-level="3">c. Principio de mínima exposición</text:h>
      <text:list text:style-name="L20">
        <text:list-item>
          <text:p text:style-name="P21">El modelo solo accede a:</text:p>
          <text:list>
            <text:list-item>
              <text:p text:style-name="P21">Datasets estrictamente asignados.</text:p>
            </text:list-item>
            <text:list-item>
              <text:p text:style-name="P21">APIs autorizadas.</text:p>
            </text:list-item>
            <text:list-item>
              <text:p text:style-name="P21">Logs controlados.</text:p>
            </text:list-item>
          </text:list>
        </text:list-item>
      </text:list>
      <text:h text:style-name="Heading_20_3" text:outline-level="3">d. Continuous Contextual Authorization (CCA)</text:h>
      <text:list text:style-name="L21">
        <text:list-item>
          <text:p text:style-name="P22">La autorización es dinámica, basada en:</text:p>
          <text:list>
            <text:list-item>
              <text:p text:style-name="P22">Tipo de modelo</text:p>
            </text:list-item>
            <text:list-item>
              <text:p text:style-name="P22">Sensibilidad de los datos</text:p>
            </text:list-item>
            <text:list-item>
              <text:p text:style-name="P22">Carga operacional en tiempo real</text:p>
            </text:list-item>
            <text:list-item>
              <text:p text:style-name="P22">Nivel de riesgo estimado en inferencias actuales</text:p>
            </text:list-item>
          </text:list>
        </text:list-item>
      </text:list>
      <text:p text:style-name="Horizontal_20_Line"/>
      <text:h text:style-name="Heading_20_2" text:outline-level="2">4️⃣ <text:span text:style-name="Strong_20_Emphasis">Deception Layer adaptado a IA</text:span></text:h>
      <text:p text:style-name="Text_20_body">Una de las tendencias más novedosas (Q1-Q2 2025).</text:p>
      <text:h text:style-name="Heading_20_3" text:outline-level="3">a. ¿Qué es el <text:span text:style-name="Emphasis">AI deception layer</text:span>?</text:h>
      <text:list text:style-name="L22">
        <text:list-item>
          <text:p text:style-name="P23">Sistema de honeypots IA diseñados para:</text:p>
          <text:list>
            <text:list-item>
              <text:p text:style-name="P23">Atraer atacantes que intenten abusar de modelos IA.</text:p>
            </text:list-item>
            <text:list-item>
              <text:p text:style-name="P23"><text:soft-page-break/>Analizar técnicas de jailbreak y exfiltración.</text:p>
            </text:list-item>
            <text:list-item>
              <text:p text:style-name="P23">Generar datos de threat intelligence específico de IA.</text:p>
            </text:list-item>
          </text:list>
        </text:list-item>
      </text:list>
      <text:h text:style-name="Heading_20_3" text:outline-level="3">b. Componentes</text:h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Elemento</text:p>
            </table:table-cell>
            <table:table-cell table:style-name="Tabla4.A1" office:value-type="string">
              <text:p text:style-name="Table_20_Heading">Función</text:p>
            </table:table-cell>
          </table:table-row>
        </table:table-header-rows>
        <table:table-row>
          <table:table-cell table:style-name="Tabla4.A1" office:value-type="string">
            <text:p text:style-name="Table_20_Contents">Honeypot LLMs</text:p>
          </table:table-cell>
          <table:table-cell table:style-name="Tabla4.A1" office:value-type="string">
            <text:p text:style-name="Table_20_Contents">Modelos generativos falsos controlados por el equipo de seguridad.</text:p>
          </table:table-cell>
        </table:table-row>
        <table:table-row>
          <table:table-cell table:style-name="Tabla4.A1" office:value-type="string">
            <text:p text:style-name="Table_20_Contents">Honeypot prompts</text:p>
          </table:table-cell>
          <table:table-cell table:style-name="Tabla4.A1" office:value-type="string">
            <text:p text:style-name="Table_20_Contents">Plantillas diseñadas para detectar técnicas de evasión.</text:p>
          </table:table-cell>
        </table:table-row>
        <table:table-row>
          <table:table-cell table:style-name="Tabla4.A1" office:value-type="string">
            <text:p text:style-name="Table_20_Contents">Canary tokens IA</text:p>
          </table:table-cell>
          <table:table-cell table:style-name="Tabla4.A1" office:value-type="string">
            <text:p text:style-name="Table_20_Contents">Insertados en datasets controlados para detectar si han sido exfiltrados o memorizados por modelos hostiles.</text:p>
          </table:table-cell>
        </table:table-row>
        <table:table-row>
          <table:table-cell table:style-name="Tabla4.A1" office:value-type="string">
            <text:p text:style-name="Table_20_Contents">Behavioral trap analysis</text:p>
          </table:table-cell>
          <table:table-cell table:style-name="Tabla4.A1" office:value-type="string">
            <text:p text:style-name="Table_20_Contents">Monitoriza cómo interactúa el atacante con los falsos modelos para inferir técnicas avanzadas.</text:p>
          </table:table-cell>
        </table:table-row>
      </table:table>
      <text:h text:style-name="Heading_20_3" text:outline-level="3">c. Ventajas</text:h>
      <text:list text:style-name="L23">
        <text:list-item>
          <text:p text:style-name="P24">Permite aprendizaje continuo de patrones adversarios.</text:p>
        </text:list-item>
        <text:list-item>
          <text:p text:style-name="P24">Genera señales proactivas antes de que ocurran incidentes reales.</text:p>
        </text:list-item>
      </text:list>
      <text:p text:style-name="Horizontal_20_Line"/>
      <text:h text:style-name="Heading_20_1" text:outline-level="1">🔬 En resumen: Capas activas</text:h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Table_20_Heading">Capa</text:p>
            </table:table-cell>
            <table:table-cell table:style-name="Tabla5.A1" office:value-type="string">
              <text:p text:style-name="Table_20_Heading">Tecnología</text:p>
            </table:table-cell>
          </table:table-row>
        </table:table-header-rows>
        <table:table-row>
          <table:table-cell table:style-name="Tabla5.A1" office:value-type="string">
            <text:p text:style-name="Table_20_Contents">WAF IA</text:p>
          </table:table-cell>
          <table:table-cell table:style-name="Tabla5.A1" office:value-type="string">
            <text:p text:style-name="Table_20_Contents">AI Gateway + Prompt Filtering + Semantic Validation</text:p>
          </table:table-cell>
        </table:table-row>
        <table:table-row>
          <table:table-cell table:style-name="Tabla5.A1" office:value-type="string">
            <text:p text:style-name="Table_20_Contents">API Shield</text:p>
          </table:table-cell>
          <table:table-cell table:style-name="Tabla5.A1" office:value-type="string">
            <text:p text:style-name="Table_20_Contents">Prompt Consistency + Output Sanitization</text:p>
          </table:table-cell>
        </table:table-row>
        <table:table-row>
          <table:table-cell table:style-name="Tabla5.A1" office:value-type="string">
            <text:p text:style-name="Table_20_Contents">IDS/IPS IA</text:p>
          </table:table-cell>
          <table:table-cell table:style-name="Tabla5.A1" office:value-type="string">
            <text:p text:style-name="Table_20_Contents">Anomaly Detection + Prompt Chaining Detector</text:p>
          </table:table-cell>
        </table:table-row>
        <table:table-row>
          <table:table-cell table:style-name="Tabla5.A1" office:value-type="string">
            <text:p text:style-name="Table_20_Contents">Zero Trust</text:p>
          </table:table-cell>
          <table:table-cell table:style-name="Tabla5.A1" office:value-type="string">
            <text:p text:style-name="Table_20_Contents">Identity Segmentation + Contextual Authorization</text:p>
          </table:table-cell>
        </table:table-row>
        <table:table-row>
          <table:table-cell table:style-name="Tabla5.A1" office:value-type="string">
            <text:p text:style-name="Table_20_Contents">Deception Layer</text:p>
          </table:table-cell>
          <table:table-cell table:style-name="Tabla5.A1" office:value-type="string">
            <text:p text:style-name="Table_20_Contents">Honeypot LLM + Canary Prompts</text:p>
          </table:table-cell>
        </table:table-row>
      </table:table>
      <text:p text:style-name="Horizontal_20_Line"/>
      <text:h text:style-name="Heading_20_1" text:outline-level="1">🧭 Última nota técnica</text:h>
      <text:p text:style-name="Text_20_body"><text:span text:style-name="Strong_20_Emphasis">Este nivel de arquitectura es lo que los equipos avanzados de AI Security (Microsoft, Google DeepMind, Anthropic, OpenAI Enterprise) están empezando a desplegar internamente desde 2024 en adelante.</text:span></text:p>
      <text:p text:style-name="Text_20_body">Es lo que llamamos:<text:line-break/>👉 <text:span text:style-name="Strong_20_Emphasis">AI-Ready Security Architecture (ARSA 2025 baseline)</text:span></text:p>
      <text:p text:style-name="Horizontal_20_Line"/>
      <text:p text:style-name="Horizontal_20_Line"/>
      <text:p text:style-name="Text_20_body">Si quieres, puedo ahora:</text:p>
      <text:list text:style-name="L24">
        <text:list-item>
          <text:p text:style-name="P25">👉 <text:span text:style-name="Strong_20_Emphasis">Generar un diagrama técnico completo (tipo esquema arquitectónico).</text:span></text:p>
        </text:list-item>
        <text:list-item>
          <text:p text:style-name="P25">👉 <text:span text:style-name="Strong_20_Emphasis">Preparar una guía de implementación por fases realista para 12-18 meses.</text:span></text:p>
        </text:list-item>
      </text:list>
      <text:p text:style-name="Text_20_body">Ambos son muy potentes si lo vas a presentar en comité, junta o equipo técnico.<text:line-break/>¿Avanzamos?</text:p>
      <text:p text:style-name="Text_20_body"><text:soft-page-break/>Perfecto. Te voy a preparar ahora un <text:span text:style-name="Strong_20_Emphasis">plan de implantación progresivo</text:span> para que puedas abordar cada una de estas capas de seguridad IA, tanto desde la perspectiva técnica como de madurez organizativa. Lo planteo como una hoja de ruta escalonada y realista, para un despliegue sólido en una organización moderna en 12-24 meses.</text:p>
      <text:p text:style-name="Horizontal_20_Line"/>
      <text:h text:style-name="Heading_20_1" text:outline-level="1">📊 <text:span text:style-name="Strong_20_Emphasis">Plan de Implantación por Capas de Seguridad IA</text:span></text:h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header-rows>
          <table:table-row>
            <table:table-cell table:style-name="Tabla6.A1" office:value-type="string">
              <text:p text:style-name="Table_20_Heading">Fase</text:p>
            </table:table-cell>
            <table:table-cell table:style-name="Tabla6.A1" office:value-type="string">
              <text:p text:style-name="Table_20_Heading">Capa</text:p>
            </table:table-cell>
            <table:table-cell table:style-name="Tabla6.A1" office:value-type="string">
              <text:p text:style-name="Table_20_Heading">Objetivo</text:p>
            </table:table-cell>
            <table:table-cell table:style-name="Tabla6.A1" office:value-type="string">
              <text:p text:style-name="Table_20_Heading">Actividades iniciales</text:p>
            </table:table-cell>
            <table:table-cell table:style-name="Tabla6.A1" office:value-type="string">
              <text:p text:style-name="Table_20_Heading">Recursos necesarios</text:p>
            </table:table-cell>
          </table:table-row>
        </table:table-header-rows>
        <table:table-row>
          <table:table-cell table:style-name="Tabla6.A1" office:value-type="string">
            <text:p text:style-name="Table_20_Contents"><text:span text:style-name="Strong_20_Emphasis">Fase 1 (0-3 meses)</text:span></text:p>
          </table:table-cell>
          <table:table-cell table:style-name="Tabla6.A1" office:value-type="string">
            <text:p text:style-name="Table_20_Contents"><text:span text:style-name="Strong_20_Emphasis">Zero Trust IA</text:span> (Prioritario inicial)</text:p>
          </table:table-cell>
          <table:table-cell table:style-name="Tabla6.A1" office:value-type="string">
            <text:p text:style-name="Table_20_Contents">Controlar acceso interno a datos IA</text:p>
          </table:table-cell>
          <table:table-cell table:style-name="Tabla6.A1" office:value-type="string">
            <text:p text:style-name="Table_20_Contents">- Auditoría de identidades actuales- Segmentar entornos IA (datasets, pipelines, modelos)- Implementar autenticación fuerte (OAuth 2.1 / mTLS)- Configurar autorización contextual básica</text:p>
          </table:table-cell>
          <table:table-cell table:style-name="Tabla6.A1" office:value-type="string">
            <text:p text:style-name="Table_20_Contents">- Identity Governance Team- Seguridad IT / IAM- Arquitecto Cloud- MLOps Lead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Fase 2 (3-6 meses)</text:span></text:p>
          </table:table-cell>
          <table:table-cell table:style-name="Tabla6.A1" office:value-type="string">
            <text:p text:style-name="Table_20_Contents"><text:span text:style-name="Strong_20_Emphasis">WAF IA (AI Gateway)</text:span></text:p>
          </table:table-cell>
          <table:table-cell table:style-name="Tabla6.A1" office:value-type="string">
            <text:p text:style-name="Table_20_Contents">Proteger la exposición pública de modelos</text:p>
          </table:table-cell>
          <table:table-cell table:style-name="Tabla6.A1" office:value-type="string">
            <text:p text:style-name="Table_20_Contents">- Implementar un AI Gateway (Lakera, Protect AI, Azure AI Gateway)- Activar prompt filtering básico- Configurar semantic validation rules para APIs IA públicas- Entrenamiento inicial de modelos defensivos (bloqueo jailbreaks simples)</text:p>
          </table:table-cell>
          <table:table-cell table:style-name="Tabla6.A1" office:value-type="string">
            <text:p text:style-name="Table_20_Contents">- Equipo DevSecOps- Cloud Architects- AI Security Engineers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Fase 3 (6-9 meses)</text:span></text:p>
          </table:table-cell>
          <table:table-cell table:style-name="Tabla6.A1" office:value-type="string">
            <text:p text:style-name="Table_20_Contents"><text:span text:style-name="Strong_20_Emphasis">API Shield</text:span></text:p>
          </table:table-cell>
          <table:table-cell table:style-name="Tabla6.A1" office:value-type="string">
            <text:p text:style-name="Table_20_Contents">Filtrar prompts maliciosos y sanitizar outputs</text:p>
          </table:table-cell>
          <table:table-cell table:style-name="Tabla6.A1" office:value-type="string">
            <text:p text:style-name="Table_20_Contents">- Implementar pipeline de validación de inputs/outputs- Activar mecanismos de output post-processing (sobretodo alucinaciones)- Definir prompt policies para servicios IA productivos</text:p>
          </table:table-cell>
          <table:table-cell table:style-name="Tabla6.A1" office:value-type="string">
            <text:p text:style-name="Table_20_Contents">- Equipo LLM Engineering- Legal / Compliance (por IP y privacidad)- Ethical AI Board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Fase 4 (9-15 meses)</text:span></text:p>
          </table:table-cell>
          <table:table-cell table:style-name="Tabla6.A1" office:value-type="string">
            <text:p text:style-name="Table_20_Contents"><text:span text:style-name="Strong_20_Emphasis">IDS/IPS IA</text:span></text:p>
          </table:table-cell>
          <table:table-cell table:style-name="Tabla6.A1" office:value-type="string">
            <text:p text:style-name="Table_20_Contents">Monitorizar tráfico IA en tiempo real</text:p>
          </table:table-cell>
          <table:table-cell table:style-name="Tabla6.A1" office:value-type="string">
            <text:p text:style-name="Table_20_Contents">- Desplegar motores de anomaly detection para tráfico IA- Activar detección de prompt chaining malicioso- Ajustar umbrales dinámicos de alerta en inferencias anómalas- Integración con AI-SOC (Security Operations Center IA)</text:p>
          </table:table-cell>
          <table:table-cell table:style-name="Tabla6.A1" office:value-type="string">
            <text:p text:style-name="Table_20_Contents">- AI-SOC Team- Red Team IA- Data Scientists for Security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Fase 5 (15-24 meses)</text:span></text:p>
          </table:table-cell>
          <table:table-cell table:style-name="Tabla6.A1" office:value-type="string">
            <text:p text:style-name="Table_20_Contents"><text:span text:style-name="Strong_20_Emphasis">Deception Layer</text:span> (última línea de defensa)</text:p>
          </table:table-cell>
          <table:table-cell table:style-name="Tabla6.A1" office:value-type="string">
            <text:p text:style-name="Table_20_Contents">Detectar actores avanzados antes del compromiso real</text:p>
          </table:table-cell>
          <table:table-cell table:style-name="Tabla6.A1" office:value-type="string">
            <text:p text:style-name="Table_20_Contents">- Crear honeypots de inferencia IA controlados- Implementar canary prompts en datasets críticos- Desarrollar behavioral trap analysis de adversarios IA- Generar dataset propio de amenazas IA observadas</text:p>
          </table:table-cell>
          <table:table-cell table:style-name="Tabla6.A1" office:value-type="string">
            <text:p text:style-name="Table_20_Contents">- AI Red Team avanzado- Forensic Analysts- AI Threat Intelligence Lead</text:p>
          </table:table-cell>
        </table:table-row>
      </table:table>
      <text:p text:style-name="Horizontal_20_Line"/>
      <text:h text:style-name="Heading_20_1" text:outline-level="1"><text:soft-page-break/>🧭 <text:span text:style-name="Strong_20_Emphasis">Resumen de prioridades por criticidad</text:span></text:h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>
            <table:table-cell table:style-name="Tabla7.A1" office:value-type="string">
              <text:p text:style-name="Table_20_Heading">Prioridad</text:p>
            </table:table-cell>
            <table:table-cell table:style-name="Tabla7.A1" office:value-type="string">
              <text:p text:style-name="Table_20_Heading">Capa</text:p>
            </table:table-cell>
            <table:table-cell table:style-name="Tabla7.A1" office:value-type="string">
              <text:p text:style-name="Table_20_Heading">Justificación</text:p>
            </table:table-cell>
          </table:table-row>
        </table:table-header-rows>
        <table:table-row>
          <table:table-cell table:style-name="Tabla7.A1" office:value-type="string">
            <text:p text:style-name="Table_20_Contents"><text:span text:style-name="Strong_20_Emphasis">Alta (inmediato)</text:span></text:p>
          </table:table-cell>
          <table:table-cell table:style-name="Tabla7.A1" office:value-type="string">
            <text:p text:style-name="Table_20_Contents">Zero Trust IA</text:p>
          </table:table-cell>
          <table:table-cell table:style-name="Tabla7.A1" office:value-type="string">
            <text:p text:style-name="Table_20_Contents">Bloquear acceso interno no autorizado y segmentar datos críticos IA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Alta</text:span></text:p>
          </table:table-cell>
          <table:table-cell table:style-name="Tabla7.A1" office:value-type="string">
            <text:p text:style-name="Table_20_Contents">WAF IA</text:p>
          </table:table-cell>
          <table:table-cell table:style-name="Tabla7.A1" office:value-type="string">
            <text:p text:style-name="Table_20_Contents">Defender el perímetro público contra ataques emergentes (prompt injection, scraping)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Media</text:span></text:p>
          </table:table-cell>
          <table:table-cell table:style-name="Tabla7.A1" office:value-type="string">
            <text:p text:style-name="Table_20_Contents">API Shield</text:p>
          </table:table-cell>
          <table:table-cell table:style-name="Tabla7.A1" office:value-type="string">
            <text:p text:style-name="Table_20_Contents">Fortalecer sanitización de prompts y outputs LLM antes de exposición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Media-Alta</text:span></text:p>
          </table:table-cell>
          <table:table-cell table:style-name="Tabla7.A1" office:value-type="string">
            <text:p text:style-name="Table_20_Contents">IDS/IPS IA</text:p>
          </table:table-cell>
          <table:table-cell table:style-name="Tabla7.A1" office:value-type="string">
            <text:p text:style-name="Table_20_Contents">Detección activa de intentos de extracción o abuso IA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Avanzada (especializada)</text:span></text:p>
          </table:table-cell>
          <table:table-cell table:style-name="Tabla7.A1" office:value-type="string">
            <text:p text:style-name="Table_20_Contents">Deception Layer</text:p>
          </table:table-cell>
          <table:table-cell table:style-name="Tabla7.A1" office:value-type="string">
            <text:p text:style-name="Table_20_Contents">Inteligencia de amenazas avanzada para adversarios sofisticados IA</text:p>
          </table:table-cell>
        </table:table-row>
      </table:table>
      <text:p text:style-name="Horizontal_20_Line"/>
      <text:h text:style-name="Heading_20_1" text:outline-level="1">🚀 Consideraciones prácticas de implantación</text:h>
      <text:list text:style-name="L25">
        <text:list-item>
          <text:p text:style-name="P26">🏛 <text:span text:style-name="Strong_20_Emphasis">Patrocinio:</text:span> debe ser impulsado desde el comité de IA, con participación de CISO, CAIO y CTO.</text:p>
        </text:list-item>
        <text:list-item>
          <text:p text:style-name="P26">🔐 <text:span text:style-name="Strong_20_Emphasis">Gobernanza:</text:span> incluir un marco unificado de <text:span text:style-name="Strong_20_Emphasis">AI Risk Management</text:span> (NIST AI RMF + AI Act UE 2025).</text:p>
        </text:list-item>
        <text:list-item>
          <text:p text:style-name="P26">📊 <text:span text:style-name="Strong_20_Emphasis">Métricas:</text:span> definir indicadores de madurez por capa (ej.: nº de prompts bloqueados, reducción de ataques adversariales detectados).</text:p>
        </text:list-item>
        <text:list-item>
          <text:p text:style-name="P26">🔄 <text:span text:style-name="Strong_20_Emphasis">Revisión continua:</text:span> cada 6 meses revisar las amenazas emergentes y adaptar la arquitectura.</text:p>
        </text:list-item>
      </text:list>
      <text:p text:style-name="Horizontal_20_Line"/>
      <text:h text:style-name="Heading_20_1" text:outline-level="1">🔧 <text:span text:style-name="Strong_20_Emphasis">Vendors y tecnologías reales disponibles (2025)</text:span></text:h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Table_20_Heading">Función</text:p>
            </table:table-cell>
            <table:table-cell table:style-name="Tabla8.A1" office:value-type="string">
              <text:p text:style-name="Table_20_Heading">Ejemplos de soluciones disponibles</text:p>
            </table:table-cell>
          </table:table-row>
        </table:table-header-rows>
        <table:table-row>
          <table:table-cell table:style-name="Tabla8.A1" office:value-type="string">
            <text:p text:style-name="Table_20_Contents">AI Gateway</text:p>
          </table:table-cell>
          <table:table-cell table:style-name="Tabla8.A1" office:value-type="string">
            <text:p text:style-name="Table_20_Contents">Lakera, Protect AI, Azure AI Gateway, Prompt Armor</text:p>
          </table:table-cell>
        </table:table-row>
        <table:table-row>
          <table:table-cell table:style-name="Tabla8.A1" office:value-type="string">
            <text:p text:style-name="Table_20_Contents">Prompt Filtering</text:p>
          </table:table-cell>
          <table:table-cell table:style-name="Tabla8.A1" office:value-type="string">
            <text:p text:style-name="Table_20_Contents">OpenAI Moderation API, Anthropic Constitutional AI, Azure AI Content Safety</text:p>
          </table:table-cell>
        </table:table-row>
        <table:table-row>
          <table:table-cell table:style-name="Tabla8.A1" office:value-type="string">
            <text:p text:style-name="Table_20_Contents">IDS IA</text:p>
          </table:table-cell>
          <table:table-cell table:style-name="Tabla8.A1" office:value-type="string">
            <text:p text:style-name="Table_20_Contents">Protect AI ModelScan, HiddenLayer, Microsoft Defender for Cloud AI workloads</text:p>
          </table:table-cell>
        </table:table-row>
        <table:table-row>
          <table:table-cell table:style-name="Tabla8.A1" office:value-type="string">
            <text:p text:style-name="Table_20_Contents">Deception Layer</text:p>
          </table:table-cell>
          <table:table-cell table:style-name="Tabla8.A1" office:value-type="string">
            <text:p text:style-name="Table_20_Contents">Proyectos internos avanzados (no existe mercado comercial maduro todavía, se desarrolla en casa)</text:p>
          </table:table-cell>
        </table:table-row>
      </table:table>
      <text:p text:style-name="Horizontal_20_Line"/>
      <text:h text:style-name="Heading_20_1" text:outline-level="1">🏁 <text:span text:style-name="Strong_20_Emphasis">Resultado esperado</text:span></text:h>
      <text:p text:style-name="Text_20_body">Si sigues este planteamiento, en ~18 meses tendrás:</text:p>
      <text:list text:style-name="L26">
        <text:list-item>
          <text:p text:style-name="P27">Un <text:span text:style-name="Strong_20_Emphasis">AI Perimeter Defense</text:span> completo.</text:p>
        </text:list-item>
        <text:list-item>
          <text:p text:style-name="P27"><text:soft-page-break/>Gestión avanzada de seguridad para modelos generativos.</text:p>
        </text:list-item>
        <text:list-item>
          <text:p text:style-name="P27">Capacidad proactiva de defenderte frente a amenazas sofisticadas tipo jailbreak, data leakage o adversarial LLM attacks.</text:p>
        </text:list-item>
      </text:list>
      <text:p text:style-name="Horizontal_20_Line"/>
      <text:p text:style-name="Text_20_body">¿Quieres que ahora te genere:</text:p>
      <text:list text:style-name="L27">
        <text:list-item>
          <text:p text:style-name="P28">👉 El <text:span text:style-name="Strong_20_Emphasis">diagrama técnico completo de arquitectura por capas</text:span></text:p>
        </text:list-item>
        <text:list-item>
          <text:p text:style-name="P28">👉 Una <text:span text:style-name="Strong_20_Emphasis">tabla de roles y responsables</text:span> para tu comité directivo</text:p>
        </text:list-item>
        <text:list-item>
          <text:p text:style-name="P28">👉 Un <text:span text:style-name="Strong_20_Emphasis">documento de hoja de ruta ejecutiva para presentar al C-level</text:span></text:p>
        </text:list-item>
      </text:list>
      <text:p text:style-name="Text_20_body">👉 Si me dices el sector de tu empresa puedo incluso afinarlo más (banca, salud, legal, industrial, etc.).</text:p>
      <text:p text:style-name="Text_20_body">¿Continuamos? 🚀</text:p>
      <text:p text:style-name="Text_20_body">Ahora sí, clarísimo:<text:line-break/>Quieres un <text:span text:style-name="Strong_20_Emphasis">acercamiento técnico mínimo viable (MVP)</text:span> para cada capa, es decir, cómo arrancar técnicamente cada uno de los componentes, sin grandes despliegues, pero ya funcionales y valiosos. Este enfoque es ideal porque te permite:</text:p>
      <text:list text:style-name="L28">
        <text:list-item>
          <text:p text:style-name="P29">Validar rápidamente.</text:p>
        </text:list-item>
        <text:list-item>
          <text:p text:style-name="P29">Demostrar viabilidad.</text:p>
        </text:list-item>
        <text:list-item>
          <text:p text:style-name="P29">Ir ajustando según resultados.</text:p>
        </text:list-item>
      </text:list>
      <text:p text:style-name="Horizontal_20_Line"/>
      <text:h text:style-name="Heading_20_1" text:outline-level="1">🧪 <text:span text:style-name="Strong_20_Emphasis">MVP Técnico para cada Capa</text:span></text:h>
      <table:table table:name="Tabla9" table:style-name="Tabla9">
        <table:table-column table:style-name="Tabla9.A"/>
        <table:table-column table:style-name="Tabla9.B"/>
        <table:table-column table:style-name="Tabla9.C"/>
        <table:table-header-rows>
          <table:table-row>
            <table:table-cell table:style-name="Tabla9.A1" office:value-type="string">
              <text:p text:style-name="Table_20_Heading">Capa</text:p>
            </table:table-cell>
            <table:table-cell table:style-name="Tabla9.A1" office:value-type="string">
              <text:p text:style-name="Table_20_Heading">MVP Técnico de Implantación</text:p>
            </table:table-cell>
            <table:table-cell table:style-name="Tabla9.A1" office:value-type="string">
              <text:p text:style-name="Table_20_Heading">Tecnología concreta recomendada (2025)</text:p>
            </table:table-cell>
          </table:table-row>
        </table:table-header-rows>
        <table:table-row>
          <table:table-cell table:style-name="Tabla9.A1" office:value-type="string">
            <text:p text:style-name="Table_20_Contents"><text:span text:style-name="Strong_20_Emphasis">WAF IA</text:span></text:p>
          </table:table-cell>
          <table:table-cell table:style-name="Tabla9.A1" office:value-type="string">
            <text:p text:style-name="Table_20_Contents">1️⃣ Desplegar AI Gateway básico (cloud managed)2️⃣ Activar filtros básicos de prompt injection3️⃣ Activar filtrado semántico por listas de red flags (violencia, odio, jailbreak keywords)4️⃣ Monitorear logs de prompts sospechosos</text:p>
          </table:table-cell>
          <table:table-cell table:style-name="Tabla9.A1" office:value-type="string">
            <text:p text:style-name="Table_20_Contents">- <text:span text:style-name="Strong_20_Emphasis">Lakera AI Gateway</text:span> (muy maduro para prompt injection)- <text:span text:style-name="Strong_20_Emphasis">Protect AI "Rebuff"</text:span>- <text:span text:style-name="Strong_20_Emphasis">Azure AI Gateway (preview 2025)</text:span>- <text:span text:style-name="Strong_20_Emphasis">Prompt Armor (SaaS rápida para MVP)</text:span>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API Shield</text:span></text:p>
          </table:table-cell>
          <table:table-cell table:style-name="Tabla9.A1" office:value-type="string">
            <text:p text:style-name="Table_20_Contents">1️⃣ Interceptar llamadas API al modelo2️⃣ Validar coherencia semántica simple: input/output matching (e.g., no desbordes, no respuestas fuera de contexto)3️⃣ Sanitización básica de output (profanidad, datos PII, hallucinations)4️⃣ Logging centralizado de outputs</text:p>
          </table:table-cell>
          <table:table-cell table:style-name="Tabla9.A1" office:value-type="string">
            <text:p text:style-name="Table_20_Contents">- <text:span text:style-name="Strong_20_Emphasis">OpenAI Moderation API</text:span> (como primer filtro rápido)- <text:span text:style-name="Strong_20_Emphasis">Anthropic Claude Constitutional AI</text:span>- <text:span text:style-name="Strong_20_Emphasis">Azure AI Content Safety API</text:span>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IDS/IPS IA</text:span></text:p>
          </table:table-cell>
          <table:table-cell table:style-name="Tabla9.A1" office:value-type="string">
            <text:p text:style-name="Table_20_Contents">1️⃣ Monitorizar logs de inferencias LLM (auditoría simple JSON)2️⃣ Implementar análisis estadístico de tokens generados (desviaciones anómalas)3️⃣ Detectar patrones básicos de chaining: secuencia anómala de prompts en misma sesión4️⃣ Notificar actividad sospechosa al SOC</text:p>
          </table:table-cell>
          <table:table-cell table:style-name="Tabla9.A1" office:value-type="string">
            <text:p text:style-name="Table_20_Contents">- <text:span text:style-name="Strong_20_Emphasis">Protect AI "ModelScan" (runtime monitoring)</text:span>- <text:span text:style-name="Strong_20_Emphasis">HiddenLayer Defense Platform</text:span>- Herramientas internas: PyOD (outlier detection ML), Elastic Stack</text:p>
          </table:table-cell>
        </table:table-row>
        <text:soft-page-break/>
        <table:table-row>
          <table:table-cell table:style-name="Tabla9.A1" office:value-type="string">
            <text:p text:style-name="Table_20_Contents"><text:span text:style-name="Strong_20_Emphasis">Zero Trust IA</text:span></text:p>
          </table:table-cell>
          <table:table-cell table:style-name="Tabla9.A1" office:value-type="string">
            <text:p text:style-name="Table_20_Contents">1️⃣ Crear identidades diferenciadas para pipelines IA (no reutilizar cuentas cloud)2️⃣ Autorización granular de acceso a datasets (nivel bucket/object)3️⃣ Política de acceso temporal y just-in-time para datasets de entrenamiento4️⃣ MFA y mTLS para APIs IA internas</text:p>
          </table:table-cell>
          <table:table-cell table:style-name="Tabla9.A1" office:value-type="string">
            <text:p text:style-name="Table_20_Contents">- <text:span text:style-name="Strong_20_Emphasis">AWS IAM Roles para IA</text:span>- <text:span text:style-name="Strong_20_Emphasis">Azure Managed Identities</text:span>- <text:span text:style-name="Strong_20_Emphasis">GCP IAM Workload Identity</text:span>- <text:span text:style-name="Strong_20_Emphasis">HashiCorp Vault + Secrets Manager</text:span></text:p>
          </table:table-cell>
        </table:table-row>
        <table:table-row>
          <table:table-cell table:style-name="Tabla9.A1" office:value-type="string">
            <text:p text:style-name="Table_20_Contents"><text:span text:style-name="Strong_20_Emphasis">Deception Layer</text:span></text:p>
          </table:table-cell>
          <table:table-cell table:style-name="Tabla9.A1" office:value-type="string">
            <text:p text:style-name="Table_20_Contents">1️⃣ Montar un honeypot LLM simple (instancia sandboxed de modelo opensource como Llama2-7b)2️⃣ Publicar endpoint falso en entorno controlado3️⃣ Inyectar canary prompts identificables4️⃣ Monitorizar acceso externo anómalo al honeypot (tracking IP, prompt, chaining intent)</text:p>
          </table:table-cell>
          <table:table-cell table:style-name="Tabla9.A1" office:value-type="string">
            <text:p text:style-name="Table_20_Contents">- <text:span text:style-name="Strong_20_Emphasis">Llama2-7b (Meta)</text:span>- <text:span text:style-name="Strong_20_Emphasis">Ollama + Docker</text:span> para despliegue interno- Scripts propios de logging y detección canaria</text:p>
          </table:table-cell>
        </table:table-row>
      </table:table>
      <text:p text:style-name="Horizontal_20_Line"/>
      <text:h text:style-name="Heading_20_1" text:outline-level="1">🎯 <text:span text:style-name="Strong_20_Emphasis">En resumen MVP rápido por capas</text:span></text:h>
      <text:list text:style-name="L29">
        <text:list-item>
          <text:p text:style-name="P30">⚡ <text:span text:style-name="Strong_20_Emphasis">Arrancable en 4-8 semanas por capa</text:span></text:p>
        </text:list-item>
        <text:list-item>
          <text:p text:style-name="P30">⚡ No requiere infra costosa inicialmente.</text:p>
        </text:list-item>
        <text:list-item>
          <text:p text:style-name="P30">⚡ Alta visibilidad de amenazas desde el primer día.</text:p>
        </text:list-item>
      </text:list>
      <text:p text:style-name="Horizontal_20_Line"/>
      <text:h text:style-name="Heading_20_1" text:outline-level="1">🚀 <text:span text:style-name="Strong_20_Emphasis">Estrategia de Secuencia Recomendada MVP</text:span></text:h>
      <text:p text:style-name="Text_20_body">1️⃣ <text:span text:style-name="Strong_20_Emphasis">Zero Trust IA (semana 1-4):</text:span> sin identidad sólida no hay seguridad IA.<text:line-break/>2️⃣ <text:span text:style-name="Strong_20_Emphasis">WAF IA (semana 5-8):</text:span> proteges los modelos expuestos.<text:line-break/>3️⃣ <text:span text:style-name="Strong_20_Emphasis">API Shield (semana 9-12):</text:span> aseguras los inputs/outputs que están siendo servidos.<text:line-break/>4️⃣ <text:span text:style-name="Strong_20_Emphasis">IDS/IPS IA (semana 13-16):</text:span> empiezas a detectar comportamientos anómalos.<text:line-break/>5️⃣ <text:span text:style-name="Strong_20_Emphasis">Deception Layer (semana 17-24):</text:span> inteligencia avanzada en paralelo.</text:p>
      <text:p text:style-name="Horizontal_20_Line"/>
      <text:h text:style-name="Heading_20_1" text:outline-level="1">⚠ <text:span text:style-name="Strong_20_Emphasis">Nota clave MVP</text:span></text:h>
      <text:p text:style-name="Text_20_body">En IA, el gran truco es:<text:line-break/><text:span text:style-name="Strong_20_Emphasis">“Visibilidad antes que control”</text:span></text:p>
      <text:p text:style-name="Text_20_body">—&gt; Los primeros MVP deben darte observabilidad total de lo que realmente ocurre en el flujo de prompts, inferencias y outputs, para poder ajustar las políticas de seguridad posteriores.</text:p>
      <text:p text:style-name="Horizontal_20_Line"/>
      <text:p text:style-name="Horizontal_20_Line"/>
      <text:p text:style-name="Text_20_body"><text:soft-page-break/>👉 Si me autorizas, puedo ahora:</text:p>
      <text:list text:style-name="L30">
        <text:list-item>
          <text:p text:style-name="P31">Generar un <text:span text:style-name="Strong_20_Emphasis">playbook técnico MVP por capa</text:span>, para tus ingenieros.</text:p>
        </text:list-item>
        <text:list-item>
          <text:p text:style-name="P31">Hacer un <text:span text:style-name="Strong_20_Emphasis">diagrama técnico MVP realista</text:span> de los 5 componentes.</text:p>
        </text:list-item>
        <text:list-item>
          <text:p text:style-name="P31">Proponer vendors concretos y precios aproximados.</text:p>
        </text:list-item>
      </text:list>
      <text:p text:style-name="Text_20_body">¿Quieres que lo prepare? 🚀<text:line-break/>(Tu sector también puede influir: banca, salud, telco, industria, etc.)</text:p>
      <text:p text:style-name="Standard"/>
      <text:p text:style-name="Text_20_body">Muy buena pregunta — y es muy normal que ocurra esta confusión, porque en IA las <text:span text:style-name="Strong_20_Emphasis">capas de defensa</text:span> no coinciden exactamente con la tradicional distinción "público vs. privado" de los sistemas IT clásicos.</text:p>
      <text:p text:style-name="Text_20_body">Déjame aclararlo de forma muy visual y simple:</text:p>
      <text:p text:style-name="Horizontal_20_Line"/>
      <text:h text:style-name="Heading_20_1" text:outline-level="1">🌐 <text:span text:style-name="Strong_20_Emphasis">Primera división: ¿Qué es lo público y qué es lo privado en IA?</text:span></text:h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office:value-type="string">
              <text:p text:style-name="Table_20_Heading">Parte</text:p>
            </table:table-cell>
            <table:table-cell table:style-name="Tabla10.A1" office:value-type="string">
              <text:p text:style-name="Table_20_Heading">¿Qué incluye?</text:p>
            </table:table-cell>
            <table:table-cell table:style-name="Tabla10.A1" office:value-type="string">
              <text:p text:style-name="Table_20_Heading">Ejemplos</text:p>
            </table:table-cell>
            <table:table-cell table:style-name="Tabla10.A1" office:value-type="string">
              <text:p text:style-name="Table_20_Heading">¿Por qué es relevante?</text:p>
            </table:table-cell>
          </table:table-row>
        </table:table-header-rows>
        <table:table-row>
          <table:table-cell table:style-name="Tabla10.A1" office:value-type="string">
            <text:p text:style-name="Table_20_Contents"><text:span text:style-name="Strong_20_Emphasis">Exposición pública (externa)</text:span></text:p>
          </table:table-cell>
          <table:table-cell table:style-name="Tabla10.A1" office:value-type="string">
            <text:p text:style-name="Table_20_Contents">Interfaces donde usuarios externos interactúan con IA</text:p>
          </table:table-cell>
          <table:table-cell table:style-name="Tabla10.A1" office:value-type="string">
            <text:p text:style-name="Table_20_Contents">Web corporativa, APIs públicas, chatbots, asistentes virtuales accesibles al público, ecommerce, apps móviles</text:p>
          </table:table-cell>
          <table:table-cell table:style-name="Tabla10.A1" office:value-type="string">
            <text:p text:style-name="Table_20_Contents">Aquí es donde los atacantes pueden manipular los modelos usando prompts maliciosos</text:p>
          </table:table-cell>
        </table:table-row>
        <table:table-row>
          <table:table-cell table:style-name="Tabla10.A1" office:value-type="string">
            <text:p text:style-name="Table_20_Contents"><text:span text:style-name="Strong_20_Emphasis">Infraestructura interna (privada)</text:span></text:p>
          </table:table-cell>
          <table:table-cell table:style-name="Tabla10.A1" office:value-type="string">
            <text:p text:style-name="Table_20_Contents">Datos, modelos, entrenamiento, pipelines MLOps, operaciones internas</text:p>
          </table:table-cell>
          <table:table-cell table:style-name="Tabla10.A1" office:value-type="string">
            <text:p text:style-name="Table_20_Contents">ERP, CRM, HR, datos de clientes, bases de entrenamiento, modelos IA propios, pipelines de finetuning</text:p>
          </table:table-cell>
          <table:table-cell table:style-name="Tabla10.A1" office:value-type="string">
            <text:p text:style-name="Table_20_Contents">Aquí es donde los atacantes pueden intentar robar datos, manipular modelos, hacer inversion attacks, model poisoning</text:p>
          </table:table-cell>
        </table:table-row>
      </table:table>
      <text:p text:style-name="Horizontal_20_Line"/>
      <text:h text:style-name="Heading_20_1" text:outline-level="1">🎯 <text:span text:style-name="Strong_20_Emphasis">Las capas que veníamos hablando actúan </text:span><text:span text:style-name="Strong_20_Emphasis"><text:span text:style-name="Emphasis">a lo largo de ambos mundos</text:span></text:span></text:h>
      <text:p text:style-name="Text_20_body">Cada capa protege una parte diferente del ciclo IA. Te lo dibujo:</text:p>
      <text:p text:style-name="Horizontal_20_Line"/>
      <text:h text:style-name="Heading_20_2" text:outline-level="2">🔒 <text:span text:style-name="Strong_20_Emphasis">Arquitectura de capas de defensa IA simplificada</text:span></text:h>
      <text:p text:style-name="Preformatted_20_Text"><text:span text:style-name="Source_20_Text">USUARIOS EXTERNOS (Clientes, APIs externas)</text:span></text:p>
      <text:p text:style-name="Preformatted_20_Text"><text:span text:style-name="Source_20_Text"><text:s text:c="8"/>│</text:span></text:p>
      <text:p text:style-name="Preformatted_20_Text"><text:span text:style-name="Source_20_Text"><text:s text:c="8"/>▼</text:span></text:p>
      <text:p text:style-name="Preformatted_20_Text"><text:span text:style-name="Source_20_Text">⚠️ CAPA 1: WAF IA → protege el borde público (prompt injection, ataques directos al modelo desde fuera)</text:span></text:p>
      <text:p text:style-name="Preformatted_20_Text"><text:span text:style-name="Source_20_Text"><text:s text:c="8"/>│</text:span></text:p>
      <text:p text:style-name="Preformatted_20_Text"><text:soft-page-break/><text:span text:style-name="Source_20_Text"><text:s text:c="8"/>▼</text:span></text:p>
      <text:p text:style-name="Preformatted_20_Text"><text:span text:style-name="Source_20_Text">⚠️ CAPA 2: API Shield → filtra los inputs/outputs de los modelos IA accesibles (tanto internos como externos)</text:span></text:p>
      <text:p text:style-name="Preformatted_20_Text"><text:span text:style-name="Source_20_Text"><text:s text:c="8"/>│</text:span></text:p>
      <text:p text:style-name="Preformatted_20_Text"><text:span text:style-name="Source_20_Text"><text:s text:c="8"/>▼</text:span></text:p>
      <text:p text:style-name="Preformatted_20_Text"><text:span text:style-name="Source_20_Text">⚠️ CAPA 3: IDS/IPS IA → vigila tráfico anómalo en tiempo real (para ambos mundos: interno y externo)</text:span></text:p>
      <text:p text:style-name="Preformatted_20_Text"><text:span text:style-name="Source_20_Text"><text:s text:c="8"/>│</text:span></text:p>
      <text:p text:style-name="Preformatted_20_Text"><text:span text:style-name="Source_20_Text"><text:s text:c="8"/>▼</text:span></text:p>
      <text:p text:style-name="Preformatted_20_Text"><text:span text:style-name="Source_20_Text">⚠️ CAPA 4: Zero Trust IA → controla acceso interno a datos, modelos, entrenamiento (zona interna de la empresa)</text:span></text:p>
      <text:p text:style-name="Preformatted_20_Text"><text:span text:style-name="Source_20_Text"><text:s text:c="8"/>│</text:span></text:p>
      <text:p text:style-name="Preformatted_20_Text"><text:span text:style-name="Source_20_Text"><text:s text:c="8"/>▼</text:span></text:p>
      <text:p text:style-name="P1"><text:span text:style-name="Source_20_Text">⚠️ CAPA 5: Deception Layer → honeypots para atraer atacantes sofisticados (funciona tanto en entornos internos como expuestos)</text:span></text:p>
      <text:p text:style-name="Horizontal_20_Line"/>
      <text:h text:style-name="Heading_20_1" text:outline-level="1">🧭 <text:span text:style-name="Strong_20_Emphasis">Cómo pensar las capas</text:span></text:h>
      <text:list text:style-name="L31">
        <text:list-item>
          <text:p text:style-name="P32"><text:span text:style-name="Strong_20_Emphasis">WAF IA</text:span>: Protege el perímetro público expuesto al mundo exterior.</text:p>
        </text:list-item>
        <text:list-item>
          <text:p text:style-name="P32"><text:span text:style-name="Strong_20_Emphasis">API Shield</text:span>: Protege el flujo de información entre el usuario (sea interno o externo) y el modelo IA.</text:p>
        </text:list-item>
        <text:list-item>
          <text:p text:style-name="P32"><text:span text:style-name="Strong_20_Emphasis">IDS/IPS IA</text:span>: Vigila todo lo que pasa en los sistemas de IA, tanto en la red pública como en las privadas.</text:p>
        </text:list-item>
        <text:list-item>
          <text:p text:style-name="P32"><text:span text:style-name="Strong_20_Emphasis">Zero Trust IA</text:span>: Impide que personal interno (o procesos comprometidos) accedan a datos o modelos que no deben.</text:p>
        </text:list-item>
        <text:list-item>
          <text:p text:style-name="P32"><text:span text:style-name="Strong_20_Emphasis">Deception Layer</text:span>: Engaña y monitoriza a quien intente atacar, en cualquier punto.</text:p>
        </text:list-item>
      </text:list>
      <text:p text:style-name="Horizontal_20_Line"/>
      <text:h text:style-name="Heading_20_1" text:outline-level="1">🧪 <text:span text:style-name="Strong_20_Emphasis">Sencilla regla mental para no confundirte</text:span></text:h>
      <table:table table:name="Tabla11" table:style-name="Tabla11">
        <table:table-column table:style-name="Tabla11.A"/>
        <table:table-column table:style-name="Tabla11.B"/>
        <table:table-header-rows>
          <table:table-row>
            <table:table-cell table:style-name="Tabla11.A1" office:value-type="string">
              <text:p text:style-name="Table_20_Heading">Pregunta</text:p>
            </table:table-cell>
            <table:table-cell table:style-name="Tabla11.A1" office:value-type="string">
              <text:p text:style-name="Table_20_Heading">Capas que aplican</text:p>
            </table:table-cell>
          </table:table-row>
        </table:table-header-rows>
        <table:table-row>
          <table:table-cell table:style-name="Tabla11.A1" office:value-type="string">
            <text:p text:style-name="Table_20_Contents">¿La petición viene de internet?</text:p>
          </table:table-cell>
          <table:table-cell table:style-name="Tabla11.A1" office:value-type="string">
            <text:p text:style-name="Table_20_Contents">WAF IA + API Shield</text:p>
          </table:table-cell>
        </table:table-row>
        <table:table-row>
          <table:table-cell table:style-name="Tabla11.A1" office:value-type="string">
            <text:p text:style-name="Table_20_Contents">¿Hay intercambio de datos sensibles?</text:p>
          </table:table-cell>
          <table:table-cell table:style-name="Tabla11.A1" office:value-type="string">
            <text:p text:style-name="Table_20_Contents">API Shield + Zero Trust</text:p>
          </table:table-cell>
        </table:table-row>
        <table:table-row>
          <table:table-cell table:style-name="Tabla11.A1" office:value-type="string">
            <text:p text:style-name="Table_20_Contents">¿Hay tráfico sospechoso en la red IA?</text:p>
          </table:table-cell>
          <table:table-cell table:style-name="Tabla11.A1" office:value-type="string">
            <text:p text:style-name="Table_20_Contents">IDS/IPS IA</text:p>
          </table:table-cell>
        </table:table-row>
        <table:table-row>
          <table:table-cell table:style-name="Tabla11.A1" office:value-type="string">
            <text:p text:style-name="Table_20_Contents">¿Se necesita control interno de acceso?</text:p>
          </table:table-cell>
          <table:table-cell table:style-name="Tabla11.A1" office:value-type="string">
            <text:p text:style-name="Table_20_Contents">Zero Trust IA</text:p>
          </table:table-cell>
        </table:table-row>
        <table:table-row>
          <table:table-cell table:style-name="Tabla11.A1" office:value-type="string">
            <text:p text:style-name="Table_20_Contents">¿Quiero detectar atacantes avanzados?</text:p>
          </table:table-cell>
          <table:table-cell table:style-name="Tabla11.A1" office:value-type="string">
            <text:p text:style-name="Table_20_Contents">Deception Layer</text:p>
          </table:table-cell>
        </table:table-row>
      </table:table>
      <text:p text:style-name="Horizontal_20_Line"/>
      <text:h text:style-name="Heading_20_1" text:outline-level="1">🎯 <text:span text:style-name="Strong_20_Emphasis">En resumen</text:span></text:h>
      <text:list text:style-name="L32">
        <text:list-item>
          <text:p text:style-name="P33">Lo "público" es todo lo que puede ser atacado desde fuera: web, API, chatbot, ecommerce.</text:p>
        </text:list-item>
        <text:list-item>
          <text:p text:style-name="P33">Lo "privado" es todo lo que funciona dentro de la empresa: datos, modelos, infraestructura.</text:p>
        </text:list-item>
        <text:list-item>
          <text:p text:style-name="P33">Las capas de seguridad IA se superponen sobre ambas zonas, porque los ataques IA no siempre respetan los límites clásicos de IT.</text:p>
        </text:list-item>
      </text:list>
      <text:p text:style-name="Horizontal_20_Line"><text:soft-page-break/></text:p>
      <text:p text:style-name="Text_20_body">👉 Si me lo permites, puedo ahora generarte:</text:p>
      <text:list text:style-name="L33">
        <text:list-item>
          <text:p text:style-name="P34">Un <text:span text:style-name="Strong_20_Emphasis">mapa visual de arquitectura IA y sus capas de defensa</text:span>, muy práctico para que lo tengas claro tú y tu equipo.</text:p>
        </text:list-item>
        <text:list-item>
          <text:p text:style-name="P34">Un pequeño <text:span text:style-name="Strong_20_Emphasis">"manual de bolsillo" para CISO o CTO IA</text:span>, donde te resumo cómo se aplica cada capa.</text:p>
        </text:list-item>
      </text:list>
      <text:p text:style-name="Text_20_body">¿Quieres que lo arme? Te aseguro que te va a clarificar completamente.</text:p>
      <text:p text:style-name="Standard"/>
      <text:p text:style-name="Text_20_body">Perfecto. Vamos allá:</text:p>
      <text:p text:style-name="Horizontal_20_Line"/>
      <text:h text:style-name="Heading_20_1" text:outline-level="1">1️⃣ <text:span text:style-name="Strong_20_Emphasis">Mapa Visual de Arquitectura IA y Capas de Defensa</text:span></text:h>
      <text:p text:style-name="Text_20_body">Voy a generar un esquema claro, que puedas presentar o usar como base de trabajo:</text:p>
      <text:p text:style-name="Horizontal_20_Line"/>
      <text:p text:style-name="Preformatted_20_Text"><text:span text:style-name="Source_20_Text"><text:s text:c="16"/>🔒 ARQUITECTURA DE SEGURIDAD IA 🔒</text:span></text:p>
      <text:p text:style-name="Preformatted_20_Text"/>
      <text:p text:style-name="Preformatted_20_Text"><text:span text:style-name="Source_20_Text">──────────────────────────────────────────────────────────────</text:span></text:p>
      <text:p text:style-name="Preformatted_20_Text"><text:span text:style-name="Source_20_Text"> ZONA PÚBLICA (Expuesta al exterior)</text:span></text:p>
      <text:p text:style-name="Preformatted_20_Text"><text:span text:style-name="Source_20_Text">──────────────────────────────────────────────────────────────</text:span></text:p>
      <text:p text:style-name="Preformatted_20_Text"/>
      <text:p text:style-name="Preformatted_20_Text"><text:span text:style-name="Source_20_Text">[Usuario externo / Cliente / API Partner]</text:span></text:p>
      <text:p text:style-name="Preformatted_20_Text"><text:span text:style-name="Source_20_Text"><text:s text:c="10"/>│</text:span></text:p>
      <text:p text:style-name="Preformatted_20_Text"><text:span text:style-name="Source_20_Text"><text:s text:c="10"/>▼</text:span></text:p>
      <text:p text:style-name="Preformatted_20_Text"><text:span text:style-name="Source_20_Text"><text:s text:c="4"/>┌──────────────────┐</text:span></text:p>
      <text:p text:style-name="Preformatted_20_Text"><text:span text:style-name="Source_20_Text"><text:s text:c="4"/>│ <text:s/>WAF IA Layer <text:s text:c="3"/>│ <text:s text:c="2"/>← (AI Gateway, Prompt Filtering)</text:span></text:p>
      <text:p text:style-name="Preformatted_20_Text"><text:span text:style-name="Source_20_Text"><text:s text:c="4"/>└──────────────────┘</text:span></text:p>
      <text:p text:style-name="Preformatted_20_Text"><text:span text:style-name="Source_20_Text"><text:s text:c="10"/>│</text:span></text:p>
      <text:p text:style-name="Preformatted_20_Text"><text:span text:style-name="Source_20_Text"><text:s text:c="10"/>▼</text:span></text:p>
      <text:p text:style-name="Preformatted_20_Text"><text:span text:style-name="Source_20_Text"><text:s text:c="4"/>┌──────────────────┐</text:span></text:p>
      <text:p text:style-name="Preformatted_20_Text"><text:span text:style-name="Source_20_Text"><text:s text:c="4"/>│ <text:s/>API Shield <text:s text:c="5"/>│ <text:s text:c="2"/>← (Prompt Consistency + Output Sanitization)</text:span></text:p>
      <text:p text:style-name="Preformatted_20_Text"><text:span text:style-name="Source_20_Text"><text:s text:c="4"/>└──────────────────┘</text:span></text:p>
      <text:p text:style-name="Preformatted_20_Text"/>
      <text:p text:style-name="Preformatted_20_Text"><text:span text:style-name="Source_20_Text">──────────────────────────────────────────────────────────────</text:span></text:p>
      <text:p text:style-name="Preformatted_20_Text"><text:span text:style-name="Source_20_Text"> ZONA PRIVADA (Infraestructura interna)</text:span></text:p>
      <text:p text:style-name="Preformatted_20_Text"><text:span text:style-name="Source_20_Text">──────────────────────────────────────────────────────────────</text:span></text:p>
      <text:p text:style-name="Preformatted_20_Text"/>
      <text:p text:style-name="Preformatted_20_Text"><text:span text:style-name="Source_20_Text"><text:s text:c="4"/>┌──────────────────┐</text:span></text:p>
      <text:p text:style-name="Preformatted_20_Text"><text:span text:style-name="Source_20_Text"><text:s text:c="4"/>│ Zero Trust IA <text:s text:c="3"/>│ <text:s text:c="2"/>← (Identity Segmentation + Access Control)</text:span></text:p>
      <text:p text:style-name="Preformatted_20_Text"><text:span text:style-name="Source_20_Text"><text:s text:c="4"/>└──────────────────┘</text:span></text:p>
      <text:p text:style-name="Preformatted_20_Text"/>
      <text:p text:style-name="Preformatted_20_Text"><text:span text:style-name="Source_20_Text"><text:s text:c="4"/>┌──────────────────┐</text:span></text:p>
      <text:p text:style-name="Preformatted_20_Text"><text:span text:style-name="Source_20_Text"><text:s text:c="4"/>│ LLM Inference <text:s text:c="3"/>│ <text:s/>← (Modelos IA operando)</text:span></text:p>
      <text:p text:style-name="Preformatted_20_Text"><text:span text:style-name="Source_20_Text"><text:s text:c="4"/>└──────────────────┘</text:span></text:p>
      <text:p text:style-name="Preformatted_20_Text"/>
      <text:p text:style-name="Preformatted_20_Text"><text:span text:style-name="Source_20_Text"><text:s text:c="4"/>┌──────────────────┐</text:span></text:p>
      <text:p text:style-name="Preformatted_20_Text"><text:span text:style-name="Source_20_Text"><text:s text:c="4"/>│ Entrenamiento IA │ <text:s/>← (MLOps, datasets, finetuning)</text:span></text:p>
      <text:p text:style-name="Preformatted_20_Text"><text:span text:style-name="Source_20_Text"><text:s text:c="4"/>└──────────────────┘</text:span></text:p>
      <text:p text:style-name="Preformatted_20_Text"/>
      <text:p text:style-name="Preformatted_20_Text"><text:span text:style-name="Source_20_Text">──────────────────────────────────────────────────────────────</text:span></text:p>
      <text:p text:style-name="Preformatted_20_Text"><text:span text:style-name="Source_20_Text"> MONITORIZACIÓN CONTINUA (Transversal)</text:span></text:p>
      <text:p text:style-name="Preformatted_20_Text"><text:soft-page-break/><text:span text:style-name="Source_20_Text">──────────────────────────────────────────────────────────────</text:span></text:p>
      <text:p text:style-name="Preformatted_20_Text"/>
      <text:p text:style-name="Preformatted_20_Text"><text:span text:style-name="Source_20_Text"><text:s text:c="4"/>┌──────────────────┐</text:span></text:p>
      <text:p text:style-name="Preformatted_20_Text"><text:span text:style-name="Source_20_Text"><text:s text:c="4"/>│ IDS/IPS IA <text:s text:c="6"/>│ <text:s text:c="2"/>← (Anomaly Detection + Prompt Chaining Detection)</text:span></text:p>
      <text:p text:style-name="Preformatted_20_Text"><text:span text:style-name="Source_20_Text"><text:s text:c="4"/>└──────────────────┘</text:span></text:p>
      <text:p text:style-name="Preformatted_20_Text"/>
      <text:p text:style-name="Preformatted_20_Text"><text:span text:style-name="Source_20_Text">──────────────────────────────────────────────────────────────</text:span></text:p>
      <text:p text:style-name="Preformatted_20_Text"><text:span text:style-name="Source_20_Text"> DEFENSA ACTIVA / INTELIGENCIA DE AMENAZAS</text:span></text:p>
      <text:p text:style-name="Preformatted_20_Text"><text:span text:style-name="Source_20_Text">──────────────────────────────────────────────────────────────</text:span></text:p>
      <text:p text:style-name="Preformatted_20_Text"/>
      <text:p text:style-name="Preformatted_20_Text"><text:span text:style-name="Source_20_Text"><text:s text:c="4"/>┌──────────────────┐</text:span></text:p>
      <text:p text:style-name="Preformatted_20_Text"><text:span text:style-name="Source_20_Text"><text:s text:c="4"/>│ Deception Layer <text:s/>│ <text:s text:c="2"/>← (Honeypot LLM + Canary Prompts)</text:span></text:p>
      <text:p text:style-name="P1"><text:span text:style-name="Source_20_Text"><text:s text:c="4"/>└──────────────────┘</text:span></text:p>
      <text:p text:style-name="Horizontal_20_Line"/>
      <text:h text:style-name="Heading_20_1" text:outline-level="1">2️⃣ <text:span text:style-name="Strong_20_Emphasis">Manual de Bolsillo para CISO / CTO IA: Cómo aplicar cada capa</text:span></text:h>
      <text:p text:style-name="Horizontal_20_Line"/>
      <text:h text:style-name="Heading_20_3" text:outline-level="3">🔐 <text:span text:style-name="Strong_20_Emphasis">WAF IA (AI Gateway + Prompt Filtering)</text:span></text:h>
      <text:list text:style-name="L34">
        <text:list-item>
          <text:p text:style-name="P35">📌 <text:span text:style-name="Strong_20_Emphasis">Objetivo</text:span>: proteger los modelos públicos frente a prompt injection, ataques de input malicioso y abuso de APIs.</text:p>
        </text:list-item>
        <text:list-item>
          <text:p text:style-name="P35">🔧 <text:span text:style-name="Strong_20_Emphasis">MVP rápido</text:span>:</text:p>
          <text:list>
            <text:list-item>
              <text:p text:style-name="P35">AI Gateway (Lakera, Azure AI Gateway, Protect AI Rebuff).</text:p>
            </text:list-item>
            <text:list-item>
              <text:p text:style-name="P35">Listas negras de términos peligrosos.</text:p>
            </text:list-item>
          </text:list>
        </text:list-item>
        <text:list-item>
          <text:p text:style-name="P35">🚩 <text:span text:style-name="Strong_20_Emphasis">Amenazas mitigadas</text:span>:</text:p>
          <text:list>
            <text:list-item>
              <text:p text:style-name="P35">Jailbreak prompts.</text:p>
            </text:list-item>
            <text:list-item>
              <text:p text:style-name="P35">Prompt injection.</text:p>
            </text:list-item>
            <text:list-item>
              <text:p text:style-name="P35">Payload crafting IA.</text:p>
            </text:list-item>
          </text:list>
        </text:list-item>
      </text:list>
      <text:p text:style-name="Horizontal_20_Line"/>
      <text:h text:style-name="Heading_20_3" text:outline-level="3">🛡 <text:span text:style-name="Strong_20_Emphasis">API Shield (Prompt Consistency + Output Sanitization)</text:span></text:h>
      <text:list text:style-name="L35">
        <text:list-item>
          <text:p text:style-name="P36">📌 <text:span text:style-name="Strong_20_Emphasis">Objetivo</text:span>: evitar que el modelo devuelva información dañina, sensible o legalmente comprometida.</text:p>
        </text:list-item>
        <text:list-item>
          <text:p text:style-name="P36">🔧 <text:span text:style-name="Strong_20_Emphasis">MVP rápido</text:span>:</text:p>
          <text:list>
            <text:list-item>
              <text:p text:style-name="P36">OpenAI Moderation API.</text:p>
            </text:list-item>
            <text:list-item>
              <text:p text:style-name="P36">Azure AI Content Safety.</text:p>
            </text:list-item>
            <text:list-item>
              <text:p text:style-name="P36">Post-procesamiento de output antes de servirlo.</text:p>
            </text:list-item>
          </text:list>
        </text:list-item>
        <text:list-item>
          <text:p text:style-name="P36">🚩 <text:span text:style-name="Strong_20_Emphasis">Amenazas mitigadas</text:span>:</text:p>
          <text:list>
            <text:list-item>
              <text:p text:style-name="P36">Exfiltración de PII.</text:p>
            </text:list-item>
            <text:list-item>
              <text:p text:style-name="P36"><text:soft-page-break/>Alucinaciones.</text:p>
            </text:list-item>
            <text:list-item>
              <text:p text:style-name="P36">Contenido ofensivo o ilegal.</text:p>
            </text:list-item>
          </text:list>
        </text:list-item>
      </text:list>
      <text:p text:style-name="Horizontal_20_Line"/>
      <text:h text:style-name="Heading_20_3" text:outline-level="3">👁 <text:span text:style-name="Strong_20_Emphasis">IDS/IPS IA (Anomaly Detection + Prompt Chaining Detector)</text:span></text:h>
      <text:list text:style-name="L36">
        <text:list-item>
          <text:p text:style-name="P37">📌 <text:span text:style-name="Strong_20_Emphasis">Objetivo</text:span>: vigilar patrones de uso anómalo y detectar ataques persistentes dentro de los modelos.</text:p>
        </text:list-item>
        <text:list-item>
          <text:p text:style-name="P37">🔧 <text:span text:style-name="Strong_20_Emphasis">MVP rápido</text:span>:</text:p>
          <text:list>
            <text:list-item>
              <text:p text:style-name="P37">Protect AI ModelScan.</text:p>
            </text:list-item>
            <text:list-item>
              <text:p text:style-name="P37">HiddenLayer Defense.</text:p>
            </text:list-item>
            <text:list-item>
              <text:p text:style-name="P37">Elastic + PyOD para patrones outliers.</text:p>
            </text:list-item>
          </text:list>
        </text:list-item>
        <text:list-item>
          <text:p text:style-name="P37">🚩 <text:span text:style-name="Strong_20_Emphasis">Amenazas mitigadas</text:span>:</text:p>
          <text:list>
            <text:list-item>
              <text:p text:style-name="P37">Model abuse persistente.</text:p>
            </text:list-item>
            <text:list-item>
              <text:p text:style-name="P37">Data extraction over time.</text:p>
            </text:list-item>
            <text:list-item>
              <text:p text:style-name="P37">Chaining attacks.</text:p>
            </text:list-item>
          </text:list>
        </text:list-item>
      </text:list>
      <text:p text:style-name="Horizontal_20_Line"/>
      <text:h text:style-name="Heading_20_3" text:outline-level="3">🔑 <text:span text:style-name="Strong_20_Emphasis">Zero Trust IA (Identity Segmentation + Contextual Authorization)</text:span></text:h>
      <text:list text:style-name="L37">
        <text:list-item>
          <text:p text:style-name="P38">📌 <text:span text:style-name="Strong_20_Emphasis">Objetivo</text:span>: garantizar que solo los usuarios, servicios o modelos autorizados acceden a datos IA sensibles.</text:p>
        </text:list-item>
        <text:list-item>
          <text:p text:style-name="P38">🔧 <text:span text:style-name="Strong_20_Emphasis">MVP rápido</text:span>:</text:p>
          <text:list>
            <text:list-item>
              <text:p text:style-name="P38">IAM cloud (AWS, Azure, GCP).</text:p>
            </text:list-item>
            <text:list-item>
              <text:p text:style-name="P38">MFA para ingenieros IA.</text:p>
            </text:list-item>
            <text:list-item>
              <text:p text:style-name="P38">mTLS para APIs IA internas.</text:p>
            </text:list-item>
          </text:list>
        </text:list-item>
        <text:list-item>
          <text:p text:style-name="P38">🚩 <text:span text:style-name="Strong_20_Emphasis">Amenazas mitigadas</text:span>:</text:p>
          <text:list>
            <text:list-item>
              <text:p text:style-name="P38">Acceso interno indebido.</text:p>
            </text:list-item>
            <text:list-item>
              <text:p text:style-name="P38">Data leakage desde pipelines de entrenamiento.</text:p>
            </text:list-item>
            <text:list-item>
              <text:p text:style-name="P38">Compromiso lateral de servicios.</text:p>
            </text:list-item>
          </text:list>
        </text:list-item>
      </text:list>
      <text:p text:style-name="Horizontal_20_Line"/>
      <text:h text:style-name="Heading_20_3" text:outline-level="3">🎣 <text:span text:style-name="Strong_20_Emphasis">Deception Layer (Honeypot LLM + Canary Prompts)</text:span></text:h>
      <text:list text:style-name="L38">
        <text:list-item>
          <text:p text:style-name="P39">📌 <text:span text:style-name="Strong_20_Emphasis">Objetivo</text:span>: detectar actores avanzados antes de comprometer la infraestructura real.</text:p>
        </text:list-item>
        <text:list-item>
          <text:p text:style-name="P39">🔧 <text:span text:style-name="Strong_20_Emphasis">MVP rápido</text:span>:</text:p>
          <text:list>
            <text:list-item>
              <text:p text:style-name="P39">Llama2 sandbox + Ollama.</text:p>
            </text:list-item>
            <text:list-item>
              <text:p text:style-name="P39">Canary prompts insertados.</text:p>
            </text:list-item>
            <text:list-item>
              <text:p text:style-name="P39"><text:soft-page-break/>Logging detallado de prompts anómalos.</text:p>
            </text:list-item>
          </text:list>
        </text:list-item>
        <text:list-item>
          <text:p text:style-name="P39">🚩 <text:span text:style-name="Strong_20_Emphasis">Amenazas mitigadas</text:span>:</text:p>
          <text:list>
            <text:list-item>
              <text:p text:style-name="P39">Reconocimiento ofensivo externo.</text:p>
            </text:list-item>
            <text:list-item>
              <text:p text:style-name="P39">Técnicas de extracción masiva.</text:p>
            </text:list-item>
            <text:list-item>
              <text:p text:style-name="P39">Testeo de jailbreaks sobre honeypots.</text:p>
            </text:list-item>
          </text:list>
        </text:list-item>
      </text:list>
      <text:p text:style-name="Horizontal_20_Line"/>
      <text:h text:style-name="Heading_20_1" text:outline-level="1">🏁 <text:span text:style-name="Strong_20_Emphasis">Resumen Mental Rápido para CTO/CISO IA</text:span></text:h>
      <table:table table:name="Tabla12" table:style-name="Tabla12">
        <table:table-column table:style-name="Tabla12.A"/>
        <table:table-column table:style-name="Tabla12.B"/>
        <table:table-header-rows>
          <table:table-row>
            <table:table-cell table:style-name="Tabla12.A1" office:value-type="string">
              <text:p text:style-name="Table_20_Heading">💡 Pensar siempre en:</text:p>
            </table:table-cell>
            <table:table-cell table:style-name="Tabla12.A1" office:value-type="string">
              <text:p text:style-name="Table_20_Heading">🔧 Acción inmediata</text:p>
            </table:table-cell>
          </table:table-row>
        </table:table-header-rows>
        <table:table-row>
          <table:table-cell table:style-name="Tabla12.A1" office:value-type="string">
            <text:p text:style-name="Table_20_Contents">¿Quién interactúa?</text:p>
          </table:table-cell>
          <table:table-cell table:style-name="Tabla12.A1" office:value-type="string">
            <text:p text:style-name="Table_20_Contents">WAF IA</text:p>
          </table:table-cell>
        </table:table-row>
        <table:table-row>
          <table:table-cell table:style-name="Tabla12.A1" office:value-type="string">
            <text:p text:style-name="Table_20_Contents">¿Qué datos viajan?</text:p>
          </table:table-cell>
          <table:table-cell table:style-name="Tabla12.A1" office:value-type="string">
            <text:p text:style-name="Table_20_Contents">API Shield</text:p>
          </table:table-cell>
        </table:table-row>
        <table:table-row>
          <table:table-cell table:style-name="Tabla12.A1" office:value-type="string">
            <text:p text:style-name="Table_20_Contents">¿Qué patrones emergen?</text:p>
          </table:table-cell>
          <table:table-cell table:style-name="Tabla12.A1" office:value-type="string">
            <text:p text:style-name="Table_20_Contents">IDS/IPS IA</text:p>
          </table:table-cell>
        </table:table-row>
        <table:table-row>
          <table:table-cell table:style-name="Tabla12.A1" office:value-type="string">
            <text:p text:style-name="Table_20_Contents">¿Quién tiene acceso?</text:p>
          </table:table-cell>
          <table:table-cell table:style-name="Tabla12.A1" office:value-type="string">
            <text:p text:style-name="Table_20_Contents">Zero Trust IA</text:p>
          </table:table-cell>
        </table:table-row>
        <table:table-row>
          <table:table-cell table:style-name="Tabla12.A1" office:value-type="string">
            <text:p text:style-name="Table_20_Contents">¿Quién intenta explorar?</text:p>
          </table:table-cell>
          <table:table-cell table:style-name="Tabla12.A1" office:value-type="string">
            <text:p text:style-name="Table_20_Contents">Deception Layer</text:p>
          </table:table-cell>
        </table:table-row>
      </table:table>
      <text:p text:style-name="Horizontal_20_Line"/>
      <text:p text:style-name="Text_20_body">✅ <text:span text:style-name="Strong_20_Emphasis">Con esto tienes una guía muy operativa para ti y tu equipo de seguridad IA.</text:span></text:p>
      <text:p text:style-name="Horizontal_20_Line"/>
      <text:p text:style-name="Text_20_body">👉 <text:span text:style-name="Strong_20_Emphasis">Si me lo permites, te puedo ahora preparar:</text:span></text:p>
      <text:list text:style-name="L39">
        <text:list-item>
          <text:p text:style-name="P40">Un <text:span text:style-name="Strong_20_Emphasis">diagrama visual completo (en imagen)</text:span> que puedas presentar.</text:p>
        </text:list-item>
        <text:list-item>
          <text:p text:style-name="P40">Un <text:span text:style-name="Strong_20_Emphasis">"kit de despliegue rápido" para los equipos técnicos</text:span> con tareas iniciales.</text:p>
        </text:list-item>
      </text:list>
      <text:p text:style-name="Text_20_body">Si lo deseas, me indicas el sector o tamaño de tu organización, y afino aún más. ¿Avanzamos? 🚀</text:p>
      <text:p text:style-name="Text_20_body">Perfecto. Aquí te va el <text:span text:style-name="Strong_20_Emphasis">KIT DE DESPLIEGUE RÁPIDO PARA EQUIPOS TÉCNICOS DE SEGURIDAD IA</text:span>. Lo diseño en modo checklist de trabajo, para que tu equipo lo pueda seguir capa por capa:</text:p>
      <text:p text:style-name="Horizontal_20_Line"/>
      <text:h text:style-name="Heading_20_1" text:outline-level="1">🛠️ KIT DE DESPLIEGUE RÁPIDO: SEGURIDAD IA</text:h>
      <text:p text:style-name="Quotations"><text:span text:style-name="Strong_20_Emphasis">Objetivo:</text:span> Poner en marcha las capas de defensa IA mínimas viables en 90-120 días, generando valor real y protección inicial.</text:p>
      <text:p text:style-name="Horizontal_20_Line"/>
      <text:h text:style-name="Heading_20_2" text:outline-level="2"><text:soft-page-break/>🔐 <text:span text:style-name="Strong_20_Emphasis">FASE 1 — WAF IA (AI Gateway + Prompt Filtering)</text:span></text:h>
      <text:h text:style-name="Heading_20_3" text:outline-level="3">Tareas iniciales:</text:h>
      <text:list text:style-name="L40">
        <text:list-item>
          <text:p text:style-name="P41">Seleccionar el AI Gateway inicial (Lakera, Protect AI Rebuff, Azure AI Gateway, Prompt Armor).</text:p>
        </text:list-item>
        <text:list-item>
          <text:p text:style-name="P41">Configurar:</text:p>
          <text:list>
            <text:list-item>
              <text:p text:style-name="P41">Filtrado de inputs peligrosos (jailbreak, prompt injection).</text:p>
            </text:list-item>
            <text:list-item>
              <text:p text:style-name="P41">Límites de longitud de prompt.</text:p>
            </text:list-item>
            <text:list-item>
              <text:p text:style-name="P41">Límites de nesting en prompts.</text:p>
            </text:list-item>
          </text:list>
        </text:list-item>
        <text:list-item>
          <text:p text:style-name="P41">Implementar semantic validation básica (lista negra de términos ofensivos, ilegales o conflictivos).</text:p>
        </text:list-item>
        <text:list-item>
          <text:p text:style-name="P41">Integrar el Gateway en el frontend web, APIs públicas o chatbots.</text:p>
        </text:list-item>
        <text:list-item>
          <text:p text:style-name="P41">Habilitar logs de cada input rechazado o permitido.</text:p>
        </text:list-item>
      </text:list>
      <text:h text:style-name="Heading_20_3" text:outline-level="3">Recursos técnicos:</text:h>
      <text:list text:style-name="L41">
        <text:list-item>
          <text:p text:style-name="P42">DevSecOps + Cloud Architect.</text:p>
        </text:list-item>
        <text:list-item>
          <text:p text:style-name="P42">AI Engineer para policy design.</text:p>
        </text:list-item>
        <text:list-item>
          <text:p text:style-name="P42">Vendor support.</text:p>
        </text:list-item>
      </text:list>
      <text:p text:style-name="Horizontal_20_Line"/>
      <text:h text:style-name="Heading_20_2" text:outline-level="2">🛡 <text:span text:style-name="Strong_20_Emphasis">FASE 2 — API Shield (Prompt Consistency + Output Sanitization)</text:span></text:h>
      <text:h text:style-name="Heading_20_3" text:outline-level="3">Tareas iniciales:</text:h>
      <text:list text:style-name="L42">
        <text:list-item>
          <text:p text:style-name="P43">Insertar middleware de validación en las APIs de inferencia IA.</text:p>
        </text:list-item>
        <text:list-item>
          <text:p text:style-name="P43">Activar:</text:p>
          <text:list>
            <text:list-item>
              <text:p text:style-name="P43">Sanitización de outputs (contenido tóxico, profanidad, datos PII).</text:p>
            </text:list-item>
            <text:list-item>
              <text:p text:style-name="P43">Consistencia semántica (output alineado al tipo de prompt).</text:p>
            </text:list-item>
          </text:list>
        </text:list-item>
        <text:list-item>
          <text:p text:style-name="P43">Integrar:</text:p>
          <text:list>
            <text:list-item>
              <text:p text:style-name="P43">OpenAI Moderation API.</text:p>
            </text:list-item>
            <text:list-item>
              <text:p text:style-name="P43">Azure AI Content Safety.</text:p>
            </text:list-item>
          </text:list>
        </text:list-item>
        <text:list-item>
          <text:p text:style-name="P43">Loggear respuestas sanitizadas y bloquear respuestas peligrosas.</text:p>
        </text:list-item>
      </text:list>
      <text:h text:style-name="Heading_20_3" text:outline-level="3">Recursos técnicos:</text:h>
      <text:list text:style-name="L43">
        <text:list-item>
          <text:p text:style-name="P44">Backend Devs / API Team.</text:p>
        </text:list-item>
        <text:list-item>
          <text:p text:style-name="P44">Legal / Compliance (para listas de riesgo).</text:p>
        </text:list-item>
        <text:list-item>
          <text:p text:style-name="P44"><text:soft-page-break/>AI Engineer.</text:p>
        </text:list-item>
      </text:list>
      <text:p text:style-name="Horizontal_20_Line"/>
      <text:h text:style-name="Heading_20_2" text:outline-level="2">👁 <text:span text:style-name="Strong_20_Emphasis">FASE 3 — IDS/IPS IA (Anomaly Detection + Prompt Chaining Detector)</text:span></text:h>
      <text:h text:style-name="Heading_20_3" text:outline-level="3">Tareas iniciales:</text:h>
      <text:list text:style-name="L44">
        <text:list-item>
          <text:p text:style-name="P45">Activar registro completo de logs de inferencia (prompt, respuesta, tokens).</text:p>
        </text:list-item>
        <text:list-item>
          <text:p text:style-name="P45">Implementar análisis de outliers básicos:</text:p>
          <text:list>
            <text:list-item>
              <text:p text:style-name="P45">PyOD (Outlier Detection en Python).</text:p>
            </text:list-item>
            <text:list-item>
              <text:p text:style-name="P45">Elastic ML Anomaly Detection.</text:p>
            </text:list-item>
          </text:list>
        </text:list-item>
        <text:list-item>
          <text:p text:style-name="P45">Crear primeras reglas de correlación:</text:p>
          <text:list>
            <text:list-item>
              <text:p text:style-name="P45">Número de prompts por sesión.</text:p>
            </text:list-item>
            <text:list-item>
              <text:p text:style-name="P45">Cambios de contexto anómalos.</text:p>
            </text:list-item>
            <text:list-item>
              <text:p text:style-name="P45">Variaciones de token count inesperadas.</text:p>
            </text:list-item>
          </text:list>
        </text:list-item>
        <text:list-item>
          <text:p text:style-name="P45">Configurar alertas en SIEM.</text:p>
        </text:list-item>
      </text:list>
      <text:h text:style-name="Heading_20_3" text:outline-level="3">Recursos técnicos:</text:h>
      <text:list text:style-name="L45">
        <text:list-item>
          <text:p text:style-name="P46">SOC / AI-SOC.</text:p>
        </text:list-item>
        <text:list-item>
          <text:p text:style-name="P46">AI Security Engineer.</text:p>
        </text:list-item>
        <text:list-item>
          <text:p text:style-name="P46">Data Scientist.</text:p>
        </text:list-item>
      </text:list>
      <text:p text:style-name="Horizontal_20_Line"/>
      <text:h text:style-name="Heading_20_2" text:outline-level="2">🔑 <text:span text:style-name="Strong_20_Emphasis">FASE 4 — Zero Trust IA (Identity Segmentation + Contextual Authorization)</text:span></text:h>
      <text:h text:style-name="Heading_20_3" text:outline-level="3">Tareas iniciales:</text:h>
      <text:list text:style-name="L46">
        <text:list-item>
          <text:p text:style-name="P47">Auditar identidades que acceden a sistemas IA.</text:p>
        </text:list-item>
        <text:list-item>
          <text:p text:style-name="P47">Segmentar:</text:p>
          <text:list>
            <text:list-item>
              <text:p text:style-name="P47">Pipelines de entrenamiento.</text:p>
            </text:list-item>
            <text:list-item>
              <text:p text:style-name="P47">Modelos desplegados.</text:p>
            </text:list-item>
            <text:list-item>
              <text:p text:style-name="P47">Datasets críticos.</text:p>
            </text:list-item>
          </text:list>
        </text:list-item>
        <text:list-item>
          <text:p text:style-name="P47">Activar:</text:p>
          <text:list>
            <text:list-item>
              <text:p text:style-name="P47">IAM por workload (AWS, Azure, GCP).</text:p>
            </text:list-item>
            <text:list-item>
              <text:p text:style-name="P47">MFA obligatoria.</text:p>
            </text:list-item>
            <text:list-item>
              <text:p text:style-name="P47"><text:soft-page-break/>Secrets Managers.</text:p>
            </text:list-item>
          </text:list>
        </text:list-item>
        <text:list-item>
          <text:p text:style-name="P47">Configurar acceso temporal just-in-time (JIT) para ingenieros.</text:p>
        </text:list-item>
      </text:list>
      <text:h text:style-name="Heading_20_3" text:outline-level="3">Recursos técnicos:</text:h>
      <text:list text:style-name="L47">
        <text:list-item>
          <text:p text:style-name="P48">Cloud Security Architect.</text:p>
        </text:list-item>
        <text:list-item>
          <text:p text:style-name="P48">IAM Team.</text:p>
        </text:list-item>
        <text:list-item>
          <text:p text:style-name="P48">DevOps/MLOps Engineers.</text:p>
        </text:list-item>
      </text:list>
      <text:p text:style-name="Horizontal_20_Line"/>
      <text:h text:style-name="Heading_20_2" text:outline-level="2">🎣 <text:span text:style-name="Strong_20_Emphasis">FASE 5 — Deception Layer (Honeypot LLM + Canary Prompts)</text:span></text:h>
      <text:h text:style-name="Heading_20_3" text:outline-level="3">Tareas iniciales:</text:h>
      <text:list text:style-name="L48">
        <text:list-item>
          <text:p text:style-name="P49">Instanciar sandbox LLM (Llama2-7b, Mistral 7B, Ollama).</text:p>
        </text:list-item>
        <text:list-item>
          <text:p text:style-name="P49">Publicar endpoint aislado para honeypot.</text:p>
        </text:list-item>
        <text:list-item>
          <text:p text:style-name="P49">Inyectar:</text:p>
          <text:list>
            <text:list-item>
              <text:p text:style-name="P49">Canary prompts identificables.</text:p>
            </text:list-item>
            <text:list-item>
              <text:p text:style-name="P49">Plantillas de reconocimiento adversarial.</text:p>
            </text:list-item>
          </text:list>
        </text:list-item>
        <text:list-item>
          <text:p text:style-name="P49">Implementar logging exhaustivo de acceso.</text:p>
        </text:list-item>
        <text:list-item>
          <text:p text:style-name="P49">Crear dashboard para análisis de intentos.</text:p>
        </text:list-item>
      </text:list>
      <text:h text:style-name="Heading_20_3" text:outline-level="3">Recursos técnicos:</text:h>
      <text:list text:style-name="L49">
        <text:list-item>
          <text:p text:style-name="P50">AI Red Team.</text:p>
        </text:list-item>
        <text:list-item>
          <text:p text:style-name="P50">Forensic Analyst.</text:p>
        </text:list-item>
        <text:list-item>
          <text:p text:style-name="P50">Security Engineers.</text:p>
        </text:list-item>
      </text:list>
      <text:p text:style-name="Horizontal_20_Line"/>
      <text:h text:style-name="Heading_20_1" text:outline-level="1">🎯 <text:span text:style-name="Strong_20_Emphasis">HOJA DE RUTA RÁPIDA (por semanas)</text:span></text:h>
      <table:table table:name="Tabla13" table:style-name="Tabla13">
        <table:table-column table:style-name="Tabla13.A"/>
        <table:table-column table:style-name="Tabla13.B"/>
        <table:table-header-rows>
          <table:table-row>
            <table:table-cell table:style-name="Tabla13.A1" office:value-type="string">
              <text:p text:style-name="Table_20_Heading">Semana</text:p>
            </table:table-cell>
            <table:table-cell table:style-name="Tabla13.A1" office:value-type="string">
              <text:p text:style-name="Table_20_Heading">Acción principal</text:p>
            </table:table-cell>
          </table:table-row>
        </table:table-header-rows>
        <table:table-row>
          <table:table-cell table:style-name="Tabla13.A1" office:value-type="string">
            <text:p text:style-name="Table_20_Contents">1-4</text:p>
          </table:table-cell>
          <table:table-cell table:style-name="Tabla13.A1" office:value-type="string">
            <text:p text:style-name="Table_20_Contents">WAF IA y API Shield</text:p>
          </table:table-cell>
        </table:table-row>
        <table:table-row>
          <table:table-cell table:style-name="Tabla13.A1" office:value-type="string">
            <text:p text:style-name="Table_20_Contents">5-8</text:p>
          </table:table-cell>
          <table:table-cell table:style-name="Tabla13.A1" office:value-type="string">
            <text:p text:style-name="Table_20_Contents">IDS/IPS IA inicial</text:p>
          </table:table-cell>
        </table:table-row>
        <table:table-row>
          <table:table-cell table:style-name="Tabla13.A1" office:value-type="string">
            <text:p text:style-name="Table_20_Contents">9-12</text:p>
          </table:table-cell>
          <table:table-cell table:style-name="Tabla13.A1" office:value-type="string">
            <text:p text:style-name="Table_20_Contents">Zero Trust IA básico</text:p>
          </table:table-cell>
        </table:table-row>
        <table:table-row>
          <table:table-cell table:style-name="Tabla13.A1" office:value-type="string">
            <text:p text:style-name="Table_20_Contents">13-16</text:p>
          </table:table-cell>
          <table:table-cell table:style-name="Tabla13.A1" office:value-type="string">
            <text:p text:style-name="Table_20_Contents">Deception Layer MVP</text:p>
          </table:table-cell>
        </table:table-row>
      </table:table>
      <text:p text:style-name="Horizontal_20_Line"/>
      <text:h text:style-name="Heading_20_1" text:outline-level="1"><text:soft-page-break/>🧭 <text:span text:style-name="Strong_20_Emphasis">Indicadores de éxito inicial</text:span></text:h>
      <text:list text:style-name="L50">
        <text:list-item>
          <text:p text:style-name="P51">✅ 100% de prompts loggeados.</text:p>
        </text:list-item>
        <text:list-item>
          <text:p text:style-name="P51">✅ Alertas activas en intentos de prompt injection.</text:p>
        </text:list-item>
        <text:list-item>
          <text:p text:style-name="P51">✅ Sanitización de outputs funcionando.</text:p>
        </text:list-item>
        <text:list-item>
          <text:p text:style-name="P51">✅ Accesos IA internos controlados vía IAM.</text:p>
        </text:list-item>
        <text:list-item>
          <text:p text:style-name="P51">✅ Honeypot captando exploraciones externas.</text:p>
        </text:list-item>
      </text:list>
      <text:p text:style-name="Horizontal_20_Line"/>
      <text:h text:style-name="Heading_20_1" text:outline-level="1">🚀 <text:span text:style-name="Strong_20_Emphasis">Resultado final del kit</text:span></text:h>
      <text:list text:style-name="L51">
        <text:list-item>
          <text:p text:style-name="P52">Visibilidad total inicial.</text:p>
        </text:list-item>
        <text:list-item>
          <text:p text:style-name="P52">Protección básica operativa.</text:p>
        </text:list-item>
        <text:list-item>
          <text:p text:style-name="P52">Capacidad de escalar a siguientes fases avanzadas.</text:p>
        </text:list-item>
      </text:list>
      <text:p text:style-name="Horizontal_20_Line"/>
      <text:p text:style-name="Text_20_body">👉 <text:span text:style-name="Strong_20_Emphasis">Si quieres, puedo ahora prepararte:</text:span></text:p>
      <text:list text:style-name="L52">
        <text:list-item>
          <text:p text:style-name="P53"><text:span text:style-name="Strong_20_Emphasis">Documentación de despliegue paso a paso</text:span> para cada fase.</text:p>
        </text:list-item>
        <text:list-item>
          <text:p text:style-name="P53"><text:span text:style-name="Strong_20_Emphasis">Playbook técnico extendido</text:span> para los equipos de seguridad.</text:p>
        </text:list-item>
        <text:list-item>
          <text:p text:style-name="P53"><text:span text:style-name="Strong_20_Emphasis">Arquitectura gráfica lista para presentar al comité de dirección</text:span>.</text:p>
        </text:list-item>
      </text:list>
      <text:p text:style-name="Text_20_body">¿Quieres que lo preparemos?<text:line-break/>Si me indicas sector (banca, salud, industria, telco…) puedo adaptarlo muy fino.</text:p>
      <text:p text:style-name="Text_20_body">Ahora sí: excelente aclaración, y es clave hacer este cambio de foco, porque efectivamente estábamos hablando hasta ahora como si tuvieras modelos IA expuestos, pero tu objetivo principal es otro:</text:p>
      <text:p text:style-name="Text_20_body">👉 <text:span text:style-name="Strong_20_Emphasis">Proteger la presencia digital de la compañía frente al uso malicioso de agentes de IA de terceros.</text:span></text:p>
      <text:p text:style-name="Horizontal_20_Line"/>
      <text:h text:style-name="Heading_20_1" text:outline-level="1">🎯 <text:span text:style-name="Strong_20_Emphasis">Contexto exacto de tu necesidad</text:span></text:h>
      <text:list text:style-name="L53">
        <text:list-item>
          <text:p text:style-name="P54">No es (solo) proteger nuestros propios LLMs o APIs expuestos.</text:p>
        </text:list-item>
        <text:list-item>
          <text:p text:style-name="P54">Es proteger:</text:p>
          <text:list>
            <text:list-item>
              <text:p text:style-name="P54">Web corporativa.</text:p>
            </text:list-item>
            <text:list-item>
              <text:p text:style-name="P54">Tiendas online.</text:p>
            </text:list-item>
            <text:list-item>
              <text:p text:style-name="P54">Portales internos.</text:p>
            </text:list-item>
            <text:list-item>
              <text:p text:style-name="P54">Perfiles en RRSS.</text:p>
            </text:list-item>
            <text:list-item>
              <text:p text:style-name="P54"><text:soft-page-break/>Documentación pública.</text:p>
            </text:list-item>
            <text:list-item>
              <text:p text:style-name="P54">Marcas, reputación, propiedad intelectual expuesta digitalmente.</text:p>
            </text:list-item>
          </text:list>
        </text:list-item>
        <text:list-item>
          <text:p text:style-name="P54">Frente a amenazas <text:span text:style-name="Strong_20_Emphasis">potenciadas por agentes de IA externos</text:span>, por ejemplo:</text:p>
          <text:list>
            <text:list-item>
              <text:p text:style-name="P54">Scraping masivo por bots IA.</text:p>
            </text:list-item>
            <text:list-item>
              <text:p text:style-name="P54">Ataques de ingeniería inversa usando LLMs.</text:p>
            </text:list-item>
            <text:list-item>
              <text:p text:style-name="P54">Deepfakes de marca o ejecutivos.</text:p>
            </text:list-item>
            <text:list-item>
              <text:p text:style-name="P54">Phishing potenciado por IA.</text:p>
            </text:list-item>
            <text:list-item>
              <text:p text:style-name="P54">Generación automática de fraude sobre nuestra identidad corporativa.</text:p>
            </text:list-item>
            <text:list-item>
              <text:p text:style-name="P54">Extracción de datos sensibles públicamente expuestos.</text:p>
            </text:list-item>
            <text:list-item>
              <text:p text:style-name="P54">Ataques SEO blackhat usando IA.</text:p>
            </text:list-item>
            <text:list-item>
              <text:p text:style-name="P54">Ataques de desinformación automatizados.</text:p>
            </text:list-item>
          </text:list>
        </text:list-item>
      </text:list>
      <text:p text:style-name="Horizontal_20_Line"/>
      <text:h text:style-name="Heading_20_1" text:outline-level="1">🔐 <text:span text:style-name="Strong_20_Emphasis">Nueva arquitectura de protección IA para presencia digital</text:span></text:h>
      <text:p text:style-name="Text_20_body">Aquí cambia el paradigma. Ya no es sólo "seguridad de IA", sino <text:span text:style-name="Strong_20_Emphasis">seguridad contra IA hostil</text:span>.</text:p>
      <text:p text:style-name="Horizontal_20_Line"/>
      <text:h text:style-name="Heading_20_2" text:outline-level="2">🛡 Capas de defensa orientadas a tu necesidad:</text:h>
      <table:table table:name="Tabla14" table:style-name="Tabla14">
        <table:table-column table:style-name="Tabla14.A"/>
        <table:table-column table:style-name="Tabla14.B"/>
        <table:table-column table:style-name="Tabla14.C"/>
        <table:table-header-rows>
          <table:table-row>
            <table:table-cell table:style-name="Tabla14.A1" office:value-type="string">
              <text:p text:style-name="Table_20_Heading">Capa</text:p>
            </table:table-cell>
            <table:table-cell table:style-name="Tabla14.A1" office:value-type="string">
              <text:p text:style-name="Table_20_Heading">Qué protege</text:p>
            </table:table-cell>
            <table:table-cell table:style-name="Tabla14.A1" office:value-type="string">
              <text:p text:style-name="Table_20_Heading">Tecnologías sugeridas</text:p>
            </table:table-cell>
          </table:table-row>
        </table:table-header-rows>
        <table:table-row>
          <table:table-cell table:style-name="Tabla14.A1" office:value-type="string">
            <text:p text:style-name="Table_20_Contents"><text:span text:style-name="Strong_20_Emphasis">Perímetro anti-scraping IA</text:span></text:p>
          </table:table-cell>
          <table:table-cell table:style-name="Tabla14.A1" office:value-type="string">
            <text:p text:style-name="Table_20_Contents">Bloqueo de agentes IA automatizados rastreando masivamente tu contenido público</text:p>
          </table:table-cell>
          <table:table-cell table:style-name="Tabla14.A1" office:value-type="string">
            <text:p text:style-name="Table_20_Contents">Cloudflare Bot Management, HUMAN Security BotGuard, DataDome, Imperva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Fingerprinting de tráfico IA</text:span></text:p>
          </table:table-cell>
          <table:table-cell table:style-name="Tabla14.A1" office:value-type="string">
            <text:p text:style-name="Table_20_Contents">Identificación de patrones IA de acceso (headless browsers, captchas inteligentes, behavioral analysis)</text:p>
          </table:table-cell>
          <table:table-cell table:style-name="Tabla14.A1" office:value-type="string">
            <text:p text:style-name="Table_20_Contents">Kasada, Arkose Labs, FingerprintJS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Brand Protection &amp; Deepfake Shield</text:span></text:p>
          </table:table-cell>
          <table:table-cell table:style-name="Tabla14.A1" office:value-type="string">
            <text:p text:style-name="Table_20_Contents">Vigilancia de usos indebidos de marca, imágenes, audio o video manipulados</text:p>
          </table:table-cell>
          <table:table-cell table:style-name="Tabla14.A1" office:value-type="string">
            <text:p text:style-name="Table_20_Contents">Microsoft Content Credentials, Pimeyes, SynthID (Google), Deepware Scanner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Honeytokens web</text:span></text:p>
          </table:table-cell>
          <table:table-cell table:style-name="Tabla14.A1" office:value-type="string">
            <text:p text:style-name="Table_20_Contents">Inserción de canary tokens o trampas invisibles para detectar scraping IA</text:p>
          </table:table-cell>
          <table:table-cell table:style-name="Tabla14.A1" office:value-type="string">
            <text:p text:style-name="Table_20_Contents">Canarytokens.org, scripts propios, marcadores de HTML invisibles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Protección SEO IA</text:span></text:p>
          </table:table-cell>
          <table:table-cell table:style-name="Tabla14.A1" office:value-type="string">
            <text:p text:style-name="Table_20_Contents">Detección de ataques de AI-powered SEO blackhat contra reputación web</text:p>
          </table:table-cell>
          <table:table-cell table:style-name="Tabla14.A1" office:value-type="string">
            <text:p text:style-name="Table_20_Contents">Oncrawl, SEOClarity, Lumar, Google Search Console monitorización activa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Protección RRSS AI</text:span></text:p>
          </table:table-cell>
          <table:table-cell table:style-name="Tabla14.A1" office:value-type="string">
            <text:p text:style-name="Table_20_Contents">Monitorización de clones de identidad corporativa y perfiles falsos</text:p>
          </table:table-cell>
          <table:table-cell table:style-name="Tabla14.A1" office:value-type="string">
            <text:p text:style-name="Table_20_Contents">Brandwatch, ZeroFox, Cyabra, Recorded Future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Phishing AI-aware</text:span></text:p>
          </table:table-cell>
          <table:table-cell table:style-name="Tabla14.A1" office:value-type="string">
            <text:p text:style-name="Table_20_Contents">Defensa frente a campañas de phishing personalizadas generadas por IA</text:p>
          </table:table-cell>
          <table:table-cell table:style-name="Tabla14.A1" office:value-type="string">
            <text:p text:style-name="Table_20_Contents">Tessian, Abnormal Security, Darktrace Email, Proofpoint IA</text:p>
          </table:table-cell>
        </table:table-row>
        <table:table-row>
          <table:table-cell table:style-name="Tabla14.A1" office:value-type="string">
            <text:p text:style-name="Table_20_Contents"><text:span text:style-name="Strong_20_Emphasis">Data Leak Discovery </text:span><text:soft-page-break/><text:span text:style-name="Strong_20_Emphasis">AI</text:span></text:p>
          </table:table-cell>
          <table:table-cell table:style-name="Tabla14.A1" office:value-type="string">
            <text:p text:style-name="Table_20_Contents">Búsqueda continua de exposiciones <text:soft-page-break/>accidentales en la web profunda o pública</text:p>
          </table:table-cell>
          <table:table-cell table:style-name="Tabla14.A1" office:value-type="string">
            <text:p text:style-name="Table_20_Contents">Google DLP APIs, CybelAngel, <text:soft-page-break/>Constella Intelligence</text:p>
          </table:table-cell>
        </table:table-row>
      </table:table>
      <text:p text:style-name="Horizontal_20_Line"/>
      <text:h text:style-name="Heading_20_1" text:outline-level="1">🔍 <text:span text:style-name="Strong_20_Emphasis">Dónde estaría tu propia IA en este contexto</text:span></text:h>
      <text:p text:style-name="Text_20_body">👉 Tu IA propia puede ayudarte a:</text:p>
      <text:list text:style-name="L54">
        <text:list-item>
          <text:p text:style-name="P55"><text:span text:style-name="Strong_20_Emphasis">Detectar anomalías</text:span> en accesos a la web.</text:p>
        </text:list-item>
        <text:list-item>
          <text:p text:style-name="P55"><text:span text:style-name="Strong_20_Emphasis">Monitorear el contenido expuesto</text:span>.</text:p>
        </text:list-item>
        <text:list-item>
          <text:p text:style-name="P55"><text:span text:style-name="Strong_20_Emphasis">Procesar señales masivas de amenaza</text:span>.</text:p>
        </text:list-item>
        <text:list-item>
          <text:p text:style-name="P55"><text:span text:style-name="Strong_20_Emphasis">Identificar intentos de extracción no humana</text:span>.</text:p>
        </text:list-item>
      </text:list>
      <text:p text:style-name="Text_20_body">Pero el foco principal aquí no es tanto "securizar tus modelos", sino <text:span text:style-name="Strong_20_Emphasis">blindar la exposición pública de la empresa frente a agentes IA externos hostiles</text:span>.</text:p>
      <text:p text:style-name="Horizontal_20_Line"/>
      <text:h text:style-name="Heading_20_1" text:outline-level="1">🔧 <text:span text:style-name="Strong_20_Emphasis">Kit de despliegue rápido para este enfoque (adaptado)</text:span></text:h>
      <table:table table:name="Tabla15" table:style-name="Tabla15">
        <table:table-column table:style-name="Tabla15.A"/>
        <table:table-column table:style-name="Tabla15.B"/>
        <table:table-header-rows>
          <table:table-row>
            <table:table-cell table:style-name="Tabla15.A1" office:value-type="string">
              <text:p text:style-name="Table_20_Heading">Fase</text:p>
            </table:table-cell>
            <table:table-cell table:style-name="Tabla15.A1" office:value-type="string">
              <text:p text:style-name="Table_20_Heading">Acción inicial</text:p>
            </table:table-cell>
          </table:table-row>
        </table:table-header-rows>
        <table:table-row>
          <table:table-cell table:style-name="Tabla15.A1" office:value-type="string">
            <text:p text:style-name="Table_20_Contents">1️⃣</text:p>
          </table:table-cell>
          <table:table-cell table:style-name="Tabla15.A1" office:value-type="string">
            <text:p text:style-name="Table_20_Contents">Activar soluciones anti-scraping IA (Cloudflare Bot Management + DataDome)</text:p>
          </table:table-cell>
        </table:table-row>
        <table:table-row>
          <table:table-cell table:style-name="Tabla15.A1" office:value-type="string">
            <text:p text:style-name="Table_20_Contents">2️⃣</text:p>
          </table:table-cell>
          <table:table-cell table:style-name="Tabla15.A1" office:value-type="string">
            <text:p text:style-name="Table_20_Contents">Implementar fingerprinting avanzado de tráfico (Kasada, Arkose Labs)</text:p>
          </table:table-cell>
        </table:table-row>
        <table:table-row>
          <table:table-cell table:style-name="Tabla15.A1" office:value-type="string">
            <text:p text:style-name="Table_20_Contents">3️⃣</text:p>
          </table:table-cell>
          <table:table-cell table:style-name="Tabla15.A1" office:value-type="string">
            <text:p text:style-name="Table_20_Contents">Contratar servicios de brand protection con monitoreo IA (ZeroFox, Cyabra, Pimeyes)</text:p>
          </table:table-cell>
        </table:table-row>
        <table:table-row>
          <table:table-cell table:style-name="Tabla15.A1" office:value-type="string">
            <text:p text:style-name="Table_20_Contents">4️⃣</text:p>
          </table:table-cell>
          <table:table-cell table:style-name="Tabla15.A1" office:value-type="string">
            <text:p text:style-name="Table_20_Contents">Insertar honeytokens invisibles en sitios sensibles (para detectar scraping)</text:p>
          </table:table-cell>
        </table:table-row>
        <table:table-row>
          <table:table-cell table:style-name="Tabla15.A1" office:value-type="string">
            <text:p text:style-name="Table_20_Contents">5️⃣</text:p>
          </table:table-cell>
          <table:table-cell table:style-name="Tabla15.A1" office:value-type="string">
            <text:p text:style-name="Table_20_Contents">Activar DLP externo (CybelAngel) para monitorizar fugas en open web</text:p>
          </table:table-cell>
        </table:table-row>
        <table:table-row>
          <table:table-cell table:style-name="Tabla15.A1" office:value-type="string">
            <text:p text:style-name="Table_20_Contents">6️⃣</text:p>
          </table:table-cell>
          <table:table-cell table:style-name="Tabla15.A1" office:value-type="string">
            <text:p text:style-name="Table_20_Contents">Incorporar IA propia para correlación de señales de riesgo (SOC IA-Enhanced)</text:p>
          </table:table-cell>
        </table:table-row>
      </table:table>
      <text:p text:style-name="Horizontal_20_Line"/>
      <text:h text:style-name="Heading_20_1" text:outline-level="1">🎯 Resumiendo brutalmente</text:h>
      <text:p text:style-name="Text_20_body"><text:span text:style-name="Strong_20_Emphasis">No proteges tus LLMs, proteges tu presencia digital frente a los LLMs de otros.</text:span></text:p>
      <text:p text:style-name="Horizontal_20_Line"/>
      <text:p text:style-name="Text_20_body">👉 Si me autorizas, ahora puedo generarte:</text:p>
      <text:list text:style-name="L55">
        <text:list-item>
          <text:p text:style-name="P56">✅ <text:span text:style-name="Strong_20_Emphasis">Mapa visual de arquitectura defensiva contra IA hostil.</text:span></text:p>
        </text:list-item>
        <text:list-item>
          <text:p text:style-name="P56">✅ <text:span text:style-name="Strong_20_Emphasis">Kit extendido de despliegue por prioridad de riesgo.</text:span></text:p>
        </text:list-item>
        <text:list-item>
          <text:p text:style-name="P56">✅ <text:span text:style-name="Strong_20_Emphasis">Roadmap ejecutivo para presentar en comité de riesgos.</text:span></text:p>
        </text:list-item>
      </text:list>
      <text:p text:style-name="Horizontal_20_Line"/>
      <text:p text:style-name="Text_20_body"><text:soft-page-break/>¿Quieres que lo monte?<text:line-break/>(Si me dices sector de la empresa lo ajusto muy muy fino). 🚀</text:p>
      <text:p text:style-name="Text_20_body">Perfecto, ahora vamos a rehacer todo el planteamiento teniendo en cuenta:</text:p>
      <text:p text:style-name="Text_20_body">✅ Tu objetivo real (proteger la <text:span text:style-name="Strong_20_Emphasis">presencia digital corporativa</text:span> frente al uso malicioso de IA de terceros)<text:line-break/>✅ Todo lo hablado hasta ahora (construyendo sobre lo correcto, corrigiendo lo desviado)<text:line-break/>✅ Estado del arte hasta junio 2025</text:p>
      <text:p text:style-name="Horizontal_20_Line"/>
      <text:h text:style-name="Heading_20_1" text:outline-level="1"><text:span text:style-name="Strong_20_Emphasis">Arquitectura Técnica de Seguridad IA - Junio 2025</text:span></text:h>
      <text:p text:style-name="Quotations">🔬 <text:span text:style-name="Strong_20_Emphasis">Objetivo:</text:span> proteger la infraestructura pública, privada y reputacional de la empresa frente a los riesgos directos e indirectos derivados del uso de agentes de IA hostiles externos (scraping, manipulación de marca, data exfiltration, phishing IA, deepfakes, etc.)</text:p>
      <text:p text:style-name="Horizontal_20_Line"/>
      <text:h text:style-name="Heading_20_2" text:outline-level="2">🔷 1️⃣ Visión General: Separación de dominios de riesgo</text:h>
      <table:table table:name="Tabla16" table:style-name="Tabla16">
        <table:table-column table:style-name="Tabla16.A"/>
        <table:table-column table:style-name="Tabla16.B"/>
        <table:table-column table:style-name="Tabla16.C"/>
        <table:table-header-rows>
          <table:table-row>
            <table:table-cell table:style-name="Tabla16.A1" office:value-type="string">
              <text:p text:style-name="Table_20_Heading">Dominio</text:p>
            </table:table-cell>
            <table:table-cell table:style-name="Tabla16.A1" office:value-type="string">
              <text:p text:style-name="Table_20_Heading">Qué protege</text:p>
            </table:table-cell>
            <table:table-cell table:style-name="Tabla16.A1" office:value-type="string">
              <text:p text:style-name="Table_20_Heading">Amenazas IA relevantes</text:p>
            </table:table-cell>
          </table:table-row>
        </table:table-header-rows>
        <table:table-row>
          <table:table-cell table:style-name="Tabla16.A1" office:value-type="string">
            <text:p text:style-name="Table_20_Contents"><text:span text:style-name="Strong_20_Emphasis">Exposición Pública (externa)</text:span></text:p>
          </table:table-cell>
          <table:table-cell table:style-name="Tabla16.A1" office:value-type="string">
            <text:p text:style-name="Table_20_Contents">Todo lo accesible desde internet</text:p>
          </table:table-cell>
          <table:table-cell table:style-name="Tabla16.A1" office:value-type="string">
            <text:p text:style-name="Table_20_Contents">Scraping IA, reputación, clones digitales, ingeniería inversa, SEO adversarial, phishing automatizado, contenido deepfake</text:p>
          </table:table-cell>
        </table:table-row>
        <table:table-row>
          <table:table-cell table:style-name="Tabla16.A1" office:value-type="string">
            <text:p text:style-name="Table_20_Contents"><text:span text:style-name="Strong_20_Emphasis">Infraestructura Interna (privada)</text:span></text:p>
          </table:table-cell>
          <table:table-cell table:style-name="Tabla16.A1" office:value-type="string">
            <text:p text:style-name="Table_20_Contents">Datos, sistemas, identidades, aplicaciones internas</text:p>
          </table:table-cell>
          <table:table-cell table:style-name="Tabla16.A1" office:value-type="string">
            <text:p text:style-name="Table_20_Contents">Infiltración lateral, exfiltración de datos, compromisos por IA indirecta, abusos internos</text:p>
          </table:table-cell>
        </table:table-row>
        <table:table-row>
          <table:table-cell table:style-name="Tabla16.A1" office:value-type="string">
            <text:p text:style-name="Table_20_Contents"><text:span text:style-name="Strong_20_Emphasis">Interfaz IA propia (si aplica)</text:span></text:p>
          </table:table-cell>
          <table:table-cell table:style-name="Tabla16.A1" office:value-type="string">
            <text:p text:style-name="Table_20_Contents">Chatbots, asistentes, modelos propios</text:p>
          </table:table-cell>
          <table:table-cell table:style-name="Tabla16.A1" office:value-type="string">
            <text:p text:style-name="Table_20_Contents">Prompt injection, data leakage, jailbreaks, misuse por IA externa</text:p>
          </table:table-cell>
        </table:table-row>
      </table:table>
      <text:p text:style-name="Horizontal_20_Line"/>
      <text:h text:style-name="Heading_20_2" text:outline-level="2">🔷 2️⃣ Modelo de Zonas de Seguridad</text:h>
      <text:h text:style-name="Heading_20_3" text:outline-level="3">🔒 Zona 1: Perímetro Digital Expuesto</text:h>
      <text:list text:style-name="L56">
        <text:list-item>
          <text:p text:style-name="P57">Webs públicas</text:p>
        </text:list-item>
        <text:list-item>
          <text:p text:style-name="P57">Ecommerce</text:p>
        </text:list-item>
        <text:list-item>
          <text:p text:style-name="P57">RRSS corporativas</text:p>
        </text:list-item>
        <text:list-item>
          <text:p text:style-name="P57">APIs abiertas</text:p>
        </text:list-item>
        <text:list-item>
          <text:p text:style-name="P57">Chatbots externos</text:p>
        </text:list-item>
        <text:list-item>
          <text:p text:style-name="P57">Comunicaciones públicas (PR, marketing, multimedia)</text:p>
        </text:list-item>
      </text:list>
      <text:h text:style-name="Heading_20_3" text:outline-level="3"><text:soft-page-break/>🔒 Zona 2: Capa de Identidad Digital de Marca</text:h>
      <text:list text:style-name="L57">
        <text:list-item>
          <text:p text:style-name="P58">Logos, identidad visual, mensajes corporativos</text:p>
        </text:list-item>
        <text:list-item>
          <text:p text:style-name="P58">Vídeo, audio y presencia de ejecutivos</text:p>
        </text:list-item>
        <text:list-item>
          <text:p text:style-name="P58">Metadatos digitales rastreables</text:p>
        </text:list-item>
        <text:list-item>
          <text:p text:style-name="P58">DNS, dominios, subdominios</text:p>
        </text:list-item>
      </text:list>
      <text:h text:style-name="Heading_20_3" text:outline-level="3">🔒 Zona 3: Infraestructura Interna Crítica</text:h>
      <text:list text:style-name="L58">
        <text:list-item>
          <text:p text:style-name="P59">Sistemas IT internos</text:p>
        </text:list-item>
        <text:list-item>
          <text:p text:style-name="P59">ERP, CRM, HR</text:p>
        </text:list-item>
        <text:list-item>
          <text:p text:style-name="P59">Modelos IA internos (si los hubiera)</text:p>
        </text:list-item>
        <text:list-item>
          <text:p text:style-name="P59">Datos sensibles corporativos</text:p>
        </text:list-item>
      </text:list>
      <text:h text:style-name="Heading_20_3" text:outline-level="3">🔒 Zona 4: Monitorización Externa Proactiva (Extended Threat Surface)</text:h>
      <text:list text:style-name="L59">
        <text:list-item>
          <text:p text:style-name="P60">Web profunda (deep web)</text:p>
        </text:list-item>
        <text:list-item>
          <text:p text:style-name="P60">Dark web</text:p>
        </text:list-item>
        <text:list-item>
          <text:p text:style-name="P60">Plataformas de leaks</text:p>
        </text:list-item>
        <text:list-item>
          <text:p text:style-name="P60">Search engines</text:p>
        </text:list-item>
        <text:list-item>
          <text:p text:style-name="P60">Foros y redes sociales</text:p>
        </text:list-item>
      </text:list>
      <text:p text:style-name="Horizontal_20_Line"/>
      <text:h text:style-name="Heading_20_2" text:outline-level="2">🔷 3️⃣ Elementos Técnicos por Zona</text:h>
      <text:h text:style-name="Heading_20_3" text:outline-level="3">🔒 ZONA 1 — Perímetro Digital Expuesto</text:h>
      <table:table table:name="Tabla17" table:style-name="Tabla17">
        <table:table-column table:style-name="Tabla17.A"/>
        <table:table-column table:style-name="Tabla17.B"/>
        <table:table-column table:style-name="Tabla17.C"/>
        <table:table-header-rows>
          <table:table-row>
            <table:table-cell table:style-name="Tabla17.A1" office:value-type="string">
              <text:p text:style-name="Table_20_Heading">Componente</text:p>
            </table:table-cell>
            <table:table-cell table:style-name="Tabla17.A1" office:value-type="string">
              <text:p text:style-name="Table_20_Heading">Tecnología Sugerida</text:p>
            </table:table-cell>
            <table:table-cell table:style-name="Tabla17.A1" office:value-type="string">
              <text:p text:style-name="Table_20_Heading">Objetivo</text:p>
            </table:table-cell>
          </table:table-row>
        </table:table-header-rows>
        <table:table-row>
          <table:table-cell table:style-name="Tabla17.A1" office:value-type="string">
            <text:p text:style-name="Table_20_Contents">Anti-Scraping IA</text:p>
          </table:table-cell>
          <table:table-cell table:style-name="Tabla17.A1" office:value-type="string">
            <text:p text:style-name="Table_20_Contents">Cloudflare Bot Management, DataDome, HUMAN BotGuard</text:p>
          </table:table-cell>
          <table:table-cell table:style-name="Tabla17.A1" office:value-type="string">
            <text:p text:style-name="Table_20_Contents">Bloquear extracción masiva por agentes IA</text:p>
          </table:table-cell>
        </table:table-row>
        <table:table-row>
          <table:table-cell table:style-name="Tabla17.A1" office:value-type="string">
            <text:p text:style-name="Table_20_Contents">Behavioral Fingerprinting</text:p>
          </table:table-cell>
          <table:table-cell table:style-name="Tabla17.A1" office:value-type="string">
            <text:p text:style-name="Table_20_Contents">Kasada, Arkose Labs, FingerprintJS</text:p>
          </table:table-cell>
          <table:table-cell table:style-name="Tabla17.A1" office:value-type="string">
            <text:p text:style-name="Table_20_Contents">Detección de tráfico IA automatizado</text:p>
          </table:table-cell>
        </table:table-row>
        <table:table-row>
          <table:table-cell table:style-name="Tabla17.A1" office:value-type="string">
            <text:p text:style-name="Table_20_Contents">Honeytokens Web</text:p>
          </table:table-cell>
          <table:table-cell table:style-name="Tabla17.A1" office:value-type="string">
            <text:p text:style-name="Table_20_Contents">CanaryTokens, marcadores invisibles en HTML</text:p>
          </table:table-cell>
          <table:table-cell table:style-name="Tabla17.A1" office:value-type="string">
            <text:p text:style-name="Table_20_Contents">Detectar scraping agresivo</text:p>
          </table:table-cell>
        </table:table-row>
        <table:table-row>
          <table:table-cell table:style-name="Tabla17.A1" office:value-type="string">
            <text:p text:style-name="Table_20_Contents">SEO Defensive Monitoring</text:p>
          </table:table-cell>
          <table:table-cell table:style-name="Tabla17.A1" office:value-type="string">
            <text:p text:style-name="Table_20_Contents">Oncrawl, SEOClarity, Google Search Console</text:p>
          </table:table-cell>
          <table:table-cell table:style-name="Tabla17.A1" office:value-type="string">
            <text:p text:style-name="Table_20_Contents">Defender posicionamiento ante SEO IA hostil</text:p>
          </table:table-cell>
        </table:table-row>
        <table:table-row>
          <table:table-cell table:style-name="Tabla17.A1" office:value-type="string">
            <text:p text:style-name="Table_20_Contents">API Threat Protection</text:p>
          </table:table-cell>
          <table:table-cell table:style-name="Tabla17.A1" office:value-type="string">
            <text:p text:style-name="Table_20_Contents">Akamai API Protector, Imperva API Security</text:p>
          </table:table-cell>
          <table:table-cell table:style-name="Tabla17.A1" office:value-type="string">
            <text:p text:style-name="Table_20_Contents">Blindar APIs públicas frente a uso IA no autorizado</text:p>
          </table:table-cell>
        </table:table-row>
        <table:table-row>
          <table:table-cell table:style-name="Tabla17.A1" office:value-type="string">
            <text:p text:style-name="Table_20_Contents">Content Integrity Tags</text:p>
          </table:table-cell>
          <table:table-cell table:style-name="Tabla17.A1" office:value-type="string">
            <text:p text:style-name="Table_20_Contents">C2PA, SynthID</text:p>
          </table:table-cell>
          <table:table-cell table:style-name="Tabla17.A1" office:value-type="string">
            <text:p text:style-name="Table_20_Contents">Proteger activos multimedia de deepfakes y manipulación IA</text:p>
          </table:table-cell>
        </table:table-row>
      </table:table>
      <text:p text:style-name="Horizontal_20_Line"/>
      <text:h text:style-name="Heading_20_3" text:outline-level="3"><text:soft-page-break/>🔒 ZONA 2 — Identidad Digital de Marca</text:h>
      <table:table table:name="Tabla18" table:style-name="Tabla18">
        <table:table-column table:style-name="Tabla18.A"/>
        <table:table-column table:style-name="Tabla18.B"/>
        <table:table-column table:style-name="Tabla18.C"/>
        <table:table-header-rows>
          <table:table-row>
            <table:table-cell table:style-name="Tabla18.A1" office:value-type="string">
              <text:p text:style-name="Table_20_Heading">Componente</text:p>
            </table:table-cell>
            <table:table-cell table:style-name="Tabla18.A1" office:value-type="string">
              <text:p text:style-name="Table_20_Heading">Tecnología Sugerida</text:p>
            </table:table-cell>
            <table:table-cell table:style-name="Tabla18.A1" office:value-type="string">
              <text:p text:style-name="Table_20_Heading">Objetivo</text:p>
            </table:table-cell>
          </table:table-row>
        </table:table-header-rows>
        <table:table-row>
          <table:table-cell table:style-name="Tabla18.A1" office:value-type="string">
            <text:p text:style-name="Table_20_Contents">Brand Protection</text:p>
          </table:table-cell>
          <table:table-cell table:style-name="Tabla18.A1" office:value-type="string">
            <text:p text:style-name="Table_20_Contents">ZeroFox, Cyabra, BrandShield</text:p>
          </table:table-cell>
          <table:table-cell table:style-name="Tabla18.A1" office:value-type="string">
            <text:p text:style-name="Table_20_Contents">Vigilar clones de marca y perfiles falsos</text:p>
          </table:table-cell>
        </table:table-row>
        <table:table-row>
          <table:table-cell table:style-name="Tabla18.A1" office:value-type="string">
            <text:p text:style-name="Table_20_Contents">Deepfake Monitoring</text:p>
          </table:table-cell>
          <table:table-cell table:style-name="Tabla18.A1" office:value-type="string">
            <text:p text:style-name="Table_20_Contents">Pimeyes, Reality Defender, Microsoft Content Credentials</text:p>
          </table:table-cell>
          <table:table-cell table:style-name="Tabla18.A1" office:value-type="string">
            <text:p text:style-name="Table_20_Contents">Detectar suplantación audiovisual</text:p>
          </table:table-cell>
        </table:table-row>
        <table:table-row>
          <table:table-cell table:style-name="Tabla18.A1" office:value-type="string">
            <text:p text:style-name="Table_20_Contents">Executive Impersonation AI</text:p>
          </table:table-cell>
          <table:table-cell table:style-name="Tabla18.A1" office:value-type="string">
            <text:p text:style-name="Table_20_Contents">Constella Intelligence, Recorded Future</text:p>
          </table:table-cell>
          <table:table-cell table:style-name="Tabla18.A1" office:value-type="string">
            <text:p text:style-name="Table_20_Contents">Monitorizar ataques personalizados a ejecutivos</text:p>
          </table:table-cell>
        </table:table-row>
        <table:table-row>
          <table:table-cell table:style-name="Tabla18.A1" office:value-type="string">
            <text:p text:style-name="Table_20_Contents">DNS Brand Protection</text:p>
          </table:table-cell>
          <table:table-cell table:style-name="Tabla18.A1" office:value-type="string">
            <text:p text:style-name="Table_20_Contents">CSC, Akamai DNS Shield</text:p>
          </table:table-cell>
          <table:table-cell table:style-name="Tabla18.A1" office:value-type="string">
            <text:p text:style-name="Table_20_Contents">Prevenir ataques de homograph domains y typosquatting</text:p>
          </table:table-cell>
        </table:table-row>
      </table:table>
      <text:p text:style-name="Horizontal_20_Line"/>
      <text:h text:style-name="Heading_20_3" text:outline-level="3">🔒 ZONA 3 — Infraestructura Interna Crítica</text:h>
      <table:table table:name="Tabla19" table:style-name="Tabla19">
        <table:table-column table:style-name="Tabla19.A"/>
        <table:table-column table:style-name="Tabla19.B"/>
        <table:table-column table:style-name="Tabla19.C"/>
        <table:table-header-rows>
          <table:table-row>
            <table:table-cell table:style-name="Tabla19.A1" office:value-type="string">
              <text:p text:style-name="Table_20_Heading">Componente</text:p>
            </table:table-cell>
            <table:table-cell table:style-name="Tabla19.A1" office:value-type="string">
              <text:p text:style-name="Table_20_Heading">Tecnología Sugerida</text:p>
            </table:table-cell>
            <table:table-cell table:style-name="Tabla19.A1" office:value-type="string">
              <text:p text:style-name="Table_20_Heading">Objetivo</text:p>
            </table:table-cell>
          </table:table-row>
        </table:table-header-rows>
        <table:table-row>
          <table:table-cell table:style-name="Tabla19.A1" office:value-type="string">
            <text:p text:style-name="Table_20_Contents">DLP AI-aware</text:p>
          </table:table-cell>
          <table:table-cell table:style-name="Tabla19.A1" office:value-type="string">
            <text:p text:style-name="Table_20_Contents">Google DLP API, Microsoft Purview</text:p>
          </table:table-cell>
          <table:table-cell table:style-name="Tabla19.A1" office:value-type="string">
            <text:p text:style-name="Table_20_Contents">Prevenir fugas de datos vía IA</text:p>
          </table:table-cell>
        </table:table-row>
        <table:table-row>
          <table:table-cell table:style-name="Tabla19.A1" office:value-type="string">
            <text:p text:style-name="Table_20_Contents">IAM Contextualizado</text:p>
          </table:table-cell>
          <table:table-cell table:style-name="Tabla19.A1" office:value-type="string">
            <text:p text:style-name="Table_20_Contents">Okta, Azure AD, Zero Trust IAM</text:p>
          </table:table-cell>
          <table:table-cell table:style-name="Tabla19.A1" office:value-type="string">
            <text:p text:style-name="Table_20_Contents">Minimizar superficie interna de riesgo</text:p>
          </table:table-cell>
        </table:table-row>
        <table:table-row>
          <table:table-cell table:style-name="Tabla19.A1" office:value-type="string">
            <text:p text:style-name="Table_20_Contents">MLOps Security</text:p>
          </table:table-cell>
          <table:table-cell table:style-name="Tabla19.A1" office:value-type="string">
            <text:p text:style-name="Table_20_Contents">Protect AI, HiddenLayer, ModelScan</text:p>
          </table:table-cell>
          <table:table-cell table:style-name="Tabla19.A1" office:value-type="string">
            <text:p text:style-name="Table_20_Contents">Proteger modelos propios (si aplica)</text:p>
          </table:table-cell>
        </table:table-row>
        <table:table-row>
          <table:table-cell table:style-name="Tabla19.A1" office:value-type="string">
            <text:p text:style-name="Table_20_Contents">SOC SIEM IA-aware</text:p>
          </table:table-cell>
          <table:table-cell table:style-name="Tabla19.A1" office:value-type="string">
            <text:p text:style-name="Table_20_Contents">Elastic ML, Splunk AI-driven</text:p>
          </table:table-cell>
          <table:table-cell table:style-name="Tabla19.A1" office:value-type="string">
            <text:p text:style-name="Table_20_Contents">Integrar señales IA en el SOC</text:p>
          </table:table-cell>
        </table:table-row>
      </table:table>
      <text:p text:style-name="Horizontal_20_Line"/>
      <text:h text:style-name="Heading_20_3" text:outline-level="3">🔒 ZONA 4 — Monitorización Externa Proactiva</text:h>
      <table:table table:name="Tabla20" table:style-name="Tabla20">
        <table:table-column table:style-name="Tabla20.A"/>
        <table:table-column table:style-name="Tabla20.B"/>
        <table:table-column table:style-name="Tabla20.C"/>
        <table:table-header-rows>
          <table:table-row>
            <table:table-cell table:style-name="Tabla20.A1" office:value-type="string">
              <text:p text:style-name="Table_20_Heading">Componente</text:p>
            </table:table-cell>
            <table:table-cell table:style-name="Tabla20.A1" office:value-type="string">
              <text:p text:style-name="Table_20_Heading">Tecnología Sugerida</text:p>
            </table:table-cell>
            <table:table-cell table:style-name="Tabla20.A1" office:value-type="string">
              <text:p text:style-name="Table_20_Heading">Objetivo</text:p>
            </table:table-cell>
          </table:table-row>
        </table:table-header-rows>
        <table:table-row>
          <table:table-cell table:style-name="Tabla20.A1" office:value-type="string">
            <text:p text:style-name="Table_20_Contents">External Threat Intelligence</text:p>
          </table:table-cell>
          <table:table-cell table:style-name="Tabla20.A1" office:value-type="string">
            <text:p text:style-name="Table_20_Contents">CybelAngel, Recorded Future, Constella</text:p>
          </table:table-cell>
          <table:table-cell table:style-name="Tabla20.A1" office:value-type="string">
            <text:p text:style-name="Table_20_Contents">Monitorizar filtraciones y fugas externas</text:p>
          </table:table-cell>
        </table:table-row>
        <table:table-row>
          <table:table-cell table:style-name="Tabla20.A1" office:value-type="string">
            <text:p text:style-name="Table_20_Contents">Dark Web Scanning</text:p>
          </table:table-cell>
          <table:table-cell table:style-name="Tabla20.A1" office:value-type="string">
            <text:p text:style-name="Table_20_Contents">KELA, DarkOwl, Cybersixgill</text:p>
          </table:table-cell>
          <table:table-cell table:style-name="Tabla20.A1" office:value-type="string">
            <text:p text:style-name="Table_20_Contents">Buscar datos de la empresa filtrados en redes ilícitas</text:p>
          </table:table-cell>
        </table:table-row>
        <table:table-row>
          <table:table-cell table:style-name="Tabla20.A1" office:value-type="string">
            <text:p text:style-name="Table_20_Contents">Phishing Simulation AI</text:p>
          </table:table-cell>
          <table:table-cell table:style-name="Tabla20.A1" office:value-type="string">
            <text:p text:style-name="Table_20_Contents">Abnormal Security, Cofense, Darktrace Email AI</text:p>
          </table:table-cell>
          <table:table-cell table:style-name="Tabla20.A1" office:value-type="string">
            <text:p text:style-name="Table_20_Contents">Defender frente a campañas IA adaptativas</text:p>
          </table:table-cell>
        </table:table-row>
      </table:table>
      <text:p text:style-name="Horizontal_20_Line"/>
      <text:h text:style-name="Heading_20_2" text:outline-level="2">🔷 4️⃣ AI Security Operations Center (AI-SOC)</text:h>
      <text:p text:style-name="Text_20_body"><text:span text:style-name="Strong_20_Emphasis">Objetivo:</text:span> Tener capacidades de supervisión continua del riesgo IA en tiempo real.</text:p>
      <text:h text:style-name="Heading_20_3" text:outline-level="3">Elementos Clave:</text:h>
      <table:table table:name="Tabla21" table:style-name="Tabla21">
        <table:table-column table:style-name="Tabla21.A"/>
        <table:table-column table:style-name="Tabla21.B"/>
        <table:table-column table:style-name="Tabla21.C"/>
        <table:table-header-rows>
          <table:table-row>
            <table:table-cell table:style-name="Tabla21.A1" office:value-type="string">
              <text:p text:style-name="Table_20_Heading">Submódulo</text:p>
            </table:table-cell>
            <table:table-cell table:style-name="Tabla21.A1" office:value-type="string">
              <text:p text:style-name="Table_20_Heading">Función</text:p>
            </table:table-cell>
            <table:table-cell table:style-name="Tabla21.A1" office:value-type="string">
              <text:p text:style-name="Table_20_Heading">Herramientas sugeridas</text:p>
            </table:table-cell>
          </table:table-row>
        </table:table-header-rows>
        <table:table-row>
          <table:table-cell table:style-name="Tabla21.A1" office:value-type="string">
            <text:p text:style-name="Table_20_Contents">🧠 AI Threat Intelligence</text:p>
          </table:table-cell>
          <table:table-cell table:style-name="Tabla21.A1" office:value-type="string">
            <text:p text:style-name="Table_20_Contents">Recopilación de señales IA hostiles</text:p>
          </table:table-cell>
          <table:table-cell table:style-name="Tabla21.A1" office:value-type="string">
            <text:p text:style-name="Table_20_Contents">Recorded Future, CybelAngel</text:p>
          </table:table-cell>
        </table:table-row>
        <table:table-row>
          <table:table-cell table:style-name="Tabla21.A1" office:value-type="string">
            <text:p text:style-name="Table_20_Contents">🔬 Anomaly Detection LLM</text:p>
          </table:table-cell>
          <table:table-cell table:style-name="Tabla21.A1" office:value-type="string">
            <text:p text:style-name="Table_20_Contents">Detección de anomalías generadas por IA</text:p>
          </table:table-cell>
          <table:table-cell table:style-name="Tabla21.A1" office:value-type="string">
            <text:p text:style-name="Table_20_Contents">Elastic ML, Darktrace AI, Protect AI</text:p>
          </table:table-cell>
        </table:table-row>
        <table:table-row>
          <table:table-cell table:style-name="Tabla21.A1" office:value-type="string">
            <text:p text:style-name="Table_20_Contents">📊 Central Logging IA-aware</text:p>
          </table:table-cell>
          <table:table-cell table:style-name="Tabla21.A1" office:value-type="string">
            <text:p text:style-name="Table_20_Contents">Agregación y correlación de logs IA</text:p>
          </table:table-cell>
          <table:table-cell table:style-name="Tabla21.A1" office:value-type="string">
            <text:p text:style-name="Table_20_Contents">Splunk, Azure Sentinel</text:p>
          </table:table-cell>
        </table:table-row>
        <table:table-row>
          <table:table-cell table:style-name="Tabla21.A1" office:value-type="string">
            <text:p text:style-name="Table_20_Contents">🛡 Response Playbooks</text:p>
          </table:table-cell>
          <table:table-cell table:style-name="Tabla21.A1" office:value-type="string">
            <text:p text:style-name="Table_20_Contents">Procedimientos automatizados de respuesta IA</text:p>
          </table:table-cell>
          <table:table-cell table:style-name="Tabla21.A1" office:value-type="string">
            <text:p text:style-name="Table_20_Contents">SOAR Platforms: Palo Alto Cortex XSOAR, IBM Resilient</text:p>
          </table:table-cell>
        </table:table-row>
        <table:table-row>
          <table:table-cell table:style-name="Tabla21.A1" office:value-type="string">
            <text:p text:style-name="Table_20_Contents">🚩 Brand Abuse Early <text:soft-page-break/>Warning</text:p>
          </table:table-cell>
          <table:table-cell table:style-name="Tabla21.A1" office:value-type="string">
            <text:p text:style-name="Table_20_Contents">Vigilancia de abuso de marca <text:soft-page-break/>digital</text:p>
          </table:table-cell>
          <table:table-cell table:style-name="Tabla21.A1" office:value-type="string">
            <text:p text:style-name="Table_20_Contents">ZeroFox, Cyabra</text:p>
          </table:table-cell>
        </table:table-row>
      </table:table>
      <text:p text:style-name="Horizontal_20_Line"/>
      <text:h text:style-name="Heading_20_2" text:outline-level="2">🔷 5️⃣ Integración de Normativas</text:h>
      <text:h text:style-name="Heading_20_3" text:outline-level="3">Principales marcos de referencia a seguir en 2025:</text:h>
      <table:table table:name="Tabla22" table:style-name="Tabla22">
        <table:table-column table:style-name="Tabla22.A"/>
        <table:table-column table:style-name="Tabla22.B"/>
        <table:table-header-rows>
          <table:table-row>
            <table:table-cell table:style-name="Tabla22.A1" office:value-type="string">
              <text:p text:style-name="Table_20_Heading">Norma / Marco</text:p>
            </table:table-cell>
            <table:table-cell table:style-name="Tabla22.A1" office:value-type="string">
              <text:p text:style-name="Table_20_Heading">Aplicación</text:p>
            </table:table-cell>
          </table:table-row>
        </table:table-header-rows>
        <table:table-row>
          <table:table-cell table:style-name="Tabla22.A1" office:value-type="string">
            <text:p text:style-name="Table_20_Contents">EU AI Act (Junio 2025)</text:p>
          </table:table-cell>
          <table:table-cell table:style-name="Tabla22.A1" office:value-type="string">
            <text:p text:style-name="Table_20_Contents">Cumplimiento de transparencia, seguridad de modelos, registro de datos IA</text:p>
          </table:table-cell>
        </table:table-row>
        <table:table-row>
          <table:table-cell table:style-name="Tabla22.A1" office:value-type="string">
            <text:p text:style-name="Table_20_Contents">NIST AI RMF (AI Risk Management Framework)</text:p>
          </table:table-cell>
          <table:table-cell table:style-name="Tabla22.A1" office:value-type="string">
            <text:p text:style-name="Table_20_Contents">Metodología de gestión de riesgos IA</text:p>
          </table:table-cell>
        </table:table-row>
        <table:table-row>
          <table:table-cell table:style-name="Tabla22.A1" office:value-type="string">
            <text:p text:style-name="Table_20_Contents">ISO/IEC 42001:2023 (AI Management System)</text:p>
          </table:table-cell>
          <table:table-cell table:style-name="Tabla22.A1" office:value-type="string">
            <text:p text:style-name="Table_20_Contents">Gestión operacional de IA en entornos corporativos</text:p>
          </table:table-cell>
        </table:table-row>
        <table:table-row>
          <table:table-cell table:style-name="Tabla22.A1" office:value-type="string">
            <text:p text:style-name="Table_20_Contents">GDPR / DPD</text:p>
          </table:table-cell>
          <table:table-cell table:style-name="Tabla22.A1" office:value-type="string">
            <text:p text:style-name="Table_20_Contents">Cumplimiento de privacidad sobre datos personales accesibles públicamente</text:p>
          </table:table-cell>
        </table:table-row>
        <table:table-row>
          <table:table-cell table:style-name="Tabla22.A1" office:value-type="string">
            <text:p text:style-name="Table_20_Contents">Digital Services Act (DSA) / Digital Markets Act (DMA)</text:p>
          </table:table-cell>
          <table:table-cell table:style-name="Tabla22.A1" office:value-type="string">
            <text:p text:style-name="Table_20_Contents">Obligaciones sobre contenidos digitales y moderación</text:p>
          </table:table-cell>
        </table:table-row>
      </table:table>
      <text:p text:style-name="Horizontal_20_Line"/>
      <text:h text:style-name="Heading_20_1" text:outline-level="1">🔧 <text:span text:style-name="Strong_20_Emphasis">ROADMAP PRÁCTICO DE DESPLIEGUE</text:span></text:h>
      <table:table table:name="Tabla23" table:style-name="Tabla23">
        <table:table-column table:style-name="Tabla23.A"/>
        <table:table-column table:style-name="Tabla23.B"/>
        <table:table-header-rows>
          <table:table-row>
            <table:table-cell table:style-name="Tabla23.A1" office:value-type="string">
              <text:p text:style-name="Table_20_Heading">Trimestre</text:p>
            </table:table-cell>
            <table:table-cell table:style-name="Tabla23.A1" office:value-type="string">
              <text:p text:style-name="Table_20_Heading">Acciones Clave</text:p>
            </table:table-cell>
          </table:table-row>
        </table:table-header-rows>
        <table:table-row>
          <table:table-cell table:style-name="Tabla23.A1" office:value-type="string">
            <text:p text:style-name="Table_20_Contents">Q1</text:p>
          </table:table-cell>
          <table:table-cell table:style-name="Tabla23.A1" office:value-type="string">
            <text:p text:style-name="Table_20_Contents">Perímetro anti-scraping IA + DNS + Fingerprinting</text:p>
          </table:table-cell>
        </table:table-row>
        <table:table-row>
          <table:table-cell table:style-name="Tabla23.A1" office:value-type="string">
            <text:p text:style-name="Table_20_Contents">Q2</text:p>
          </table:table-cell>
          <table:table-cell table:style-name="Tabla23.A1" office:value-type="string">
            <text:p text:style-name="Table_20_Contents">Brand Protection + Deepfake Shield + Phishing IA</text:p>
          </table:table-cell>
        </table:table-row>
        <table:table-row>
          <table:table-cell table:style-name="Tabla23.A1" office:value-type="string">
            <text:p text:style-name="Table_20_Contents">Q3</text:p>
          </table:table-cell>
          <table:table-cell table:style-name="Tabla23.A1" office:value-type="string">
            <text:p text:style-name="Table_20_Contents">AI-SOC inicial + DLP IA-aware + IAM Zero Trust</text:p>
          </table:table-cell>
        </table:table-row>
        <table:table-row>
          <table:table-cell table:style-name="Tabla23.A1" office:value-type="string">
            <text:p text:style-name="Table_20_Contents">Q4</text:p>
          </table:table-cell>
          <table:table-cell table:style-name="Tabla23.A1" office:value-type="string">
            <text:p text:style-name="Table_20_Contents">Full Threat Intelligence externo + Honeypots web + Normativas</text:p>
          </table:table-cell>
        </table:table-row>
      </table:table>
      <text:p text:style-name="Horizontal_20_Line"/>
      <text:h text:style-name="Heading_20_1" text:outline-level="1">🔍 <text:span text:style-name="Strong_20_Emphasis">Resumen ejecutivo (visión de comité)</text:span></text:h>
      <text:p text:style-name="Quotations">"La amenaza no es solo proteger nuestros modelos IA, sino <text:span text:style-name="Strong_20_Emphasis">blindar la presencia digital de la compañía frente a IA externas</text:span> capaces de:</text:p>
      <text:list text:style-name="L60">
        <text:list-item>
          <text:p text:style-name="P61">Automatizar scraping.</text:p>
        </text:list-item>
        <text:list-item>
          <text:p text:style-name="P61">Usar IA generativa para suplantación de marca.</text:p>
        </text:list-item>
        <text:list-item>
          <text:p text:style-name="P61">Crear ataques de ingeniería social avanzados.</text:p>
        </text:list-item>
        <text:list-item>
          <text:p text:style-name="P61">Automatizar fraudes reputacionales.</text:p>
        </text:list-item>
        <text:list-item>
          <text:p text:style-name="P61">Extraer y manipular contenido público para uso ofensivo."</text:p>
        </text:list-item>
      </text:list>
      <text:p text:style-name="Horizontal_20_Line"/>
      <text:p text:style-name="Text_20_body"><text:soft-page-break/>✅ <text:span text:style-name="Strong_20_Emphasis">Este planteamiento es completamente ajustado a lo que estás buscando.</text:span></text:p>
      <text:p text:style-name="Horizontal_20_Line"/>
      <text:p text:style-name="Text_20_body">👉 <text:span text:style-name="Strong_20_Emphasis">Si me lo permites, puedo ahora prepararte además:</text:span></text:p>
      <text:list text:style-name="L61">
        <text:list-item>
          <text:p text:style-name="P62">Un <text:span text:style-name="Strong_20_Emphasis">diagrama visual completo de arquitectura defensiva corporativa IA-aware</text:span>.</text:p>
        </text:list-item>
        <text:list-item>
          <text:p text:style-name="P62">Un <text:span text:style-name="Strong_20_Emphasis">kit de despliegue táctico para tus equipos técnicos</text:span> (muy práctico para ingeniería).</text:p>
        </text:list-item>
        <text:list-item>
          <text:p text:style-name="P62">Un <text:span text:style-name="Strong_20_Emphasis">paquete de documentación ejecutiva</text:span> para comité de riesgos o CISO.</text:p>
        </text:list-item>
      </text:list>
      <text:p text:style-name="Horizontal_20_Line"/>
      <text:p text:style-name="Text_20_body">¿Quieres que avancemos en estos entregables? 🚀<text:line-break/>(Si me dices el sector exacto — banca, salud, industria, telco, etc — lo ajustamos aún más).</text:p>
      <text:h text:style-name="Heading_20_1" text:outline-level="1">🛠️ Kit de Despliegue Táctico para Equipos Técnicos</text:h>
      <text:p text:style-name="Text_20_body"><text:span text:style-name="Strong_20_Emphasis">Objetivo:</text:span> Proveer a los equipos técnicos un conjunto de acciones, herramientas y plazos para implementar de forma rápida y ordenada la seguridad de la presencia digital frente a agentes de IA hostiles.</text:p>
      <text:p text:style-name="Horizontal_20_Line"/>
      <text:h text:style-name="Heading_20_2" text:outline-level="2">📅 Hoja de Ruta General (12–16 semanas)</text:h>
      <table:table table:name="Tabla24" table:style-name="Tabla24">
        <table:table-column table:style-name="Tabla24.A"/>
        <table:table-column table:style-name="Tabla24.B"/>
        <table:table-column table:style-name="Tabla24.C"/>
        <table:table-header-rows>
          <table:table-row>
            <table:table-cell table:style-name="Tabla24.A1" office:value-type="string">
              <text:p text:style-name="Table_20_Heading">Fase</text:p>
            </table:table-cell>
            <table:table-cell table:style-name="Tabla24.A1" office:value-type="string">
              <text:p text:style-name="Table_20_Heading">Duración</text:p>
            </table:table-cell>
            <table:table-cell table:style-name="Tabla24.A1" office:value-type="string">
              <text:p text:style-name="Table_20_Heading">Enfoque Principal</text:p>
            </table:table-cell>
          </table:table-row>
        </table:table-header-rows>
        <table:table-row>
          <table:table-cell table:style-name="Tabla24.A1" office:value-type="string">
            <text:p text:style-name="Table_20_Contents">Fase 1</text:p>
          </table:table-cell>
          <table:table-cell table:style-name="Tabla24.A1" office:value-type="string">
            <text:p text:style-name="Table_20_Contents">Semanas 1–4</text:p>
          </table:table-cell>
          <table:table-cell table:style-name="Tabla24.A1" office:value-type="string">
            <text:p text:style-name="Table_20_Contents">Defensa del perímetro público</text:p>
          </table:table-cell>
        </table:table-row>
        <table:table-row>
          <table:table-cell table:style-name="Tabla24.A1" office:value-type="string">
            <text:p text:style-name="Table_20_Contents">Fase 2</text:p>
          </table:table-cell>
          <table:table-cell table:style-name="Tabla24.A1" office:value-type="string">
            <text:p text:style-name="Table_20_Contents">Semanas 5–7</text:p>
          </table:table-cell>
          <table:table-cell table:style-name="Tabla24.A1" office:value-type="string">
            <text:p text:style-name="Table_20_Contents">Fortalecimiento de API y contenido</text:p>
          </table:table-cell>
        </table:table-row>
        <table:table-row>
          <table:table-cell table:style-name="Tabla24.A1" office:value-type="string">
            <text:p text:style-name="Table_20_Contents">Fase 3</text:p>
          </table:table-cell>
          <table:table-cell table:style-name="Tabla24.A1" office:value-type="string">
            <text:p text:style-name="Table_20_Contents">Semanas 8–10</text:p>
          </table:table-cell>
          <table:table-cell table:style-name="Tabla24.A1" office:value-type="string">
            <text:p text:style-name="Table_20_Contents">Monitoreo &amp; detección de anomalías IA</text:p>
          </table:table-cell>
        </table:table-row>
        <table:table-row>
          <table:table-cell table:style-name="Tabla24.A1" office:value-type="string">
            <text:p text:style-name="Table_20_Contents">Fase 4</text:p>
          </table:table-cell>
          <table:table-cell table:style-name="Tabla24.A1" office:value-type="string">
            <text:p text:style-name="Table_20_Contents">Semanas 11–13</text:p>
          </table:table-cell>
          <table:table-cell table:style-name="Tabla24.A1" office:value-type="string">
            <text:p text:style-name="Table_20_Contents">Protección de identidad de marca y deepfakes</text:p>
          </table:table-cell>
        </table:table-row>
        <table:table-row>
          <table:table-cell table:style-name="Tabla24.A1" office:value-type="string">
            <text:p text:style-name="Table_20_Contents">Fase 5</text:p>
          </table:table-cell>
          <table:table-cell table:style-name="Tabla24.A1" office:value-type="string">
            <text:p text:style-name="Table_20_Contents">Semanas 14–16</text:p>
          </table:table-cell>
          <table:table-cell table:style-name="Tabla24.A1" office:value-type="string">
            <text:p text:style-name="Table_20_Contents">AI‑SOC inicial &amp; respuesta automática</text:p>
          </table:table-cell>
        </table:table-row>
      </table:table>
      <text:p text:style-name="Horizontal_20_Line"/>
      <text:h text:style-name="Heading_20_2" text:outline-level="2">🔒 Fase 1: Defensa del Perímetro Público</text:h>
      <text:list text:style-name="L62">
        <text:list-item>
          <text:p text:style-name="P63"><text:span text:style-name="Strong_20_Emphasis">Anti‑Scraping IA</text:span></text:p>
          <text:list>
            <text:list-item>
              <text:p text:style-name="P63"><text:span text:style-name="Strong_20_Emphasis">Implementar</text:span> Cloudflare Bot Management o DataDome sobre todos los dominios y subdominios.</text:p>
            </text:list-item>
            <text:list-item>
              <text:p text:style-name="P63"><text:span text:style-name="Strong_20_Emphasis">Configurar</text:span> reglas de IA-sensitive rate‑limiting (p. ej. &gt;50 req/s bloqueado).</text:p>
            </text:list-item>
            <text:list-item>
              <text:p text:style-name="P63"><text:span text:style-name="Strong_20_Emphasis">Validar</text:span> con pruebas de headless browsers (Puppeteer) simulando scraping.</text:p>
            </text:list-item>
          </text:list>
        </text:list-item>
        <text:list-item>
          <text:p text:style-name="P63"><text:span text:style-name="Strong_20_Emphasis">Behavioral Fingerprinting</text:span></text:p>
          <text:list>
            <text:list-item>
              <text:p text:style-name="P63"><text:span text:style-name="Strong_20_Emphasis">Desplegar</text:span> Kasada o Arkose Labs en el nivel DNS/CDN.</text:p>
            </text:list-item>
            <text:list-item>
              <text:p text:style-name="P63"><text:span text:style-name="Strong_20_Emphasis">Ajustar</text:span> challenge flows (CAPTCHAs invisibles).</text:p>
            </text:list-item>
            <text:list-item>
              <text:p text:style-name="P63"><text:span text:style-name="Strong_20_Emphasis">Revisar</text:span> indicadores de sesión (user-agent, fingerprintjs) para IA.</text:p>
            </text:list-item>
          </text:list>
        </text:list-item>
        <text:list-item>
          <text:p text:style-name="P63"><text:soft-page-break/><text:span text:style-name="Strong_20_Emphasis">Honeytokens Web</text:span></text:p>
          <text:list>
            <text:list-item>
              <text:p text:style-name="P63"><text:span text:style-name="Strong_20_Emphasis">Insertar</text:span> canary tokens invisibles (JavaScript, comentarios HTML) en páginas clave (precios, catálogos).</text:p>
            </text:list-item>
            <text:list-item>
              <text:p text:style-name="P63"><text:span text:style-name="Strong_20_Emphasis">Configurar</text:span> alertas en tu SIEM cuando esos endpoints sean accedidos.</text:p>
            </text:list-item>
          </text:list>
        </text:list-item>
        <text:list-item>
          <text:p text:style-name="P63"><text:span text:style-name="Strong_20_Emphasis">SEO Defensive Monitoring</text:span></text:p>
          <text:list>
            <text:list-item>
              <text:p text:style-name="P63"><text:span text:style-name="Strong_20_Emphasis">Conectar</text:span> Oncrawl o Google Search Console para alertas de cambios drásticos en ranking.</text:p>
            </text:list-item>
            <text:list-item>
              <text:p text:style-name="P63"><text:span text:style-name="Strong_20_Emphasis">Automatizar</text:span> comprobaciones semanales de backlinks sospechosos.</text:p>
            </text:list-item>
          </text:list>
        </text:list-item>
      </text:list>
      <text:p text:style-name="Horizontal_20_Line"/>
      <text:h text:style-name="Heading_20_2" text:outline-level="2">🛡 Fase 2: Fortalecimiento de API y Contenido</text:h>
      <text:list text:style-name="L63">
        <text:list-item>
          <text:p text:style-name="P64"><text:span text:style-name="Strong_20_Emphasis">API Threat Protection</text:span></text:p>
          <text:list>
            <text:list-item>
              <text:p text:style-name="P64"><text:span text:style-name="Strong_20_Emphasis">Instalar</text:span> Akamai API Protector o Imperva API Security.</text:p>
            </text:list-item>
            <text:list-item>
              <text:p text:style-name="P64"><text:span text:style-name="Strong_20_Emphasis">Definir</text:span> políticas de autenticación (OAuth2, mTLS) para APIs públicas.</text:p>
            </text:list-item>
            <text:list-item>
              <text:p text:style-name="P64"><text:span text:style-name="Strong_20_Emphasis">Limitar</text:span> cuerpos de petición (tamaño y longitud de strings) para evitar payload crafting.</text:p>
            </text:list-item>
          </text:list>
        </text:list-item>
        <text:list-item>
          <text:p text:style-name="P64"><text:span text:style-name="Strong_20_Emphasis">Content Integrity Tags</text:span></text:p>
          <text:list>
            <text:list-item>
              <text:p text:style-name="P64"><text:span text:style-name="Strong_20_Emphasis">Marcar</text:span> imágenes y vídeos públicos con SynthID o C2PA metadata.</text:p>
            </text:list-item>
            <text:list-item>
              <text:p text:style-name="P64"><text:span text:style-name="Strong_20_Emphasis">Verificar</text:span> periódicamente integridad de contenidos usando herramientas de hashing.</text:p>
            </text:list-item>
          </text:list>
        </text:list-item>
        <text:list-item>
          <text:p text:style-name="P64"><text:span text:style-name="Strong_20_Emphasis">Output Sanitization</text:span></text:p>
          <text:list>
            <text:list-item>
              <text:p text:style-name="P64"><text:span text:style-name="Strong_20_Emphasis">Implementar</text:span> Middleware que pase cada respuesta de chatbots IA por OpenAI Moderation API o Azure Content Safety.</text:p>
            </text:list-item>
            <text:list-item>
              <text:p text:style-name="P64"><text:span text:style-name="Strong_20_Emphasis">Reescribir o bloquear</text:span> outputs que contengan PII, lenguaje ofensivo o referencias internas.</text:p>
            </text:list-item>
          </text:list>
        </text:list-item>
      </text:list>
      <text:p text:style-name="Horizontal_20_Line"/>
      <text:h text:style-name="Heading_20_2" text:outline-level="2">👁 Fase 3: Monitoreo &amp; Detección de Anomalías IA</text:h>
      <text:list text:style-name="L64">
        <text:list-item>
          <text:p text:style-name="P65"><text:span text:style-name="Strong_20_Emphasis">Logging Completo de Interacciones</text:span></text:p>
          <text:list>
            <text:list-item>
              <text:p text:style-name="P65"><text:span text:style-name="Strong_20_Emphasis">Centralizar</text:span> logs de tráfico web, APIs e inferencias IA en SIEM (Splunk, Elastic).</text:p>
            </text:list-item>
            <text:list-item>
              <text:p text:style-name="P65"><text:span text:style-name="Strong_20_Emphasis">Estructurar</text:span> logs con campos: timestamp, IP, UA, endpoint, prompt, response hash.</text:p>
            </text:list-item>
          </text:list>
        </text:list-item>
        <text:list-item>
          <text:p text:style-name="P65"><text:span text:style-name="Strong_20_Emphasis">Anomaly Detection LLM</text:span></text:p>
          <text:list>
            <text:list-item>
              <text:p text:style-name="P65"><text:span text:style-name="Strong_20_Emphasis">Desplegar</text:span> Elastic ML jobs sobre índices de logs: volumen, latencia, patrones de tokens.</text:p>
            </text:list-item>
            <text:list-item>
              <text:p text:style-name="P65"><text:span text:style-name="Strong_20_Emphasis">Configurar</text:span> alertas por desviaciones &gt;3σ en número de solicitudes o tamaño medio de respuesta.</text:p>
            </text:list-item>
          </text:list>
        </text:list-item>
        <text:list-item>
          <text:p text:style-name="P65"><text:soft-page-break/><text:span text:style-name="Strong_20_Emphasis">Prompt Chaining Detector</text:span></text:p>
          <text:list>
            <text:list-item>
              <text:p text:style-name="P65"><text:span text:style-name="Strong_20_Emphasis">Crear</text:span> reglas en SIEM o SOAR que correlacionen múltiples prompts similares de una misma sesión.</text:p>
            </text:list-item>
            <text:list-item>
              <text:p text:style-name="P65"><text:span text:style-name="Strong_20_Emphasis">Bloquear</text:span> automáticamente sesiones que ejecuten &gt;10 prompts encadenados con payloads parecidos.</text:p>
            </text:list-item>
          </text:list>
        </text:list-item>
      </text:list>
      <text:p text:style-name="Horizontal_20_Line"/>
      <text:h text:style-name="Heading_20_2" text:outline-level="2">🎯 Fase 4: Protección de Marca y Deepfakes</text:h>
      <text:list text:style-name="L65">
        <text:list-item>
          <text:p text:style-name="P66"><text:span text:style-name="Strong_20_Emphasis">Brand Protection</text:span></text:p>
          <text:list>
            <text:list-item>
              <text:p text:style-name="P66"><text:span text:style-name="Strong_20_Emphasis">Registrar</text:span> monitorización con ZeroFox o Cyabra en RRSS clave (LinkedIn, Twitter, Facebook).</text:p>
            </text:list-item>
            <text:list-item>
              <text:p text:style-name="P66"><text:span text:style-name="Strong_20_Emphasis">Configurar</text:span> alertas de creación de perfiles falsos o menciones masivas.</text:p>
            </text:list-item>
          </text:list>
        </text:list-item>
        <text:list-item>
          <text:p text:style-name="P66"><text:span text:style-name="Strong_20_Emphasis">Deepfake Shield</text:span></text:p>
          <text:list>
            <text:list-item>
              <text:p text:style-name="P66"><text:span text:style-name="Strong_20_Emphasis">Integrar</text:span> Reality Defender o Pimeyes en tu flujo de revisión de contenidos multimedia.</text:p>
            </text:list-item>
            <text:list-item>
              <text:p text:style-name="P66"><text:span text:style-name="Strong_20_Emphasis">Establecer</text:span> proceso de verificación humana rápida ante alertas de deepfake.</text:p>
            </text:list-item>
          </text:list>
        </text:list-item>
        <text:list-item>
          <text:p text:style-name="P66"><text:span text:style-name="Strong_20_Emphasis">DNS Brand Protection</text:span></text:p>
          <text:list>
            <text:list-item>
              <text:p text:style-name="P66"><text:span text:style-name="Strong_20_Emphasis">Activar</text:span> CSC o Akamai DNS Shield para detección de dominios typosquatting.</text:p>
            </text:list-item>
            <text:list-item>
              <text:p text:style-name="P66"><text:span text:style-name="Strong_20_Emphasis">Automatizar</text:span> toma de control (take‑down) de dominios maliciosos.</text:p>
            </text:list-item>
          </text:list>
        </text:list-item>
      </text:list>
      <text:p text:style-name="Horizontal_20_Line"/>
      <text:h text:style-name="Heading_20_2" text:outline-level="2">🛡️ Fase 5: AI‑SOC Inicial y Respuesta</text:h>
      <text:list text:style-name="L66">
        <text:list-item>
          <text:p text:style-name="P67"><text:span text:style-name="Strong_20_Emphasis">AI Threat Intelligence Hub</text:span></text:p>
          <text:list>
            <text:list-item>
              <text:p text:style-name="P67"><text:span text:style-name="Strong_20_Emphasis">Suscribirse</text:span> a Recorded Future o CybelAngel para feeds de fugas y filtraciones.</text:p>
            </text:list-item>
            <text:list-item>
              <text:p text:style-name="P67"><text:span text:style-name="Strong_20_Emphasis">Incorporar</text:span> estos feeds en tu SIEM para cruce de eventos con logs internos.</text:p>
            </text:list-item>
          </text:list>
        </text:list-item>
        <text:list-item>
          <text:p text:style-name="P67"><text:span text:style-name="Strong_20_Emphasis">Response Playbooks IA‑aware</text:span></text:p>
          <text:list>
            <text:list-item>
              <text:p text:style-name="P67"><text:span text:style-name="Strong_20_Emphasis">Definir</text:span> procedimientos automáticos en Cortex XSOAR o IBM Resilient para:</text:p>
              <text:list>
                <text:list-item>
                  <text:p text:style-name="P67">Bloqueo de IPs maliciosas.</text:p>
                </text:list-item>
                <text:list-item>
                  <text:p text:style-name="P67">Revocación de tokens API comprometidos.</text:p>
                </text:list-item>
                <text:list-item>
                  <text:p text:style-name="P67">Notificación a equipo de Brand &amp; Legal.</text:p>
                </text:list-item>
              </text:list>
            </text:list-item>
          </text:list>
        </text:list-item>
        <text:list-item>
          <text:p text:style-name="P67"><text:span text:style-name="Strong_20_Emphasis">Dashboard Ejecutiva</text:span></text:p>
          <text:list>
            <text:list-item>
              <text:p text:style-name="P67"><text:span text:style-name="Strong_20_Emphasis">Crear</text:span> paneles en Grafana o Kibana con métricas clave:</text:p>
              <text:list>
                <text:list-item>
                  <text:p text:style-name="P67">Requests bloqueados WAF IA</text:p>
                </text:list-item>
                <text:list-item>
                  <text:p text:style-name="P67">Alertas deepfake</text:p>
                </text:list-item>
                <text:list-item>
                  <text:p text:style-name="P67"><text:soft-page-break/>Incidentes de scraping detectados</text:p>
                </text:list-item>
                <text:list-item>
                  <text:p text:style-name="P67">Phishing IA reportado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👥 Equipo y Roles</text:h>
      <table:table table:name="Tabla25" table:style-name="Tabla25">
        <table:table-column table:style-name="Tabla25.A"/>
        <table:table-column table:style-name="Tabla25.B"/>
        <table:table-header-rows>
          <table:table-row>
            <table:table-cell table:style-name="Tabla25.A1" office:value-type="string">
              <text:p text:style-name="Table_20_Heading">Rol</text:p>
            </table:table-cell>
            <table:table-cell table:style-name="Tabla25.A1" office:value-type="string">
              <text:p text:style-name="Table_20_Heading">Responsabilidades Clave</text:p>
            </table:table-cell>
          </table:table-row>
        </table:table-header-rows>
        <table:table-row>
          <table:table-cell table:style-name="Tabla25.A1" office:value-type="string">
            <text:p text:style-name="Table_20_Contents"><text:span text:style-name="Strong_20_Emphasis">DevSecOps Engineer</text:span></text:p>
          </table:table-cell>
          <table:table-cell table:style-name="Tabla25.A1" office:value-type="string">
            <text:p text:style-name="Table_20_Contents">Despliegue WAF IA, API Protector, fingerprinting</text:p>
          </table:table-cell>
        </table:table-row>
        <table:table-row>
          <table:table-cell table:style-name="Tabla25.A1" office:value-type="string">
            <text:p text:style-name="Table_20_Contents"><text:span text:style-name="Strong_20_Emphasis">AI Security Engineer</text:span></text:p>
          </table:table-cell>
          <table:table-cell table:style-name="Tabla25.A1" office:value-type="string">
            <text:p text:style-name="Table_20_Contents">Configuración de logs IA, anomaly detection</text:p>
          </table:table-cell>
        </table:table-row>
        <table:table-row>
          <table:table-cell table:style-name="Tabla25.A1" office:value-type="string">
            <text:p text:style-name="Table_20_Contents"><text:span text:style-name="Strong_20_Emphasis">SOC Analyst / AI‑SOC Lead</text:span></text:p>
          </table:table-cell>
          <table:table-cell table:style-name="Tabla25.A1" office:value-type="string">
            <text:p text:style-name="Table_20_Contents">Monitorización, gestión de alertas IA</text:p>
          </table:table-cell>
        </table:table-row>
        <table:table-row>
          <table:table-cell table:style-name="Tabla25.A1" office:value-type="string">
            <text:p text:style-name="Table_20_Contents"><text:span text:style-name="Strong_20_Emphasis">Brand Protection Officer</text:span></text:p>
          </table:table-cell>
          <table:table-cell table:style-name="Tabla25.A1" office:value-type="string">
            <text:p text:style-name="Table_20_Contents">Gestión de deepfake &amp; perfiles falsos</text:p>
          </table:table-cell>
        </table:table-row>
        <table:table-row>
          <table:table-cell table:style-name="Tabla25.A1" office:value-type="string">
            <text:p text:style-name="Table_20_Contents"><text:span text:style-name="Strong_20_Emphasis">Cloud Security Architect</text:span></text:p>
          </table:table-cell>
          <table:table-cell table:style-name="Tabla25.A1" office:value-type="string">
            <text:p text:style-name="Table_20_Contents">IAM contextual, DLP, mTLS APIs internas</text:p>
          </table:table-cell>
        </table:table-row>
      </table:table>
      <text:p text:style-name="Horizontal_20_Line"/>
      <text:h text:style-name="Heading_20_2" text:outline-level="2">🎯 Métricas de Éxito Inicial</text:h>
      <text:list text:style-name="L67">
        <text:list-item>
          <text:p text:style-name="P68"><text:span text:style-name="Strong_20_Emphasis">≥ 95 %</text:span> de tráfico público autenticado vs bots IA</text:p>
        </text:list-item>
        <text:list-item>
          <text:p text:style-name="P68"><text:span text:style-name="Strong_20_Emphasis">0</text:span> incidentes de scraping masivo sin detectar</text:p>
        </text:list-item>
        <text:list-item>
          <text:p text:style-name="P68"><text:span text:style-name="Strong_20_Emphasis">100 %</text:span> de contenidos multimedia marcados y verificados</text:p>
        </text:list-item>
        <text:list-item>
          <text:p text:style-name="P68"><text:span text:style-name="Strong_20_Emphasis">Alertas ≤ 5 min</text:span> de latencia ante deepfake o phishing IA detectado</text:p>
        </text:list-item>
        <text:list-item>
          <text:p text:style-name="P68">🎯 <text:span text:style-name="Strong_20_Emphasis">Reducción ≥ 70 %</text:span> de intentos de prompt chaining contra APIs públicas</text:p>
        </text:list-item>
      </text:list>
      <text:p text:style-name="Horizontal_20_Line"/>
      <text:p text:style-name="Text_20_body">Con este <text:span text:style-name="Strong_20_Emphasis">Kit de Despliegue Táctico</text:span>, tu equipo técnico contará con un plan paso a paso, herramientas concretas y métricas claras para blindar la presencia digital de la compañía frente a amenazas potenciadas por IA.</text:p>
      <text:p text:style-name="Text_20_body">🚀 ¡A por la implementación!</text:p>
      <text:p text:style-name="Standard"/>
      <text:h text:style-name="Heading_20_1" text:outline-level="1">Playbook Técnico Paso a Paso para Ingeniería: Seguridad de Presencia Digital frente a IA Hostil</text:h>
      <text:p text:style-name="Text_20_body"><text:span text:style-name="Strong_20_Emphasis">Objetivo</text:span>: Proporcionar instrucciones detalladas, ejemplos de configuración y scripts básicos para la implementación de cada capa de defensa.</text:p>
      <text:p text:style-name="Horizontal_20_Line"/>
      <text:h text:style-name="Heading_20_2" text:outline-level="2">Índice</text:h>
      <text:list text:style-name="L68">
        <text:list-item>
          <text:p text:style-name="P69">Prerrequisitos</text:p>
        </text:list-item>
        <text:list-item>
          <text:p text:style-name="P69">Fase 1: Defensa del Perímetro Público</text:p>
          <text:list>
            <text:list-item>
              <text:p text:style-name="P69"><text:soft-page-break/>Anti‑Scraping IA</text:p>
            </text:list-item>
            <text:list-item>
              <text:p text:style-name="P69">Behavioral Fingerprinting</text:p>
            </text:list-item>
            <text:list-item>
              <text:p text:style-name="P69">Honeytokens Web</text:p>
            </text:list-item>
            <text:list-item>
              <text:p text:style-name="P69">SEO Defensive Monitoring</text:p>
            </text:list-item>
          </text:list>
        </text:list-item>
        <text:list-item>
          <text:p text:style-name="P69">Fase 2: Fortalecimiento de API y Contenido</text:p>
          <text:list>
            <text:list-item>
              <text:p text:style-name="P69">API Threat Protection</text:p>
            </text:list-item>
            <text:list-item>
              <text:p text:style-name="P69">Content Integrity Tags</text:p>
            </text:list-item>
            <text:list-item>
              <text:p text:style-name="P69">Output Sanitization</text:p>
            </text:list-item>
          </text:list>
        </text:list-item>
        <text:list-item>
          <text:p text:style-name="P69">Fase 3: Monitoreo &amp; Detección de Anomalías IA</text:p>
          <text:list>
            <text:list-item>
              <text:p text:style-name="P69">Logging Completo</text:p>
            </text:list-item>
            <text:list-item>
              <text:p text:style-name="P69">Anomaly Detection LLM</text:p>
            </text:list-item>
            <text:list-item>
              <text:p text:style-name="P69">Prompt Chaining Detector</text:p>
            </text:list-item>
          </text:list>
        </text:list-item>
        <text:list-item>
          <text:p text:style-name="P69">Fase 4: Protección de Marca y Deepfakes</text:p>
          <text:list>
            <text:list-item>
              <text:p text:style-name="P69">Brand Protection</text:p>
            </text:list-item>
            <text:list-item>
              <text:p text:style-name="P69">Deepfake Shield</text:p>
            </text:list-item>
            <text:list-item>
              <text:p text:style-name="P69">DNS Brand Protection</text:p>
            </text:list-item>
          </text:list>
        </text:list-item>
        <text:list-item>
          <text:p text:style-name="P69">Fase 5: AI‑SOC Inicial &amp; Respuesta Automática</text:p>
          <text:list>
            <text:list-item>
              <text:p text:style-name="P69">Integración de Threat Intelligence</text:p>
            </text:list-item>
            <text:list-item>
              <text:p text:style-name="P69">Playbooks Automatizados (SOAR)</text:p>
            </text:list-item>
            <text:list-item>
              <text:p text:style-name="P69">Dashboard de Métricas</text:p>
            </text:list-item>
          </text:list>
        </text:list-item>
      </text:list>
      <text:p text:style-name="Horizontal_20_Line"/>
      <text:h text:style-name="Heading_20_2" text:outline-level="2">1. Prerrequisitos</text:h>
      <text:list text:style-name="L69">
        <text:list-item>
          <text:p text:style-name="P70">Acceso administrativo a DNS/CDN (Cloudflare, Akamai).</text:p>
        </text:list-item>
        <text:list-item>
          <text:p text:style-name="P70">Instancias de SIEM/SOAR (Splunk, Cortex XSOAR, Elastic).</text:p>
        </text:list-item>
        <text:list-item>
          <text:p text:style-name="P70">Cuentas y claves API de proveedores: DataDome, Kasada, ZeroFox, Pimeyes, OpenAI, Azure.</text:p>
        </text:list-item>
        <text:list-item>
          <text:p text:style-name="P70">Entorno Python 3.9+ con pip, acceso a repositorios internos.</text:p>
        </text:list-item>
        <text:list-item>
          <text:p text:style-name="P70">Permisos de despliegue en entornos Cloud (AWS/GCP/Azure).</text:p>
        </text:list-item>
      </text:list>
      <text:p text:style-name="Horizontal_20_Line"/>
      <text:h text:style-name="Heading_20_2" text:outline-level="2"><text:soft-page-break/>2. Fase 1: Defensa del Perímetro Público</text:h>
      <text:h text:style-name="Heading_20_3" text:outline-level="3">2.1 Anti‑Scraping IA (DataDome)</text:h>
      <text:list text:style-name="L70">
        <text:list-item>
          <text:p text:style-name="P71"><text:span text:style-name="Strong_20_Emphasis">Instalación</text:span> (asumiendo Docker):</text:p>
          <text:p text:style-name="P72"><text:span text:style-name="Source_20_Text">docker pull datadome/dd-proxy:latest</text:span></text:p>
          <text:p text:style-name="P72"><text:span text:style-name="Source_20_Text">docker run -d \</text:span></text:p>
          <text:p text:style-name="P72"><text:span text:style-name="Source_20_Text"><text:s text:c="2"/>--name dd-proxy \</text:span></text:p>
          <text:p text:style-name="P72"><text:span text:style-name="Source_20_Text"><text:s text:c="2"/>-e DD_API_KEY=&lt;TU_API_KEY&gt; \</text:span></text:p>
          <text:p text:style-name="P72"><text:span text:style-name="Source_20_Text"><text:s text:c="2"/>-p 8050:8050 \</text:span></text:p>
          <text:p text:style-name="P73"><text:span text:style-name="Source_20_Text"><text:s text:c="2"/>datadome/dd-proxy:latest</text:span></text:p>
        </text:list-item>
        <text:list-item>
          <text:p text:style-name="P71"><text:span text:style-name="Strong_20_Emphasis">Configuración en Cloudflare</text:span>:</text:p>
          <text:list>
            <text:list-item>
              <text:p text:style-name="P71">En tu panel Cloudflare, ve a <text:span text:style-name="Strong_20_Emphasis">Workers → Create a Worker</text:span>.</text:p>
            </text:list-item>
            <text:list-item>
              <text:p text:style-name="P71">Pega este código mínimo:</text:p>
              <text:p text:style-name="P72"><text:span text:style-name="Source_20_Text">addEventListener('fetch', event =&gt; {</text:span></text:p>
              <text:p text:style-name="P72"><text:span text:style-name="Source_20_Text"><text:s text:c="2"/>event.respondWith(handle(event.request))</text:span></text:p>
              <text:p text:style-name="P72"><text:span text:style-name="Source_20_Text">})</text:span></text:p>
              <text:p text:style-name="P72"><text:span text:style-name="Source_20_Text">async function handle(request) {</text:span></text:p>
              <text:p text:style-name="P72"><text:span text:style-name="Source_20_Text"><text:s text:c="2"/>const response = await fetch('http://dd-proxy:8050' + new URL(request.url).pathname, {</text:span></text:p>
              <text:p text:style-name="P72"><text:span text:style-name="Source_20_Text"><text:s text:c="4"/>headers: request.headers</text:span></text:p>
              <text:p text:style-name="P72"><text:span text:style-name="Source_20_Text"><text:s text:c="2"/>})</text:span></text:p>
              <text:p text:style-name="P72"><text:span text:style-name="Source_20_Text"><text:s text:c="2"/>return response</text:span></text:p>
              <text:p text:style-name="P73"><text:span text:style-name="Source_20_Text">}</text:span></text:p>
            </text:list-item>
            <text:list-item>
              <text:p text:style-name="P71">Apunta tu DNS al Worker.</text:p>
            </text:list-item>
          </text:list>
        </text:list-item>
        <text:list-item>
          <text:p text:style-name="P71"><text:span text:style-name="Strong_20_Emphasis">Validación</text:span>:</text:p>
          <text:list>
            <text:list-item>
              <text:p text:style-name="P71">Simula scraping con Puppeteer:</text:p>
              <text:p text:style-name="P72"><text:span text:style-name="Source_20_Text">// prueba-scrape.js\ nconst puppeteer = require('puppeteer');</text:span></text:p>
              <text:p text:style-name="P72"><text:span text:style-name="Source_20_Text">(async () =&gt; {</text:span></text:p>
              <text:p text:style-name="P72"><text:span text:style-name="Source_20_Text"><text:s text:c="2"/>const browser = await puppeteer.launch({ headless: true });</text:span></text:p>
              <text:p text:style-name="P72"><text:span text:style-name="Source_20_Text"><text:s text:c="2"/>const page = await browser.newPage();</text:span></text:p>
              <text:p text:style-name="P72"><text:span text:style-name="Source_20_Text"><text:s text:c="2"/>await page.goto('https://tu-dominio.com');</text:span></text:p>
              <text:p text:style-name="P72"><text:span text:style-name="Source_20_Text"><text:s text:c="2"/>console.log(await page.content());</text:span></text:p>
              <text:p text:style-name="P72"><text:span text:style-name="Source_20_Text"><text:s text:c="2"/>await browser.close();</text:span></text:p>
              <text:p text:style-name="P73"><text:span text:style-name="Source_20_Text">})();</text:span></text:p>
            </text:list-item>
            <text:list-item>
              <text:p text:style-name="P71">Verifica que DataDome bloquee o desafíe la petición.</text:p>
            </text:list-item>
          </text:list>
        </text:list-item>
      </text:list>
      <text:h text:style-name="Heading_20_3" text:outline-level="3">2.2 Behavioral Fingerprinting (Kasada)</text:h>
      <text:list text:style-name="L71">
        <text:list-item>
          <text:p text:style-name="P74"><text:span text:style-name="Strong_20_Emphasis">Integración de SDK</text:span> (Web):</text:p>
          <text:p text:style-name="P75"><text:span text:style-name="Source_20_Text">&lt;script src="https://sdk.kasada.io/kswd.js" async&gt;&lt;/script&gt;</text:span></text:p>
          <text:p text:style-name="P75"><text:span text:style-name="Source_20_Text">&lt;script&gt;</text:span></text:p>
          <text:p text:style-name="P75"><text:span text:style-name="Source_20_Text"><text:s text:c="2"/>window.kswdInit({ siteID: '&lt;TU_SITE_ID&gt;' });</text:span></text:p>
          <text:p text:style-name="P76"><text:span text:style-name="Source_20_Text">&lt;/script&gt;</text:span></text:p>
        </text:list-item>
        <text:list-item>
          <text:p text:style-name="P74"><text:span text:style-name="Strong_20_Emphasis">Configuración de desafío invisible</text:span> en el panel Kasada.</text:p>
        </text:list-item>
        <text:list-item>
          <text:p text:style-name="P74"><text:span text:style-name="Strong_20_Emphasis">Monitoreo</text:span>:</text:p>
          <text:list>
            <text:list-item>
              <text:p text:style-name="P74">En el dashboard Kasada, revisa eventos de desafío y bloqueos.</text:p>
            </text:list-item>
          </text:list>
        </text:list-item>
      </text:list>
      <text:h text:style-name="Heading_20_3" text:outline-level="3"><text:soft-page-break/>2.3 Honeytokens Web</text:h>
      <text:list text:style-name="L72">
        <text:list-item>
          <text:p text:style-name="P77"><text:span text:style-name="Strong_20_Emphasis">Generar token</text:span> en <text:a xlink:type="simple" xlink:href="https://canarytokens.org/" text:style-name="Internet_20_link" text:visited-style-name="Visited_20_Internet_20_Link">https://canarytokens.org</text:a> (Web, DNS).</text:p>
        </text:list-item>
        <text:list-item>
          <text:p text:style-name="P77"><text:span text:style-name="Strong_20_Emphasis">Insertar en HTML</text:span>:</text:p>
          <text:p text:style-name="P78"><text:span text:style-name="Source_20_Text">&lt;!-- CanaryToken: 12345 --&gt;</text:span></text:p>
          <text:p text:style-name="P79"><text:span text:style-name="Source_20_Text">&lt;img src="https://canarytokens.org/abcdef123?token=true" style="display:none;" /&gt;</text:span></text:p>
        </text:list-item>
        <text:list-item>
          <text:p text:style-name="P77"><text:span text:style-name="Strong_20_Emphasis">Configurar alerta</text:span> en SIEM para peticiones a <text:span text:style-name="Source_20_Text">/abcdef123</text:span>.</text:p>
        </text:list-item>
      </text:list>
      <text:h text:style-name="Heading_20_3" text:outline-level="3">2.4 SEO Defensive Monitoring</text:h>
      <text:list text:style-name="L73">
        <text:list-item>
          <text:p text:style-name="P80"><text:span text:style-name="Strong_20_Emphasis">Conectar</text:span> sitio en Google Search Console.</text:p>
        </text:list-item>
        <text:list-item>
          <text:p text:style-name="P80"><text:span text:style-name="Strong_20_Emphasis">Programar</text:span> script Python para revisar ranking:</text:p>
          <text:p text:style-name="P81"><text:span text:style-name="Source_20_Text">import requests, json</text:span></text:p>
          <text:p text:style-name="P81"><text:span text:style-name="Source_20_Text">API = 'https://www.googleapis.com/webmasters/v3/sites/https://tu-dominio.com/searchAnalytics/query'</text:span></text:p>
          <text:p text:style-name="P81"><text:span text:style-name="Source_20_Text">headers = {'Authorization': 'Bearer &lt;TOKEN&gt;'}</text:span></text:p>
          <text:p text:style-name="P81"><text:span text:style-name="Source_20_Text">payload = {'startDate':'2025-01-01','endDate':'2025-01-07','dimensions':['page']}</text:span></text:p>
          <text:p text:style-name="P81"><text:span text:style-name="Source_20_Text">r = requests.post(API, headers=headers, json=payload)</text:span></text:p>
          <text:p text:style-name="P81"><text:span text:style-name="Source_20_Text">data = r.json()</text:span></text:p>
          <text:p text:style-name="P82"><text:span text:style-name="Source_20_Text">print(data)</text:span></text:p>
        </text:list-item>
        <text:list-item>
          <text:p text:style-name="P80"><text:span text:style-name="Strong_20_Emphasis">Alertas</text:span> vía Slack si variación &gt;20%.</text:p>
        </text:list-item>
      </text:list>
      <text:p text:style-name="Horizontal_20_Line"/>
      <text:h text:style-name="Heading_20_2" text:outline-level="2">3. Fase 2: Fortalecimiento de API y Contenido</text:h>
      <text:h text:style-name="Heading_20_3" text:outline-level="3">3.1 API Threat Protection (Imperva API Security)</text:h>
      <text:list text:style-name="L74">
        <text:list-item>
          <text:p text:style-name="P83"><text:span text:style-name="Strong_20_Emphasis">Despliegue</text:span> de agente (Docker):</text:p>
          <text:p text:style-name="P84"><text:span text:style-name="Source_20_Text">docker pull imperva/api-security:latest</text:span></text:p>
          <text:p text:style-name="P85"><text:span text:style-name="Source_20_Text">docker run -d --name imperva-agent -p 9000:9000 imperva/api-security</text:span></text:p>
        </text:list-item>
        <text:list-item>
          <text:p text:style-name="P83"><text:span text:style-name="Strong_20_Emphasis">Configuración</text:span>:</text:p>
          <text:list>
            <text:list-item>
              <text:p text:style-name="P83">Establecer políticas OWASP + reglas personalizadas para cuerpos JSON &gt; 10 KB.</text:p>
            </text:list-item>
          </text:list>
        </text:list-item>
        <text:list-item>
          <text:p text:style-name="P83"><text:span text:style-name="Strong_20_Emphasis">Prueba</text:span> con <text:span text:style-name="Source_20_Text">curl</text:span> malicioso:</text:p>
          <text:p text:style-name="P85"><text:span text:style-name="Source_20_Text">curl -X POST https://api.tu-dominio.com/endpoint -d @payload_grande.json</text:span></text:p>
        </text:list-item>
      </text:list>
      <text:h text:style-name="Heading_20_3" text:outline-level="3">3.2 Content Integrity Tags (C2PA)</text:h>
      <text:list text:style-name="L75">
        <text:list-item>
          <text:p text:style-name="P86"><text:span text:style-name="Strong_20_Emphasis">Instalar</text:span> CLI C2PA:</text:p>
          <text:p text:style-name="P87"><text:span text:style-name="Source_20_Text">pip install c2pa</text:span></text:p>
        </text:list-item>
        <text:list-item>
          <text:p text:style-name="P86"><text:span text:style-name="Strong_20_Emphasis">Firmar</text:span> una imagen:</text:p>
          <text:p text:style-name="P87"><text:span text:style-name="Source_20_Text">c2pa sign --issuer "TuEmpresa" --claim "asset=imagen1.jpg" --out imagen1_signed.jpg</text:span></text:p>
        </text:list-item>
        <text:list-item>
          <text:p text:style-name="P86"><text:soft-page-break/><text:span text:style-name="Strong_20_Emphasis">Verificar</text:span>:</text:p>
          <text:p text:style-name="P87"><text:span text:style-name="Source_20_Text">c2pa verify imagen1_signed.jpg</text:span></text:p>
        </text:list-item>
      </text:list>
      <text:h text:style-name="Heading_20_3" text:outline-level="3">3.3 Output Sanitization</text:h>
      <text:list text:style-name="L76">
        <text:list-item>
          <text:p text:style-name="P88"><text:span text:style-name="Strong_20_Emphasis">Middleware Node.js</text:span>:</text:p>
          <text:p text:style-name="P89"><text:span text:style-name="Source_20_Text">const moderation = require('openai').moderations;</text:span></text:p>
          <text:p text:style-name="P89"><text:span text:style-name="Source_20_Text">app.post('/chat', async (req, res) =&gt; {</text:span></text:p>
          <text:p text:style-name="P89"><text:span text:style-name="Source_20_Text"><text:s text:c="2"/>const userInput = req.body.prompt;</text:span></text:p>
          <text:p text:style-name="P89"><text:span text:style-name="Source_20_Text"><text:s text:c="2"/>const modRes = await moderation.create({ input: userInput });</text:span></text:p>
          <text:p text:style-name="P89"><text:span text:style-name="Source_20_Text"><text:s text:c="2"/>if (modRes.results[0].flagged) return res.status(400).send('Input no permitido');</text:span></text:p>
          <text:p text:style-name="P89"><text:span text:style-name="Source_20_Text"><text:s text:c="2"/>const chatRes = await openai.chat.completions.create({ model:'gpt-4o', messages:[{ role:'user', content:userInput }] });</text:span></text:p>
          <text:p text:style-name="P89"><text:span text:style-name="Source_20_Text"><text:s text:c="2"/>const output = chatRes.choices[0].message.content;</text:span></text:p>
          <text:p text:style-name="P89"><text:span text:style-name="Source_20_Text"><text:s text:c="2"/>const outMod = await moderation.create({ input: output });</text:span></text:p>
          <text:p text:style-name="P89"><text:span text:style-name="Source_20_Text"><text:s text:c="2"/>if (outMod.results[0].flagged) return res.status(400).send('Output bloqueado');</text:span></text:p>
          <text:p text:style-name="P89"><text:span text:style-name="Source_20_Text"><text:s text:c="2"/>res.send({ text: output });</text:span></text:p>
          <text:p text:style-name="P90"><text:span text:style-name="Source_20_Text">});</text:span></text:p>
        </text:list-item>
      </text:list>
      <text:p text:style-name="Horizontal_20_Line"/>
      <text:h text:style-name="Heading_20_2" text:outline-level="2">4. Fase 3: Monitoreo &amp; Detección de Anomalías IA</text:h>
      <text:h text:style-name="Heading_20_3" text:outline-level="3">4.1 Logging Completo</text:h>
      <text:list text:style-name="L77">
        <text:list-item>
          <text:p text:style-name="P91"><text:span text:style-name="Strong_20_Emphasis">Formato de log (JSON)</text:span>:</text:p>
          <text:p text:style-name="P92"><text:span text:style-name="Source_20_Text">{</text:span></text:p>
          <text:p text:style-name="P92"><text:span text:style-name="Source_20_Text"><text:s text:c="2"/>"timestamp":"2025-06-14T12:34:56Z",</text:span></text:p>
          <text:p text:style-name="P92"><text:span text:style-name="Source_20_Text"><text:s text:c="2"/>"user_ip":"1.2.3.4",</text:span></text:p>
          <text:p text:style-name="P92"><text:span text:style-name="Source_20_Text"><text:s text:c="2"/>"user_agent":"...",</text:span></text:p>
          <text:p text:style-name="P92"><text:span text:style-name="Source_20_Text"><text:s text:c="2"/>"endpoint":"/chat",</text:span></text:p>
          <text:p text:style-name="P92"><text:span text:style-name="Source_20_Text"><text:s text:c="2"/>"prompt_hash":"abc123",</text:span></text:p>
          <text:p text:style-name="P92"><text:span text:style-name="Source_20_Text"><text:s text:c="2"/>"response_hash":"def456",</text:span></text:p>
          <text:p text:style-name="P92"><text:span text:style-name="Source_20_Text"><text:s text:c="2"/>"token_count":123</text:span></text:p>
          <text:p text:style-name="P93"><text:span text:style-name="Source_20_Text">}</text:span></text:p>
        </text:list-item>
        <text:list-item>
          <text:p text:style-name="P91"><text:span text:style-name="Strong_20_Emphasis">Envío a SIEM</text:span>:</text:p>
          <text:p text:style-name="P93"><text:span text:style-name="Source_20_Text">logger -p local0.info -t ia_logs "$(cat log_event.json)"</text:span></text:p>
        </text:list-item>
      </text:list>
      <text:h text:style-name="Heading_20_3" text:outline-level="3">4.2 Anomaly Detection LLM</text:h>
      <text:list text:style-name="L78">
        <text:list-item>
          <text:p text:style-name="P94"><text:span text:style-name="Strong_20_Emphasis">Elastic ML job</text:span> (Kibana UI): configurar job sobre índice <text:span text:style-name="Source_20_Text">ia_logs-*</text:span> midiendo token_count.</text:p>
        </text:list-item>
        <text:list-item>
          <text:p text:style-name="P94"><text:span text:style-name="Strong_20_Emphasis">Alertas</text:span>: threshold &gt;3 desviaciones estándar.</text:p>
        </text:list-item>
      </text:list>
      <text:h text:style-name="Heading_20_3" text:outline-level="3">4.3 Prompt Chaining Detector</text:h>
      <text:list text:style-name="L79">
        <text:list-item>
          <text:p text:style-name="P95"><text:span text:style-name="Strong_20_Emphasis">Regla SIEM (Splunk)</text:span>:</text:p>
          <text:p text:style-name="P96"><text:span text:style-name="Source_20_Text">index=ia_logs | stats count by session_id, prompt_signature | where count&gt;10</text:span></text:p>
        </text:list-item>
        <text:list-item>
          <text:p text:style-name="P95"><text:soft-page-break/><text:span text:style-name="Strong_20_Emphasis">Acción</text:span>: script que invoca API de bloqueo en WAF IA.</text:p>
        </text:list-item>
      </text:list>
      <text:p text:style-name="Horizontal_20_Line"/>
      <text:h text:style-name="Heading_20_2" text:outline-level="2">5. Fase 4: Protección de Marca y Deepfakes</text:h>
      <text:h text:style-name="Heading_20_3" text:outline-level="3">5.1 Brand Protection</text:h>
      <text:list text:style-name="L80">
        <text:list-item>
          <text:p text:style-name="P97"><text:span text:style-name="Strong_20_Emphasis">API ZeroFox</text:span>:</text:p>
          <text:p text:style-name="P98"><text:span text:style-name="Source_20_Text">import zerofox</text:span></text:p>
          <text:p text:style-name="P98"><text:span text:style-name="Source_20_Text">client = zerofox.Client(api_key='&lt;KEY&gt;')</text:span></text:p>
          <text:p text:style-name="P98"><text:span text:style-name="Source_20_Text">findings = client.search('TuMarca')</text:span></text:p>
          <text:p text:style-name="P99"><text:span text:style-name="Source_20_Text">print(findings)</text:span></text:p>
        </text:list-item>
      </text:list>
      <text:h text:style-name="Heading_20_3" text:outline-level="3">5.2 Deepfake Shield</text:h>
      <text:list text:style-name="L81">
        <text:list-item>
          <text:p text:style-name="P100"><text:span text:style-name="Strong_20_Emphasis">Integración Pimeyes</text:span>:</text:p>
          <text:p text:style-name="P101"><text:span text:style-name="Source_20_Text">curl -X POST "https://api.pimeyes.com/v1/check" \</text:span></text:p>
          <text:p text:style-name="P101"><text:span text:style-name="Source_20_Text"><text:s text:c="2"/>-H "Authorization: Bearer &lt;TOKEN&gt;" \</text:span></text:p>
          <text:p text:style-name="P102"><text:span text:style-name="Source_20_Text"><text:s text:c="2"/>-F "image=@video_frame.jpg"</text:span></text:p>
        </text:list-item>
      </text:list>
      <text:h text:style-name="Heading_20_3" text:outline-level="3">5.3 DNS Brand Protection</text:h>
      <text:list text:style-name="L82">
        <text:list-item>
          <text:p text:style-name="P103"><text:span text:style-name="Strong_20_Emphasis">Akamai CLI</text:span>:</text:p>
          <text:p text:style-name="P104"><text:span text:style-name="Source_20_Text">akamai dns list --pattern "tumarca*"</text:span></text:p>
          <text:p text:style-name="P105"><text:span text:style-name="Source_20_Text">akamai dns create --name "tumarcá-typo.com" --type CNAME --target "tu-dominio.com"</text:span></text:p>
        </text:list-item>
      </text:list>
      <text:p text:style-name="Horizontal_20_Line"/>
      <text:h text:style-name="Heading_20_2" text:outline-level="2">6. Fase 5: AI‑SOC Inicial &amp; Respuesta Automática</text:h>
      <text:h text:style-name="Heading_20_3" text:outline-level="3">6.1 Threat Intelligence Ingestion</text:h>
      <text:list text:style-name="L83">
        <text:list-item>
          <text:p text:style-name="P106"><text:span text:style-name="Strong_20_Emphasis">Recorded Future feed</text:span>:</text:p>
          <text:p text:style-name="P107"><text:span text:style-name="Source_20_Text">curl -X GET "https://api.recordedfuture.com/v2/intel" -H "X-RFKey: &lt;KEY&gt;" &gt; rf_alerts.json</text:span></text:p>
        </text:list-item>
        <text:list-item>
          <text:p text:style-name="P106"><text:span text:style-name="Strong_20_Emphasis">Parseo y envío a SIEM</text:span>:</text:p>
          <text:p text:style-name="P108"><text:span text:style-name="Source_20_Text">import json, requests</text:span></text:p>
          <text:p text:style-name="P108"><text:span text:style-name="Source_20_Text">data = json.load(open('rf_alerts.json'))</text:span></text:p>
          <text:p text:style-name="P108"><text:span text:style-name="Source_20_Text">for alert in data['alerts']:</text:span></text:p>
          <text:p text:style-name="P107"><text:span text:style-name="Source_20_Text"><text:s text:c="4"/>requests.post('https://siem.local/collector', json=alert)</text:span></text:p>
        </text:list-item>
      </text:list>
      <text:h text:style-name="Heading_20_3" text:outline-level="3">6.2 Playbook SOAR (Cortex XSOAR)</text:h>
      <text:p text:style-name="Preformatted_20_Text"><text:span text:style-name="Source_20_Text">- name: Bloquear IP Maliciosa</text:span></text:p>
      <text:p text:style-name="Preformatted_20_Text"><text:span text:style-name="Source_20_Text"><text:s text:c="2"/>tasks:</text:span></text:p>
      <text:p text:style-name="Preformatted_20_Text"><text:span text:style-name="Source_20_Text"><text:s text:c="4"/>- type: http</text:span></text:p>
      <text:p text:style-name="Preformatted_20_Text"><text:span text:style-name="Source_20_Text"><text:s text:c="6"/>name: block_ip</text:span></text:p>
      <text:p text:style-name="Preformatted_20_Text"><text:span text:style-name="Source_20_Text"><text:s text:c="6"/>arguments:</text:span></text:p>
      <text:p text:style-name="Preformatted_20_Text"><text:span text:style-name="Source_20_Text"><text:s text:c="8"/>method: POST</text:span></text:p>
      <text:p text:style-name="Preformatted_20_Text"><text:soft-page-break/><text:span text:style-name="Source_20_Text"><text:s text:c="8"/>url: https://api.cloudflare.com/client/v4/.../block</text:span></text:p>
      <text:p text:style-name="Preformatted_20_Text"><text:span text:style-name="Source_20_Text"><text:s text:c="8"/>body: |</text:span></text:p>
      <text:p text:style-name="P1"><text:span text:style-name="Source_20_Text"><text:s text:c="10"/>{ "ip": ${incident.ip} }</text:span></text:p>
      <text:h text:style-name="Heading_20_3" text:outline-level="3">6.3 Dashboard de Métricas</text:h>
      <text:list text:style-name="L84">
        <text:list-item>
          <text:p text:style-name="P109"><text:span text:style-name="Strong_20_Emphasis">Grafana Panel</text:span>: datasource Splunk</text:p>
          <text:list>
            <text:list-item>
              <text:p text:style-name="P109">Panel 1: <text:span text:style-name="Source_20_Text">count( ia_logs ) WHERE action="blocked"</text:span></text:p>
            </text:list-item>
            <text:list-item>
              <text:p text:style-name="P109">Panel 2: <text:span text:style-name="Source_20_Text">count( zerofox_findings ) WHERE severity&gt;"medium"</text:span></text:p>
            </text:list-item>
            <text:list-item>
              <text:p text:style-name="P109">Panel 3: Alertas Elastic ML <text:span text:style-name="Source_20_Text">anomaly_score &gt; 75</text:span></text:p>
            </text:list-item>
          </text:list>
        </text:list-item>
      </text:list>
      <text:p text:style-name="Horizontal_20_Line"/>
      <text:p text:style-name="Text_20_body"><text:span text:style-name="Strong_20_Emphasis">Fin del Playbook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20:00:23.059000000</meta:creation-date>
    <dc:date>2025-06-14T20:18:37.139000000</dc:date>
    <meta:editing-duration>PT8M2S</meta:editing-duration>
    <meta:editing-cycles>1</meta:editing-cycles>
    <meta:document-statistic meta:table-count="25" meta:image-count="0" meta:object-count="0" meta:page-count="38" meta:paragraph-count="1173" meta:word-count="7669" meta:character-count="51158" meta:non-whitespace-character-count="44433"/>
    <meta:generator>LibreOffice/24.8.7.2$Windows_X86_64 LibreOffice_project/e07d0a63a46349d29051da79b1fde8160bab2a89</meta:generator>
  </office:meta>
</office:document-meta>
</file>